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5" style:family="paragraph" style:parent-style-name="Standard">
      <style:paragraph-properties fo:margin-top="0cm" fo:margin-bottom="0.499cm" style:contextual-spacing="false" style:line-height-at-least="0.503cm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ce9178" loext:opacity="100%" fo:background-color="#1f1f1f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ce9178" loext:opacity="100%" style:font-name="Consolas" fo:font-size="10.5pt" fo:font-weight="normal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569cd6" loext:opacity="100%"/>
    </style:style>
    <style:style style:name="T7" style:family="text">
      <style:text-properties fo:color="#4ec9b0" loext:opacity="100%" style:font-name="Consolas" fo:font-size="10.5pt" fo:font-weight="normal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dcdcaa" loext:opacity="100%" style:font-name="Consolas" fo:font-size="10.5pt" fo:font-weight="normal"/>
    </style:style>
    <style:style style:name="T10" style:family="text">
      <style:text-properties fo:color="#c586c0" loext:opacity="100%" style:font-name="Consolas" fo:font-size="10.5pt" fo:font-weight="normal"/>
    </style:style>
    <style:style style:name="T11" style:family="text">
      <style:text-properties fo:color="#9cdcfe" loext:opacity="100%" style:font-name="Consolas" fo:font-size="10.5pt" fo:font-weight="normal"/>
    </style:style>
    <style:style style:name="T12" style:family="text">
      <style:text-properties fo:color="#d4d4d4" loext:opacity="100%" style:font-name="Consolas" fo:font-size="10.5pt" fo:font-weight="normal"/>
    </style:style>
    <style:style style:name="T13" style:family="text">
      <style:text-properties fo:color="#b5cea8" loext:opacity="100%" style:font-name="Consolas" fo:font-size="10.5pt" fo:font-weight="normal"/>
    </style:style>
    <style:style style:name="T14" style:family="text">
      <style:text-properties fo:color="#ce9178" loext:opacity="100%" style:font-name="Consolas" fo:font-size="10.5pt" fo:font-weight="normal"/>
    </style:style>
    <style:style style:name="T15" style:family="text">
      <style:text-properties fo:color="#569cd6" loext:opacity="100%" style:font-name="Consolas" fo:font-size="10.5pt" fo:font-weight="normal"/>
    </style:style>
    <style:style style:name="T16" style:family="text">
      <style:text-properties fo:color="#6a9955" loext:opacity="100%" style:font-name="Consolas" fo:font-size="10.5pt" fo:font-weight="normal"/>
    </style:style>
    <style:style style:name="T17" style:family="text">
      <style:text-properties fo:color="#ce9178" loext:opacity="100%"/>
    </style:style>
    <style:style style:name="T18" style:family="text">
      <style:text-properties fo:color="#4fc1ff" loext:opacity="100%"/>
    </style:style>
    <style:style style:name="T19" style:family="text">
      <style:text-properties fo:color="#b5cea8" loext:opacity="100%"/>
    </style:style>
    <style:style style:name="T20" style:family="text">
      <style:text-properties fo:color="#4fc1ff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src/main.py</text:p>
      <text:p text:style-name="P2"/>
      <text:p text:style-name="P3"><text:span text:style-name="T1">from</text:span> <text:span text:style-name="T2">fastapi</text:span> <text:span text:style-name="T1">import</text:span> <text:span text:style-name="T2">FastAPI</text:span>, <text:span text:style-name="T3">Depends</text:span>, <text:span text:style-name="T2">HTTPException</text:span></text:p>
      <text:p text:style-name="P3"><text:span text:style-name="T1">from</text:span> <text:span text:style-name="T2">fastapi</text:span>.<text:span text:style-name="T2">middleware</text:span>.<text:span text:style-name="T2">cors</text:span> <text:span text:style-name="T1">import</text:span> <text:span text:style-name="T2">CORSMiddleware</text:span></text:p>
      <text:p text:style-name="P3"><text:span text:style-name="T1">from</text:span> <text:span text:style-name="T2">sqlalchemy</text:span>.<text:span text:style-name="T2">orm</text:span> <text:span text:style-name="T1">import</text:span> <text:span text:style-name="T2">Session</text:span></text:p>
      <text:p text:style-name="P3"><text:span text:style-name="T1">from</text:span> <text:span text:style-name="T2">fastapi</text:span>.<text:span text:style-name="T2">responses</text:span> <text:span text:style-name="T1">import</text:span> <text:span text:style-name="T2">JSONResponse</text:span></text:p>
      <text:p text:style-name="P3"><text:span text:style-name="T1">from</text:span> <text:span text:style-name="T2">fastapi</text:span>.<text:span text:style-name="T2">requests</text:span> <text:span text:style-name="T1">import</text:span> <text:span text:style-name="T2">Request</text:span></text:p>
      <text:p text:style-name="P3"><text:span text:style-name="T1">from</text:span> <text:span text:style-name="T2">src</text:span> <text:span text:style-name="T1">import</text:span> <text:span text:style-name="T2">models</text:span></text:p>
      <text:p text:style-name="P3"><text:span text:style-name="T1">from</text:span> <text:span text:style-name="T2">src</text:span>.<text:span text:style-name="T2">database</text:span> <text:span text:style-name="T1">import</text:span> <text:span text:style-name="T4">SessionLocal</text:span></text:p>
      <text:p text:style-name="P3"><text:span text:style-name="T1">from</text:span> <text:span text:style-name="T2">src</text:span>.<text:span text:style-name="T2">schemas_movimientos</text:span> <text:span text:style-name="T1">import</text:span> <text:span text:style-name="T2">MovimientoCreate</text:span></text:p>
      <text:p text:style-name="P3"><text:span text:style-name="T1">from</text:span> <text:span text:style-name="T2">src</text:span>.<text:span text:style-name="T2">schemas_movimientos</text:span> <text:span text:style-name="T1">import</text:span> <text:span text:style-name="T2">MovimientoUpdate</text:span></text:p>
      <text:p text:style-name="P3"><text:span text:style-name="T1">from</text:span> <text:span text:style-name="T2">src</text:span>.<text:span text:style-name="T2">schemas_deudas</text:span> <text:span text:style-name="T1">import</text:span> <text:span text:style-name="T2">DeudaCreate</text:span></text:p>
      <text:p text:style-name="P3"><text:span text:style-name="T1">from</text:span> <text:span text:style-name="T2">src</text:span>.<text:span text:style-name="T2">schemas_deudas</text:span> <text:span text:style-name="T1">import</text:span> <text:span text:style-name="T2">DeudaUpdate</text:span></text:p>
      <text:p text:style-name="P3"><text:span text:style-name="T1">from</text:span> <text:span text:style-name="T2">src</text:span>.<text:span text:style-name="T2">schemas_descripciones</text:span> <text:span text:style-name="T1">import</text:span> <text:span text:style-name="T2">DescripcionCreate</text:span></text:p>
      <text:p text:style-name="P3"><text:span text:style-name="T1">from</text:span> <text:span text:style-name="T2">src</text:span>.<text:span text:style-name="T2">schemas_descripciones</text:span> <text:span text:style-name="T1">import</text:span> <text:span text:style-name="T2">DescripcionUpdate</text:span></text:p>
      <text:p text:style-name="P3"><text:span text:style-name="T1">from</text:span> <text:span text:style-name="T2">datetime</text:span> <text:span text:style-name="T1">import</text:span> <text:span text:style-name="T2">date</text:span></text:p>
      <text:p text:style-name="P3"><text:span text:style-name="T1">import</text:span> <text:span text:style-name="T2">traceback</text:span></text:p>
      <text:p text:style-name="P3"><text:span text:style-name="T1">from</text:span> <text:span text:style-name="T2">fastapi</text:span> <text:span text:style-name="T1">import</text:span> <text:span text:style-name="T3">Query</text:span></text:p>
      <text:p text:style-name="P3"><text:span text:style-name="T1">from</text:span> <text:span text:style-name="T2">fastapi</text:span> <text:span text:style-name="T1">import</text:span> <text:span text:style-name="T2">APIRouter</text:span></text:p>
      <text:p text:style-name="P3"><text:span text:style-name="T1">from</text:span> <text:span text:style-name="T2">datetime</text:span> <text:span text:style-name="T1">import</text:span> <text:span text:style-name="T2">datetime</text:span>, <text:span text:style-name="T2">date</text:span></text:p>
      <text:p text:style-name="P3"><text:span text:style-name="T1">from</text:span> <text:span text:style-name="T2">sqlalchemy</text:span> <text:span text:style-name="T1">import</text:span> <text:span text:style-name="T3">extract</text:span>, <text:span text:style-name="T4">func</text:span></text:p>
      <text:p text:style-name="P3"><text:span text:style-name="T1">from</text:span> <text:span text:style-name="T2">src</text:span>.<text:span text:style-name="T2">models</text:span> <text:span text:style-name="T1">import</text:span> <text:span text:style-name="T2">Deuda</text:span></text:p>
      <text:p text:style-name="P4"># from decimal import Decimal</text:p>
      <text:p text:style-name="P3"><text:span text:style-name="T1">from</text:span> <text:span text:style-name="T2">decimal</text:span> <text:span text:style-name="T1">import</text:span> <text:span text:style-name="T2">Decimal</text:span>, <text:span text:style-name="T2">InvalidOperation</text:span></text:p>
      <text:p text:style-name="P3"><text:span text:style-name="T1">from</text:span> <text:span text:style-name="T2">typing</text:span> <text:span text:style-name="T1">import</text:span> <text:span text:style-name="T2">List</text:span>,<text:span text:style-name="T2">Optional</text:span></text:p>
      <text:p text:style-name="P4">#agrego este import para agregar la columna deuda_saldo_antes  en la  tabla movimientos</text:p>
      <text:p text:style-name="P3"><text:span text:style-name="T1">from</text:span> <text:span text:style-name="T2">sqlalchemy</text:span> <text:span text:style-name="T1">import</text:span> <text:span text:style-name="T2">DECIMAL</text:span></text:p>
      <text:p text:style-name="P3"><text:span text:style-name="T1">from</text:span> <text:span text:style-name="T2">sqlalchemy</text:span>.<text:span text:style-name="T2">orm</text:span> <text:span text:style-name="T1">import</text:span> <text:span text:style-name="T2">Session</text:span></text:p>
      <text:p text:style-name="P2"/>
      <text:p text:style-name="P4">#agregar conexion directa para consultas personalizadas</text:p>
      <text:p text:style-name="P3"><text:span text:style-name="T1">from</text:span> <text:span text:style-name="T2">src</text:span>.<text:span text:style-name="T2">database</text:span> <text:span text:style-name="T1">import</text:span> <text:span text:style-name="T4">engine</text:span></text:p>
      <text:p text:style-name="P3"><text:span text:style-name="T1">from</text:span> <text:span text:style-name="T2">sqlalchemy</text:span> <text:span text:style-name="T1">import</text:span> <text:span text:style-name="T3">text</text:span></text:p>
      <text:p text:style-name="P2"/>
      <text:p text:style-name="P3"><text:span text:style-name="T1">from</text:span> <text:span text:style-name="T2">fastapi</text:span>.<text:span text:style-name="T2">middleware</text:span>.<text:span text:style-name="T2">cors</text:span> <text:span text:style-name="T1">import</text:span> <text:span text:style-name="T2">CORSMiddleware</text:span></text:p>
      <text:p text:style-name="P5"/>
      <text:p text:style-name="P3"><text:span text:style-name="T4">app</text:span> <text:span text:style-name="T5">=</text:span> <text:span text:style-name="T2">FastAPI</text:span>()</text:p>
      <text:p text:style-name="P2"/>
      <text:p text:style-name="P3"><text:span text:style-name="T3">@</text:span><text:span text:style-name="T4">app</text:span><text:span text:style-name="T3">.exception_handler</text:span>(<text:span text:style-name="T2">Exception</text:span>)</text:p>
      <text:p text:style-name="P3"><text:span text:style-name="T6">async</text:span> <text:span text:style-name="T6">def</text:span> <text:span text:style-name="T3">all_exception_handler</text:span>(<text:span text:style-name="T4">request</text:span>: <text:span text:style-name="T2">Request</text:span>, <text:span text:style-name="T4">exc</text:span>: <text:span text:style-name="T2">Exception</text:span>):</text:p>
      <text:p text:style-name="P6">    <text:span text:style-name="T7">traceback</text:span><text:span text:style-name="T8">.</text:span><text:span text:style-name="T9">print_exc</text:span><text:span text:style-name="T8">()</text:span></text:p>
      <text:p text:style-name="P6">    <text:span text:style-name="T10">return</text:span><text:span text:style-name="T8"> </text:span><text:span text:style-name="T7">JSONResponse</text:span><text:span text:style-name="T8">(</text:span><text:span text:style-name="T11">status_code</text:span><text:span text:style-name="T12">=</text:span><text:span text:style-name="T13">500</text:span><text:span text:style-name="T8">, </text:span><text:span text:style-name="T11">content</text:span><text:span text:style-name="T12">=</text:span><text:span text:style-name="T8">{</text:span><text:span text:style-name="T14">"detail"</text:span><text:span text:style-name="T8">: </text:span><text:span text:style-name="T7">str</text:span><text:span text:style-name="T8">(</text:span><text:span text:style-name="T11">exc</text:span><text:span text:style-name="T8">)})</text:span></text:p>
      <text:p text:style-name="P2"/>
      <text:p text:style-name="P3"><text:span text:style-name="T4">app</text:span>.<text:span text:style-name="T3">add_middleware</text:span>(</text:p>
      <text:p text:style-name="P6">    <text:span text:style-name="T7">CORSMiddleware</text:span><text:span text:style-name="T8">,</text:span></text:p>
      <text:p text:style-name="P6">    <text:span text:style-name="T11">allow_origins</text:span><text:span text:style-name="T12">=</text:span><text:span text:style-name="T8">[</text:span><text:span text:style-name="T14">"*"</text:span><text:span text:style-name="T8">],</text:span></text:p>
      <text:p text:style-name="P6">    <text:span text:style-name="T11">allow_credentials</text:span><text:span text:style-name="T12">=</text:span><text:span text:style-name="T15">False</text:span><text:span text:style-name="T8">,  </text:span><text:span text:style-name="T16"># ← ESTO ES CRÍTICO</text:span></text:p>
      <text:p text:style-name="P6">    <text:span text:style-name="T11">allow_methods</text:span><text:span text:style-name="T12">=</text:span><text:span text:style-name="T8">[</text:span><text:span text:style-name="T14">"*"</text:span><text:span text:style-name="T8">],</text:span></text:p>
      <text:p text:style-name="P6">    <text:span text:style-name="T11">allow_headers</text:span><text:span text:style-name="T12">=</text:span><text:span text:style-name="T8">[</text:span><text:span text:style-name="T14">"*"</text:span><text:span text:style-name="T8">],</text:span></text:p>
      <text:p text:style-name="P3">)</text:p>
      <text:p text:style-name="P2"><text:soft-page-break/></text:p>
      <text:p text:style-name="P3"><text:span text:style-name="T6">def</text:span> <text:span text:style-name="T3">get_db</text:span>():</text:p>
      <text:p text:style-name="P6">    <text:span text:style-name="T11">db</text:span><text:span text:style-name="T8"> </text:span><text:span text:style-name="T12">=</text:span><text:span text:style-name="T8"> </text:span><text:span text:style-name="T11">SessionLocal</text:span><text:span text:style-name="T8">()</text:span></text:p>
      <text:p text:style-name="P6">    <text:span text:style-name="T10">try</text:span><text:span text:style-name="T8">:</text:span></text:p>
      <text:p text:style-name="P6">        <text:span text:style-name="T10">yield</text:span><text:span text:style-name="T8"> </text:span><text:span text:style-name="T11">db</text:span></text:p>
      <text:p text:style-name="P6">    <text:span text:style-name="T10">finally</text:span><text:span text:style-name="T8">:</text:span></text:p>
      <text:p text:style-name="P6">        <text:span text:style-name="T11">db</text:span><text:span text:style-name="T8">.</text:span><text:span text:style-name="T9">close</text:span><text:span text:style-name="T8">()</text:span></text:p>
      <text:p text:style-name="P2"/>
      <text:p text:style-name="P4">#Endpoints para páginas de movimientos de ingresos</text:p>
      <text:p text:style-name="P3"><text:span text:style-name="T3">@</text:span><text:span text:style-name="T4">app</text:span><text:span text:style-name="T3">.post</text:span>(<text:span text:style-name="T17">"/ingresos"</text:span>)</text:p>
      <text:p text:style-name="P3"><text:span text:style-name="T6">def</text:span> <text:span text:style-name="T3">crear_ingreso</text:span>(<text:span text:style-name="T4">movimiento</text:span>: <text:span text:style-name="T2">MovimientoCreate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6">    <text:span text:style-name="T10">return</text:span><text:span text:style-name="T8"> </text:span><text:span text:style-name="T9">crear_movimiento</text:span><text:span text:style-name="T8">(</text:span><text:span text:style-name="T11">movimiento</text:span><text:span text:style-name="T8">, </text:span><text:span text:style-name="T11">db</text:span><text:span text:style-name="T8">)</text:span></text:p>
      <text:p text:style-name="P5"/>
      <text:p text:style-name="P3"><text:span text:style-name="T3">@</text:span><text:span text:style-name="T4">app</text:span><text:span text:style-name="T3">.post</text:span>(<text:span text:style-name="T17">"/movimientos"</text:span>)</text:p>
      <text:p text:style-name="P3"><text:span text:style-name="T6">def</text:span> <text:span text:style-name="T3">crear_movimiento</text:span>(<text:span text:style-name="T4">movimiento</text:span>: <text:span text:style-name="T2">MovimientoCreate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6">    <text:span text:style-name="T16"># Convertir monto a Decimal</text:span></text:p>
      <text:p text:style-name="P6">    <text:span text:style-name="T11">monto_pago</text:span><text:span text:style-name="T8"> </text:span><text:span text:style-name="T12">=</text:span><text:span text:style-name="T8"> </text:span><text:span text:style-name="T7">Decimal</text:span><text:span text:style-name="T8">(</text:span><text:span text:style-name="T7">str</text:span><text:span text:style-name="T8">(</text:span><text:span text:style-name="T11">movimiento</text:span><text:span text:style-name="T8">.</text:span><text:span text:style-name="T11">monto</text:span><text:span text:style-name="T8">))</text:span></text:p>
      <text:p text:style-name="P2"/>
      <text:p text:style-name="P6">    <text:span text:style-name="T16"># Asegurarse de que deuda_id sea int o None</text:span></text:p>
      <text:p text:style-name="P6">    <text:span text:style-name="T11">deuda_id</text:span><text:span text:style-name="T8"> </text:span><text:span text:style-name="T12">=</text:span><text:span text:style-name="T8"> </text:span><text:span text:style-name="T7">int</text:span><text:span text:style-name="T8">(</text:span><text:span text:style-name="T11">movimiento</text:span><text:span text:style-name="T8">.</text:span><text:span text:style-name="T11">deuda_id</text:span><text:span text:style-name="T8">) </text:span><text:span text:style-name="T10">if</text:span><text:span text:style-name="T8"> </text:span><text:span text:style-name="T11">movimiento</text:span><text:span text:style-name="T8">.</text:span><text:span text:style-name="T11">deuda_id</text:span><text:span text:style-name="T8"> </text:span><text:span text:style-name="T10">else</text:span><text:span text:style-name="T8"> </text:span><text:span text:style-name="T15">None</text:span></text:p>
      <text:p text:style-name="P2"/>
      <text:p text:style-name="P6">    <text:span text:style-name="T16"># Crear el movimiento</text:span></text:p>
      <text:p text:style-name="P6">    <text:span text:style-name="T11">nuevo_mov</text:span><text:span text:style-name="T8"> </text:span><text:span text:style-name="T12">=</text:span><text:span text:style-name="T8"> </text:span><text:span text:style-name="T7">models</text:span><text:span text:style-name="T8">.</text:span><text:span text:style-name="T7">Movimiento</text:span><text:span text:style-name="T8">(</text:span></text:p>
      <text:p text:style-name="P6">        <text:span text:style-name="T11">descripcion_id</text:span><text:span text:style-name="T12">=</text:span><text:span text:style-name="T11">movimiento</text:span><text:span text:style-name="T8">.</text:span><text:span text:style-name="T11">descripcion_id</text:span><text:span text:style-name="T8">,</text:span></text:p>
      <text:p text:style-name="P6">        <text:span text:style-name="T11">monto</text:span><text:span text:style-name="T12">=</text:span><text:span text:style-name="T11">monto_pago</text:span><text:span text:style-name="T8">,</text:span></text:p>
      <text:p text:style-name="P6">        <text:span text:style-name="T11">fecha</text:span><text:span text:style-name="T12">=</text:span><text:span text:style-name="T11">movimiento</text:span><text:span text:style-name="T8">.</text:span><text:span text:style-name="T11">fecha</text:span><text:span text:style-name="T8"> </text:span><text:span text:style-name="T10">or</text:span><text:span text:style-name="T8"> </text:span><text:span text:style-name="T7">date</text:span><text:span text:style-name="T8">.</text:span><text:span text:style-name="T9">today</text:span><text:span text:style-name="T8">(),</text:span></text:p>
      <text:p text:style-name="P6">        <text:span text:style-name="T11">deuda_id</text:span><text:span text:style-name="T12">=</text:span><text:span text:style-name="T11">deuda_id</text:span></text:p>
      <text:p text:style-name="P6">    <text:span text:style-name="T8">)</text:span></text:p>
      <text:p text:style-name="P6">    <text:span text:style-name="T11">db</text:span><text:span text:style-name="T8">.</text:span><text:span text:style-name="T9">add</text:span><text:span text:style-name="T8">(</text:span><text:span text:style-name="T11">nuevo_mov</text:span><text:span text:style-name="T8">)</text:span></text:p>
      <text:p text:style-name="P2"/>
      <text:p text:style-name="P6">    <text:span text:style-name="T16"># Actualizar deuda si corresponde</text:span></text:p>
      <text:p text:style-name="P6">    <text:span text:style-name="T10">if</text:span><text:span text:style-name="T8"> </text:span><text:span text:style-name="T11">deuda_id</text:span><text:span text:style-name="T8">:</text:span></text:p>
      <text:p text:style-name="P6">        <text:span text:style-name="T11">deuda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id</text:span><text:span text:style-name="T8"> </text:span><text:span text:style-name="T9">==</text:span><text:span text:style-name="T8"> </text:span><text:span text:style-name="T11">deuda_id</text:span><text:span text:style-name="T8">).</text:span><text:span text:style-name="T9">first</text:span><text:span text:style-name="T8">()</text:span></text:p>
      <text:p text:style-name="P6">        <text:span text:style-name="T10">if</text:span><text:span text:style-name="T8"> </text:span><text:span text:style-name="T11">deuda</text:span><text:span text:style-name="T8">:</text:span></text:p>
      <text:p text:style-name="P6">            <text:span text:style-name="T11">monto_deuda</text:span><text:span text:style-name="T8"> </text:span><text:span text:style-name="T12">=</text:span><text:span text:style-name="T8"> </text:span><text:span text:style-name="T7">Decimal</text:span><text:span text:style-name="T8">(</text:span><text:span text:style-name="T9">str</text:span><text:span text:style-name="T8">(</text:span><text:span text:style-name="T11">deuda</text:span><text:span text:style-name="T8">.</text:span><text:span text:style-name="T11">monto</text:span><text:span text:style-name="T8">))</text:span></text:p>
      <text:p text:style-name="P6">            <text:span text:style-name="T11">monto_pagado_actual</text:span><text:span text:style-name="T8"> </text:span><text:span text:style-name="T12">=</text:span><text:span text:style-name="T8"> </text:span><text:span text:style-name="T7">Decimal</text:span><text:span text:style-name="T8">(</text:span><text:span text:style-name="T7">str</text:span><text:span text:style-name="T8">(</text:span><text:span text:style-name="T11">deuda</text:span><text:span text:style-name="T8">.</text:span><text:span text:style-name="T11">monto_pagado</text:span><text:span text:style-name="T8"> </text:span><text:span text:style-name="T10">or</text:span><text:span text:style-name="T8"> </text:span><text:span text:style-name="T14">'0.00'</text:span><text:span text:style-name="T8">))</text:span></text:p>
      <text:p text:style-name="P2"/>
      <text:p text:style-name="P6">            <text:span text:style-name="T16"># Sumar pago</text:span></text:p>
      <text:p text:style-name="P6">            <text:span text:style-name="T11">deuda</text:span><text:span text:style-name="T8">.</text:span><text:span text:style-name="T11">monto_pagado</text:span><text:span text:style-name="T8"> </text:span><text:span text:style-name="T12">=</text:span><text:span text:style-name="T8"> (</text:span><text:span text:style-name="T11">monto_pagado_actual</text:span><text:span text:style-name="T8"> </text:span><text:span text:style-name="T9">+</text:span><text:span text:style-name="T8"> </text:span><text:span text:style-name="T11">monto_pago</text:span><text:span text:style-name="T8">).</text:span><text:span text:style-name="T9">quantize</text:span><text:span text:style-name="T8">(</text:span><text:span text:style-name="T7">Decimal</text:span><text:span text:style-name="T8">(</text:span><text:span text:style-name="T14">'0.01'</text:span><text:span text:style-name="T8">))</text:span></text:p>
      <text:p text:style-name="P2"/>
      <text:p text:style-name="P6">            <text:span text:style-name="T16"># Calcular saldo pendiente</text:span></text:p>
      <text:p text:style-name="P6">            <text:span text:style-name="T11">deuda</text:span><text:span text:style-name="T8">.</text:span><text:span text:style-name="T11">saldo_pendiente</text:span><text:span text:style-name="T8"> </text:span><text:span text:style-name="T12">=</text:span><text:span text:style-name="T8"> (</text:span><text:span text:style-name="T11">monto_deuda</text:span><text:span text:style-name="T8"> </text:span><text:span text:style-name="T9">-</text:span><text:span text:style-name="T8"> </text:span><text:span text:style-name="T11">deuda</text:span><text:span text:style-name="T8">.</text:span><text:span text:style-name="T11">monto_pagado</text:span><text:span text:style-name="T8">).quantize(</text:span><text:span text:style-name="T7">Decimal</text:span><text:span text:style-name="T8">(</text:span><text:span text:style-name="T14">'0.01'</text:span><text:span text:style-name="T8">))</text:span></text:p>
      <text:p text:style-name="P2"/>
      <text:p text:style-name="P6">            <text:span text:style-name="T16"># Marcar pagado si saldo pendiente &lt;= 0</text:span></text:p>
      <text:p text:style-name="P6">            <text:span text:style-name="T10">if</text:span><text:span text:style-name="T8"> </text:span><text:span text:style-name="T11">deuda</text:span><text:span text:style-name="T8">.</text:span><text:span text:style-name="T11">saldo_pendiente</text:span><text:span text:style-name="T8"> </text:span><text:span text:style-name="T9">&lt;=</text:span><text:span text:style-name="T8"> </text:span><text:span text:style-name="T7">Decimal</text:span><text:span text:style-name="T8">(</text:span><text:span text:style-name="T14">'0.00'</text:span><text:span text:style-name="T8">):</text:span></text:p>
      <text:p text:style-name="P6">                <text:span text:style-name="T11">deuda</text:span><text:span text:style-name="T8">.</text:span><text:span text:style-name="T11">pagado</text:span><text:span text:style-name="T8"> </text:span><text:span text:style-name="T12">=</text:span><text:span text:style-name="T8"> </text:span><text:span text:style-name="T15">True</text:span></text:p>
      <text:p text:style-name="P6">                <text:span text:style-name="T11">deuda</text:span><text:span text:style-name="T8">.</text:span><text:span text:style-name="T11">saldo_pendiente</text:span><text:span text:style-name="T8"> </text:span><text:span text:style-name="T12">=</text:span><text:span text:style-name="T8"> </text:span><text:span text:style-name="T7">Decimal</text:span><text:span text:style-name="T8">(</text:span><text:span text:style-name="T14">'0.00'</text:span><text:span text:style-name="T8">)</text:span></text:p>
      <text:p text:style-name="P2"/>
      <text:p text:style-name="P6"><text:soft-page-break/>    <text:span text:style-name="T11">db</text:span><text:span text:style-name="T8">.</text:span><text:span text:style-name="T9">commit</text:span><text:span text:style-name="T8">()</text:span></text:p>
      <text:p text:style-name="P6">    <text:span text:style-name="T11">db</text:span><text:span text:style-name="T8">.</text:span><text:span text:style-name="T9">refresh</text:span><text:span text:style-name="T8">(</text:span><text:span text:style-name="T11">nuevo_mov</text:span><text:span text:style-name="T8">)</text:span></text:p>
      <text:p text:style-name="P2"/>
      <text:p text:style-name="P6">    <text:span text:style-name="T16"># Preparar respuesta con info de descripción</text:span></text:p>
      <text:p text:style-name="P6">    <text:span text:style-name="T11">descripcion_nombre</text:span><text:span text:style-name="T8"> </text:span><text:span text:style-name="T12">=</text:span><text:span text:style-name="T8"> </text:span><text:span text:style-name="T11">nuevo_mov</text:span><text:span text:style-name="T8">.</text:span><text:span text:style-name="T11">descripcion</text:span><text:span text:style-name="T8">.nombre </text:span><text:span text:style-name="T10">if</text:span><text:span text:style-name="T8"> </text:span><text:span text:style-name="T11">nuevo_mov</text:span><text:span text:style-name="T8">.</text:span><text:span text:style-name="T11">descripcion</text:span><text:span text:style-name="T8"> </text:span><text:span text:style-name="T10">else</text:span><text:span text:style-name="T8"> </text:span><text:span text:style-name="T14">""</text:span></text:p>
      <text:p text:style-name="P6">    </text:p>
      <text:p text:style-name="P6">    <text:span text:style-name="T10">return</text:span><text:span text:style-name="T8"> {</text:span></text:p>
      <text:p text:style-name="P6">        <text:span text:style-name="T14">"mensaje"</text:span><text:span text:style-name="T8">: </text:span><text:span text:style-name="T14">"Movimiento registrado correctamente"</text:span><text:span text:style-name="T8">,</text:span></text:p>
      <text:p text:style-name="P6">        <text:span text:style-name="T14">"movimiento"</text:span><text:span text:style-name="T8">: {</text:span></text:p>
      <text:p text:style-name="P6">            <text:span text:style-name="T14">"id"</text:span><text:span text:style-name="T8">: </text:span><text:span text:style-name="T11">nuevo_mov</text:span><text:span text:style-name="T8">.</text:span><text:span text:style-name="T11">id</text:span><text:span text:style-name="T8">,</text:span></text:p>
      <text:p text:style-name="P6">            <text:span text:style-name="T14">"descripcion_id"</text:span><text:span text:style-name="T8">: </text:span><text:span text:style-name="T11">nuevo_mov</text:span><text:span text:style-name="T8">.</text:span><text:span text:style-name="T11">descripcion_id</text:span><text:span text:style-name="T8">,</text:span></text:p>
      <text:p text:style-name="P6">            <text:span text:style-name="T14">"categoria"</text:span><text:span text:style-name="T8">: </text:span><text:span text:style-name="T11">descripcion_nombre</text:span><text:span text:style-name="T8">,</text:span></text:p>
      <text:p text:style-name="P6">            <text:span text:style-name="T14">"monto"</text:span><text:span text:style-name="T8">: </text:span><text:span text:style-name="T9">str</text:span><text:span text:style-name="T8">(</text:span><text:span text:style-name="T11">nuevo_mov</text:span><text:span text:style-name="T8">.</text:span><text:span text:style-name="T11">monto</text:span><text:span text:style-name="T8">),</text:span></text:p>
      <text:p text:style-name="P6">            <text:span text:style-name="T14">"fecha"</text:span><text:span text:style-name="T8">: </text:span><text:span text:style-name="T11">nuevo_mov</text:span><text:span text:style-name="T8">.</text:span><text:span text:style-name="T11">fecha</text:span><text:span text:style-name="T8">.isoformat(),</text:span></text:p>
      <text:p text:style-name="P6">            <text:span text:style-name="T14">"deuda_id"</text:span><text:span text:style-name="T8">: </text:span><text:span text:style-name="T11">nuevo_mov</text:span><text:span text:style-name="T8">.</text:span><text:span text:style-name="T11">deuda_id</text:span></text:p>
      <text:p text:style-name="P6">        <text:span text:style-name="T8">}</text:span></text:p>
      <text:p text:style-name="P6">    <text:span text:style-name="T8">}</text:span></text:p>
      <text:p text:style-name="P5"/>
      <text:p text:style-name="P4"># OPCIONAL: Mantener endpoints específicos que redirijan al unificado</text:p>
      <text:p text:style-name="P3"><text:span text:style-name="T3">@</text:span><text:span text:style-name="T4">app</text:span><text:span text:style-name="T3">.put</text:span>(<text:span text:style-name="T17">"/ingresos/</text:span><text:span text:style-name="T6">{ingreso_id}</text:span><text:span text:style-name="T17">"</text:span>)</text:p>
      <text:p text:style-name="P3"><text:span text:style-name="T6">def</text:span> <text:span text:style-name="T3">actualizar_ingreso</text:span>(<text:span text:style-name="T4">ingreso_id</text:span>: <text:span text:style-name="T2">int</text:span>, <text:span text:style-name="T4">movimiento</text:span>: <text:span text:style-name="T2">MovimientoCreate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6">    <text:span text:style-name="T10">return</text:span><text:span text:style-name="T8"> </text:span><text:span text:style-name="T9">actualizar_movimiento</text:span><text:span text:style-name="T8">(</text:span><text:span text:style-name="T11">ingreso_id</text:span><text:span text:style-name="T8">, </text:span><text:span text:style-name="T11">movimiento</text:span><text:span text:style-name="T8">, </text:span><text:span text:style-name="T11">db</text:span><text:span text:style-name="T8">)</text:span></text:p>
      <text:p text:style-name="P5"/>
      <text:p text:style-name="P4"># 3. ACTUALIZAR: Endpoint unificado de movimientos con mejores validaciones</text:p>
      <text:p text:style-name="P3"><text:span text:style-name="T3">@</text:span><text:span text:style-name="T4">app</text:span><text:span text:style-name="T3">.put</text:span>(<text:span text:style-name="T17">"/movimientos/</text:span><text:span text:style-name="T6">{movimiento_id}</text:span><text:span text:style-name="T17">"</text:span>)</text:p>
      <text:p text:style-name="P3"><text:span text:style-name="T6">def</text:span> <text:span text:style-name="T3">actualizar_movimiento</text:span>(<text:span text:style-name="T4">movimiento_id</text:span>: <text:span text:style-name="T2">int</text:span>, <text:span text:style-name="T4">movimiento</text:span>: <text:span text:style-name="T2">MovimientoUpdate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6">    <text:span text:style-name="T14">"""</text:span></text:p>
      <text:p text:style-name="P7">    <text:span text:style-name="T8">Endpoint unificado - redirige a actualizar_egreso si es egreso</text:span></text:p>
      <text:p text:style-name="P7">    <text:span text:style-name="T8">"""</text:span></text:p>
      <text:p text:style-name="P6">    <text:span text:style-name="T11">mov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Movimiento</text:span><text:span text:style-name="T8">).</text:span><text:span text:style-name="T9">join</text:span><text:span text:style-name="T8">(</text:span></text:p>
      <text:p text:style-name="P6">        <text:span text:style-name="T7">models</text:span><text:span text:style-name="T8">.</text:span><text:span text:style-name="T7">Descripcion</text:span><text:span text:style-name="T8">,</text:span></text:p>
      <text:p text:style-name="P6">        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6">    <text:span text:style-name="T8">)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id</text:span><text:span text:style-name="T8"> </text:span><text:span text:style-name="T9">==</text:span><text:span text:style-name="T8"> </text:span><text:span text:style-name="T11">movimiento_id</text:span><text:span text:style-name="T8">).</text:span><text:span text:style-name="T9">first</text:span><text:span text:style-name="T8">()</text:span></text:p>
      <text:p text:style-name="P6">    </text:p>
      <text:p text:style-name="P6">    <text:span text:style-name="T10">if</text:span><text:span text:style-name="T8"> </text:span><text:span text:style-name="T15">not</text:span><text:span text:style-name="T8"> </text:span><text:span text:style-name="T11">mov</text:span><text:span text:style-name="T8">:</text:span></text:p>
      <text:p text:style-name="P6">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4</text:span><text:span text:style-name="T8">, </text:span><text:span text:style-name="T11">detail</text:span><text:span text:style-name="T12">=</text:span><text:span text:style-name="T14">"Movimiento no encontrado"</text:span><text:span text:style-name="T8">)</text:span></text:p>
      <text:p text:style-name="P6">    </text:p>
      <text:p text:style-name="P6">    <text:span text:style-name="T16"># Si es egreso, usar la lógica específica de egresos</text:span></text:p>
      <text:p text:style-name="P6">    <text:span text:style-name="T10">if</text:span><text:span text:style-name="T8"> </text:span><text:span text:style-name="T11">mov</text:span><text:span text:style-name="T8">.</text:span><text:span text:style-name="T11">descripcion</text:span><text:span text:style-name="T8">.tipo </text:span><text:span text:style-name="T12">==</text:span><text:span text:style-name="T8"> </text:span><text:span text:style-name="T14">"egreso"</text:span><text:span text:style-name="T8">:</text:span></text:p>
      <text:p text:style-name="P6">        <text:span text:style-name="T10">return</text:span><text:span text:style-name="T8"> </text:span><text:span text:style-name="T9">actualizar_egreso</text:span><text:span text:style-name="T8">(</text:span><text:span text:style-name="T11">movimiento_id</text:span><text:span text:style-name="T8">, </text:span><text:span text:style-name="T11">movimiento</text:span><text:span text:style-name="T8">, </text:span><text:span text:style-name="T11">db</text:span><text:span text:style-name="T8">)</text:span></text:p>
      <text:p text:style-name="P6">    </text:p>
      <text:p text:style-name="P6">    <text:span text:style-name="T16"># Para ingresos, lógica simple (sin recálculo de deudas)</text:span></text:p>
      <text:p text:style-name="P6">    <text:span text:style-name="T10">if</text:span><text:span text:style-name="T8"> </text:span><text:span text:style-name="T11">movimiento</text:span><text:span text:style-name="T8">.</text:span><text:span text:style-name="T11">descripcion_id</text:span><text:span text:style-name="T8">:</text:span></text:p>
      <text:p text:style-name="P6">        <text:span text:style-name="T11">mov</text:span><text:span text:style-name="T8">.</text:span><text:span text:style-name="T11">descripcion_id</text:span><text:span text:style-name="T8"> </text:span><text:span text:style-name="T12">=</text:span><text:span text:style-name="T8"> </text:span><text:span text:style-name="T11">movimiento</text:span><text:span text:style-name="T8">.</text:span><text:span text:style-name="T11">descripcion_id</text:span></text:p>
      <text:p text:style-name="P6">    <text:span text:style-name="T10">if</text:span><text:span text:style-name="T8"> </text:span><text:span text:style-name="T11">movimiento</text:span><text:span text:style-name="T8">.</text:span><text:span text:style-name="T11">monto</text:span><text:span text:style-name="T8">:</text:span></text:p>
      <text:p text:style-name="P6">        <text:span text:style-name="T11">mov</text:span><text:span text:style-name="T8">.</text:span><text:span text:style-name="T11">monto</text:span><text:span text:style-name="T8"> </text:span><text:span text:style-name="T12">=</text:span><text:span text:style-name="T8"> </text:span><text:span text:style-name="T7">Decimal</text:span><text:span text:style-name="T8">(</text:span><text:span text:style-name="T7">str</text:span><text:span text:style-name="T8">(</text:span><text:span text:style-name="T11">movimiento</text:span><text:span text:style-name="T8">.</text:span><text:span text:style-name="T11">monto</text:span><text:span text:style-name="T8">))</text:span></text:p>
      <text:p text:style-name="P6"><text:soft-page-break/>    <text:span text:style-name="T10">if</text:span><text:span text:style-name="T8"> </text:span><text:span text:style-name="T11">movimiento</text:span><text:span text:style-name="T8">.</text:span><text:span text:style-name="T11">fecha</text:span><text:span text:style-name="T8">:</text:span></text:p>
      <text:p text:style-name="P6">        <text:span text:style-name="T11">mov</text:span><text:span text:style-name="T8">.</text:span><text:span text:style-name="T11">fecha</text:span><text:span text:style-name="T8"> </text:span><text:span text:style-name="T12">=</text:span><text:span text:style-name="T8"> </text:span><text:span text:style-name="T11">movimiento</text:span><text:span text:style-name="T8">.</text:span><text:span text:style-name="T11">fecha</text:span></text:p>
      <text:p text:style-name="P6">    <text:span text:style-name="T10">if</text:span><text:span text:style-name="T8"> </text:span><text:span text:style-name="T11">movimiento</text:span><text:span text:style-name="T8">.</text:span><text:span text:style-name="T11">deuda_id</text:span><text:span text:style-name="T8"> </text:span><text:span text:style-name="T15">is</text:span><text:span text:style-name="T8"> </text:span><text:span text:style-name="T15">not</text:span><text:span text:style-name="T8"> </text:span><text:span text:style-name="T15">None</text:span><text:span text:style-name="T8">:</text:span></text:p>
      <text:p text:style-name="P6">        <text:span text:style-name="T11">mov</text:span><text:span text:style-name="T8">.</text:span><text:span text:style-name="T11">deuda_id</text:span><text:span text:style-name="T8"> </text:span><text:span text:style-name="T12">=</text:span><text:span text:style-name="T8"> </text:span><text:span text:style-name="T11">movimiento</text:span><text:span text:style-name="T8">.</text:span><text:span text:style-name="T11">deuda_id</text:span></text:p>
      <text:p text:style-name="P6">    </text:p>
      <text:p text:style-name="P6">    <text:span text:style-name="T11">db</text:span><text:span text:style-name="T8">.</text:span><text:span text:style-name="T9">commit</text:span><text:span text:style-name="T8">()</text:span></text:p>
      <text:p text:style-name="P6">    <text:span text:style-name="T11">db</text:span><text:span text:style-name="T8">.</text:span><text:span text:style-name="T9">refresh</text:span><text:span text:style-name="T8">(</text:span><text:span text:style-name="T11">mov</text:span><text:span text:style-name="T8">)</text:span></text:p>
      <text:p text:style-name="P6">    </text:p>
      <text:p text:style-name="P6">    <text:span text:style-name="T10">return</text:span><text:span text:style-name="T8"> {</text:span></text:p>
      <text:p text:style-name="P6">        <text:span text:style-name="T14">"mensaje"</text:span><text:span text:style-name="T8">: </text:span><text:span text:style-name="T14">"Ingreso actualizado correctamente"</text:span><text:span text:style-name="T8">,</text:span></text:p>
      <text:p text:style-name="P6">        <text:span text:style-name="T14">"movimiento"</text:span><text:span text:style-name="T8">: {</text:span></text:p>
      <text:p text:style-name="P6">            <text:span text:style-name="T14">"id"</text:span><text:span text:style-name="T8">: </text:span><text:span text:style-name="T11">mov</text:span><text:span text:style-name="T8">.</text:span><text:span text:style-name="T11">id</text:span><text:span text:style-name="T8">,</text:span></text:p>
      <text:p text:style-name="P6">            <text:span text:style-name="T14">"descripcion_id"</text:span><text:span text:style-name="T8">: </text:span><text:span text:style-name="T11">mov</text:span><text:span text:style-name="T8">.</text:span><text:span text:style-name="T11">descripcion_id</text:span><text:span text:style-name="T8">,</text:span></text:p>
      <text:p text:style-name="P6">            <text:span text:style-name="T14">"tipo"</text:span><text:span text:style-name="T8">: </text:span><text:span text:style-name="T11">mov</text:span><text:span text:style-name="T8">.</text:span><text:span text:style-name="T11">descripcion</text:span><text:span text:style-name="T8">.tipo,</text:span></text:p>
      <text:p text:style-name="P6">            <text:span text:style-name="T14">"categoria"</text:span><text:span text:style-name="T8">: </text:span><text:span text:style-name="T11">mov</text:span><text:span text:style-name="T8">.</text:span><text:span text:style-name="T11">descripcion</text:span><text:span text:style-name="T8">.nombre,</text:span></text:p>
      <text:p text:style-name="P6">            <text:span text:style-name="T14">"monto"</text:span><text:span text:style-name="T8">: </text:span><text:span text:style-name="T9">str</text:span><text:span text:style-name="T8">(</text:span><text:span text:style-name="T11">mov</text:span><text:span text:style-name="T8">.</text:span><text:span text:style-name="T11">monto</text:span><text:span text:style-name="T8">),</text:span></text:p>
      <text:p text:style-name="P6">            <text:span text:style-name="T14">"fecha"</text:span><text:span text:style-name="T8">: </text:span><text:span text:style-name="T11">mov</text:span><text:span text:style-name="T8">.</text:span><text:span text:style-name="T11">fecha</text:span><text:span text:style-name="T8">.isoformat(),</text:span></text:p>
      <text:p text:style-name="P6">            <text:span text:style-name="T14">"deuda_id"</text:span><text:span text:style-name="T8">: </text:span><text:span text:style-name="T11">mov</text:span><text:span text:style-name="T8">.</text:span><text:span text:style-name="T11">deuda_id</text:span></text:p>
      <text:p text:style-name="P6">        <text:span text:style-name="T8">}</text:span></text:p>
      <text:p text:style-name="P6">    <text:span text:style-name="T8">}</text:span></text:p>
      <text:p text:style-name="P2"/>
      <text:p text:style-name="P4"># Endpoint: devuelve el total de ingresos filtrados por rango de fechas</text:p>
      <text:p text:style-name="P3"><text:span text:style-name="T3">@</text:span><text:span text:style-name="T4">app</text:span><text:span text:style-name="T3">.get</text:span>(<text:span text:style-name="T17">"/ingresos/total"</text:span>)</text:p>
      <text:p text:style-name="P3"><text:span text:style-name="T6">def</text:span> <text:span text:style-name="T3">total_ingresos</text:span>(</text:p>
      <text:p text:style-name="P6">    <text:span text:style-name="T11">desde</text:span><text:span text:style-name="T8">: </text:span><text:span text:style-name="T7">date</text:span><text:span text:style-name="T8"> </text:span><text:span text:style-name="T12">|</text:span><text:span text:style-name="T8"> </text:span><text:span text:style-name="T15">None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, </text:span><text:span text:style-name="T11">description</text:span><text:span text:style-name="T8">=</text:span><text:span text:style-name="T14">"Fecha desde"</text:span><text:span text:style-name="T8">),</text:span></text:p>
      <text:p text:style-name="P6">    <text:span text:style-name="T11">hasta</text:span><text:span text:style-name="T8">: </text:span><text:span text:style-name="T7">date</text:span><text:span text:style-name="T8"> </text:span><text:span text:style-name="T12">|</text:span><text:span text:style-name="T8"> </text:span><text:span text:style-name="T15">None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, </text:span><text:span text:style-name="T11">description</text:span><text:span text:style-name="T8">=</text:span><text:span text:style-name="T14">"Fecha hasta"</text:span><text:span text:style-name="T8">),</text:span></text:p>
      <text:p text:style-name="P6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6">    <text:span text:style-name="T16"># JOIN agregado para filtrar por tipo</text:span></text:p>
      <text:p text:style-name="P6">    <text:span text:style-name="T11">query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Movimiento</text:span><text:span text:style-name="T8">).</text:span><text:span text:style-name="T9">join</text:span><text:span text:style-name="T8">(</text:span></text:p>
      <text:p text:style-name="P6">        <text:span text:style-name="T7">models</text:span><text:span text:style-name="T8">.</text:span><text:span text:style-name="T7">Descripcion</text:span><text:span text:style-name="T8">,</text:span></text:p>
      <text:p text:style-name="P6">        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6">    <text:span text:style-name="T8">)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4">"ingreso"</text:span><text:span text:style-name="T8">)  </text:span><text:span text:style-name="T16"># Filtro cambiado</text:span></text:p>
      <text:p text:style-name="P2"/>
      <text:p text:style-name="P6">    <text:span text:style-name="T10">if</text:span><text:span text:style-name="T8"> </text:span><text:span text:style-name="T11">desde</text:span><text:span text:style-name="T8">:</text:span></text:p>
      <text:p text:style-name="P6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gt;=</text:span><text:span text:style-name="T8"> </text:span><text:span text:style-name="T11">desde</text:span><text:span text:style-name="T8">)</text:span></text:p>
      <text:p text:style-name="P6">    <text:span text:style-name="T10">if</text:span><text:span text:style-name="T8"> </text:span><text:span text:style-name="T11">hasta</text:span><text:span text:style-name="T8">:</text:span></text:p>
      <text:p text:style-name="P6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lt;=</text:span><text:span text:style-name="T8"> </text:span><text:span text:style-name="T11">hasta</text:span><text:span text:style-name="T8">)</text:span></text:p>
      <text:p text:style-name="P2"/>
      <text:p text:style-name="P6">    <text:span text:style-name="T11">total</text:span><text:span text:style-name="T8"> </text:span><text:span text:style-name="T12">=</text:span><text:span text:style-name="T8"> </text:span><text:span text:style-name="T11">query</text:span><text:span text:style-name="T8">.</text:span><text:span text:style-name="T9">count</text:span><text:span text:style-name="T8">()</text:span></text:p>
      <text:p text:style-name="P6">    <text:span text:style-name="T10">return</text:span><text:span text:style-name="T8"> {</text:span><text:span text:style-name="T14">"total"</text:span><text:span text:style-name="T8">: </text:span><text:span text:style-name="T11">total</text:span><text:span text:style-name="T8">}</text:span></text:p>
      <text:p text:style-name="P2"/>
      <text:p text:style-name="P4"># ✅ AJUSTE 2: Endpoint para obtener fecha mínima (auto-completar)</text:p>
      <text:p text:style-name="P3"><text:span text:style-name="T3">@</text:span><text:span text:style-name="T4">app</text:span><text:span text:style-name="T3">.get</text:span>(<text:span text:style-name="T17">"/movimientos/fecha-minima"</text:span>)</text:p>
      <text:p text:style-name="P3"><text:span text:style-name="T6">def</text:span> <text:span text:style-name="T3">get_fecha_minima</text:span>(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6">    <text:span text:style-name="T14">"""Retorna la fecha más antigua de movimientos (para auto-completar filtros)"""</text:span></text:p>
      <text:p text:style-name="P6">    <text:span text:style-name="T11">fecha_min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11">func</text:span><text:span text:style-name="T8">.</text:span><text:span text:style-name="T9">min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).</text:span><text:span text:style-name="T9">scalar</text:span><text:span text:style-name="T8">()</text:span></text:p>
      <text:p text:style-name="P6">    <text:span text:style-name="T10">return</text:span><text:span text:style-name="T8"> {</text:span></text:p>
      <text:p text:style-name="P6">        <text:span text:style-name="T14">"fecha_minima"</text:span><text:span text:style-name="T8">: </text:span><text:span text:style-name="T11">fecha_min</text:span><text:span text:style-name="T8">.strftime(</text:span><text:span text:style-name="T14">"%Y-%m-</text:span><text:span text:style-name="T15">%d</text:span><text:span text:style-name="T14">"</text:span><text:span text:style-name="T8">) </text:span><text:span text:style-name="T10">if</text:span><text:span text:style-name="T8"> </text:span><text:span text:style-name="T11">fecha_min</text:span><text:span text:style-name="T8"> </text:span><text:span text:style-name="T10">else</text:span><text:span text:style-name="T8"> </text:span><text:span text:style-name="T15">None</text:span></text:p>
      <text:p text:style-name="P6">    <text:span text:style-name="T8">}</text:span></text:p>
      <text:p text:style-name="P5"/>
      <text:p text:style-name="P4"><text:soft-page-break/>#app para implementar el boton anterior y siguiente de la tabla lista de ingresos</text:p>
      <text:p text:style-name="P4"># ✅ Límite máximo de registros permitidos</text:p>
      <text:p text:style-name="P3"><text:span text:style-name="T18">MAX_RECORDS</text:span> <text:span text:style-name="T5">=</text:span> <text:span text:style-name="T19">1000</text:span></text:p>
      <text:p text:style-name="P2"/>
      <text:p text:style-name="P3"><text:span text:style-name="T3">@</text:span><text:span text:style-name="T4">app</text:span><text:span text:style-name="T3">.get</text:span>(<text:span text:style-name="T17">"/ingresos/paginados"</text:span>)</text:p>
      <text:p text:style-name="P3"><text:span text:style-name="T6">def</text:span> <text:span text:style-name="T3">get_ingresos_paginados</text:span>(</text:p>
      <text:p text:style-name="P6">    <text:span text:style-name="T11">page</text:span><text:span text:style-name="T8">: </text:span><text:span text:style-name="T7">int</text:span><text:span text:style-name="T8"> </text:span><text:span text:style-name="T12">=</text:span><text:span text:style-name="T8"> </text:span><text:span text:style-name="T9">Query</text:span><text:span text:style-name="T8">(</text:span><text:span text:style-name="T13">1</text:span><text:span text:style-name="T8">, </text:span><text:span text:style-name="T11">ge</text:span><text:span text:style-name="T8">=</text:span><text:span text:style-name="T13">1</text:span><text:span text:style-name="T8">),</text:span></text:p>
      <text:p text:style-name="P6">    <text:span text:style-name="T11">limit</text:span><text:span text:style-name="T8">: </text:span><text:span text:style-name="T7">int</text:span><text:span text:style-name="T8"> </text:span><text:span text:style-name="T12">=</text:span><text:span text:style-name="T8"> </text:span><text:span text:style-name="T9">Query</text:span><text:span text:style-name="T8">(</text:span><text:span text:style-name="T13">4</text:span><text:span text:style-name="T8">, </text:span><text:span text:style-name="T11">ge</text:span><text:span text:style-name="T8">=</text:span><text:span text:style-name="T13">1</text:span><text:span text:style-name="T8">),</text:span></text:p>
      <text:p text:style-name="P6">    <text:span text:style-name="T11">fecha_inicio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),</text:span></text:p>
      <text:p text:style-name="P6">    <text:span text:style-name="T11">fecha_fin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),</text:span></text:p>
      <text:p text:style-name="P6">    <text:span text:style-name="T11">descripcion_id</text:span><text:span text:style-name="T8">: </text:span><text:span text:style-name="T7">int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),  </text:span><text:span text:style-name="T16"># ✅ NUEVO parámetro</text:span></text:p>
      <text:p text:style-name="P6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6">    <text:span text:style-name="T11">query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Movimiento</text:span><text:span text:style-name="T8">).</text:span><text:span text:style-name="T9">join</text:span><text:span text:style-name="T8">(</text:span></text:p>
      <text:p text:style-name="P6">        <text:span text:style-name="T7">models</text:span><text:span text:style-name="T8">.</text:span><text:span text:style-name="T7">Descripcion</text:span><text:span text:style-name="T8">,</text:span></text:p>
      <text:p text:style-name="P6">        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6">    <text:span text:style-name="T8">)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4">"ingreso"</text:span><text:span text:style-name="T8">)</text:span></text:p>
      <text:p text:style-name="P2"/>
      <text:p text:style-name="P6">    <text:span text:style-name="T10">if</text:span><text:span text:style-name="T8"> </text:span><text:span text:style-name="T11">fecha_inicio</text:span><text:span text:style-name="T8">:</text:span></text:p>
      <text:p text:style-name="P6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gt;=</text:span><text:span text:style-name="T8"> </text:span><text:span text:style-name="T11">fecha_inicio</text:span><text:span text:style-name="T8">)</text:span></text:p>
      <text:p text:style-name="P6">    <text:span text:style-name="T10">if</text:span><text:span text:style-name="T8"> </text:span><text:span text:style-name="T11">fecha_fin</text:span><text:span text:style-name="T8">:</text:span></text:p>
      <text:p text:style-name="P6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lt;=</text:span><text:span text:style-name="T8"> </text:span><text:span text:style-name="T11">fecha_fin</text:span><text:span text:style-name="T8">)</text:span></text:p>
      <text:p text:style-name="P6">    <text:span text:style-name="T16"># ✅ NUEVO: Filtrar por descripción si se especifica</text:span></text:p>
      <text:p text:style-name="P6">    <text:span text:style-name="T10">if</text:span><text:span text:style-name="T8"> </text:span><text:span text:style-name="T11">descripcion_id</text:span><text:span text:style-name="T8">:</text:span></text:p>
      <text:p text:style-name="P6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11">descripcion_id</text:span><text:span text:style-name="T8">)</text:span></text:p>
      <text:p text:style-name="P6">        </text:p>
      <text:p text:style-name="P6">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order_by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.</text:span><text:span text:style-name="T9">desc</text:span><text:span text:style-name="T8">(), </text:span><text:span text:style-name="T7">models</text:span><text:span text:style-name="T8">.</text:span><text:span text:style-name="T7">Movimiento</text:span><text:span text:style-name="T8">.</text:span><text:span text:style-name="T11">id</text:span><text:span text:style-name="T8">.</text:span><text:span text:style-name="T9">desc</text:span><text:span text:style-name="T8">())</text:span></text:p>
      <text:p text:style-name="P2"/>
      <text:p text:style-name="P6">    <text:span text:style-name="T16"># ✅ AJUSTE 1 (TOPE 2): Validar límite de registros</text:span></text:p>
      <text:p text:style-name="P6">    <text:span text:style-name="T11">total</text:span><text:span text:style-name="T8"> </text:span><text:span text:style-name="T12">=</text:span><text:span text:style-name="T8"> </text:span><text:span text:style-name="T11">query</text:span><text:span text:style-name="T8">.</text:span><text:span text:style-name="T9">count</text:span><text:span text:style-name="T8">()</text:span></text:p>
      <text:p text:style-name="P6">    </text:p>
      <text:p text:style-name="P6">    <text:span text:style-name="T10">if</text:span><text:span text:style-name="T8"> </text:span><text:span text:style-name="T11">total</text:span><text:span text:style-name="T8"> </text:span><text:span text:style-name="T12">&gt;</text:span><text:span text:style-name="T8"> </text:span><text:span text:style-name="T20">MAX_RECORDS</text:span><text:span text:style-name="T8">:</text:span></text:p>
      <text:p text:style-name="P6">        <text:span text:style-name="T10">raise</text:span><text:span text:style-name="T8"> </text:span><text:span text:style-name="T7">HTTPException</text:span><text:span text:style-name="T8">(</text:span></text:p>
      <text:p text:style-name="P6">            <text:span text:style-name="T11">status_code</text:span><text:span text:style-name="T12">=</text:span><text:span text:style-name="T13">400</text:span><text:span text:style-name="T8">,</text:span></text:p>
      <text:p text:style-name="P6">            <text:span text:style-name="T11">detail</text:span><text:span text:style-name="T12">=</text:span><text:span text:style-name="T15">f</text:span><text:span text:style-name="T14">"⚠️ Demasiados resultados: </text:span><text:span text:style-name="T15">{</text:span><text:span text:style-name="T11">total</text:span><text:span text:style-name="T15">}</text:span><text:span text:style-name="T14"> registros (máximo: </text:span><text:span text:style-name="T15">{</text:span><text:span text:style-name="T20">MAX_RECORDS</text:span><text:span text:style-name="T15">}</text:span><text:span text:style-name="T14">). Use un rango de fechas más específico."</text:span></text:p>
      <text:p text:style-name="P6">        <text:span text:style-name="T8">)</text:span></text:p>
      <text:p text:style-name="P6">    </text:p>
      <text:p text:style-name="P6">    <text:span text:style-name="T16"># Aplicar paginación</text:span></text:p>
      <text:p text:style-name="P6">    <text:span text:style-name="T11">ingresos</text:span><text:span text:style-name="T8"> </text:span><text:span text:style-name="T12">=</text:span><text:span text:style-name="T8"> </text:span><text:span text:style-name="T11">query</text:span><text:span text:style-name="T8">.</text:span><text:span text:style-name="T9">offset</text:span><text:span text:style-name="T8">((</text:span><text:span text:style-name="T11">page</text:span><text:span text:style-name="T8"> </text:span><text:span text:style-name="T12">-</text:span><text:span text:style-name="T8"> </text:span><text:span text:style-name="T13">1</text:span><text:span text:style-name="T8">) </text:span><text:span text:style-name="T12">*</text:span><text:span text:style-name="T8"> </text:span><text:span text:style-name="T11">limit</text:span><text:span text:style-name="T8">).</text:span><text:span text:style-name="T9">limit</text:span><text:span text:style-name="T8">(</text:span><text:span text:style-name="T11">limit</text:span><text:span text:style-name="T8">).</text:span><text:span text:style-name="T9">all</text:span><text:span text:style-name="T8">()</text:span></text:p>
      <text:p text:style-name="P2"/>
      <text:p text:style-name="P6">    <text:span text:style-name="T10">return</text:span><text:span text:style-name="T8"> {</text:span></text:p>
      <text:p text:style-name="P6">        <text:span text:style-name="T14">"page"</text:span><text:span text:style-name="T8">: </text:span><text:span text:style-name="T11">page</text:span><text:span text:style-name="T8">,</text:span></text:p>
      <text:p text:style-name="P6">        <text:span text:style-name="T14">"limit"</text:span><text:span text:style-name="T8">: </text:span><text:span text:style-name="T11">limit</text:span><text:span text:style-name="T8">,</text:span></text:p>
      <text:p text:style-name="P6">        <text:span text:style-name="T14">"total"</text:span><text:span text:style-name="T8">: </text:span><text:span text:style-name="T11">total</text:span><text:span text:style-name="T8">,</text:span></text:p>
      <text:p text:style-name="P6">        <text:span text:style-name="T14">"results"</text:span><text:span text:style-name="T8">: [</text:span><text:span text:style-name="T11">ingreso</text:span><text:span text:style-name="T8">.</text:span><text:span text:style-name="T9">to_dict</text:span><text:span text:style-name="T8">() </text:span><text:span text:style-name="T10">for</text:span><text:span text:style-name="T8"> </text:span><text:span text:style-name="T11">ingreso</text:span><text:span text:style-name="T8"> </text:span><text:span text:style-name="T10">in</text:span><text:span text:style-name="T8"> </text:span><text:span text:style-name="T11">ingresos</text:span><text:span text:style-name="T8">]</text:span></text:p>
      <text:p text:style-name="P6">    <text:span text:style-name="T8">}</text:span></text:p>
      <text:p text:style-name="P2"/>
      <text:p text:style-name="P4"># Endpoint: eliminar un ingreso por ID</text:p>
      <text:p text:style-name="P3"><text:span text:style-name="T3">@</text:span><text:span text:style-name="T4">app</text:span><text:span text:style-name="T3">.delete</text:span>(<text:span text:style-name="T17">"/ingresos/</text:span><text:span text:style-name="T6">{id}</text:span><text:span text:style-name="T17">"</text:span>)</text:p>
      <text:p text:style-name="P3"><text:soft-page-break/><text:span text:style-name="T6">def</text:span> <text:span text:style-name="T3">delete_ingreso</text:span>(<text:span text:style-name="T4">id</text:span>: <text:span text:style-name="T2">int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6">    <text:span text:style-name="T16"># JOIN agregado para filtrar por tipo</text:span></text:p>
      <text:p text:style-name="P6">    <text:span text:style-name="T11">ingreso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Movimiento</text:span><text:span text:style-name="T8">).</text:span><text:span text:style-name="T9">join</text:span><text:span text:style-name="T8">(</text:span></text:p>
      <text:p text:style-name="P6">        <text:span text:style-name="T7">models</text:span><text:span text:style-name="T8">.</text:span><text:span text:style-name="T7">Descripcion</text:span><text:span text:style-name="T8">,</text:span></text:p>
      <text:p text:style-name="P6">        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6">    <text:span text:style-name="T8">).</text:span><text:span text:style-name="T9">filter</text:span><text:span text:style-name="T8">(</text:span></text:p>
      <text:p text:style-name="P6">        <text:span text:style-name="T7">models</text:span><text:span text:style-name="T8">.</text:span><text:span text:style-name="T7">Movimiento</text:span><text:span text:style-name="T8">.</text:span><text:span text:style-name="T11">id</text:span><text:span text:style-name="T8"> </text:span><text:span text:style-name="T9">==</text:span><text:span text:style-name="T8"> </text:span><text:span text:style-name="T11">id</text:span><text:span text:style-name="T8">,</text:span></text:p>
      <text:p text:style-name="P6">        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4">"ingreso"</text:span><text:span text:style-name="T8">  </text:span><text:span text:style-name="T16"># Filtro cambiado</text:span></text:p>
      <text:p text:style-name="P6">    <text:span text:style-name="T8">).</text:span><text:span text:style-name="T9">first</text:span><text:span text:style-name="T8">()</text:span></text:p>
      <text:p text:style-name="P2"/>
      <text:p text:style-name="P6">    <text:span text:style-name="T10">if</text:span><text:span text:style-name="T8"> </text:span><text:span text:style-name="T15">not</text:span><text:span text:style-name="T8"> </text:span><text:span text:style-name="T11">ingreso</text:span><text:span text:style-name="T8">:</text:span></text:p>
      <text:p text:style-name="P6">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4</text:span><text:span text:style-name="T8">, </text:span><text:span text:style-name="T11">detail</text:span><text:span text:style-name="T12">=</text:span><text:span text:style-name="T14">"Ingreso no encontrado"</text:span><text:span text:style-name="T8">)</text:span></text:p>
      <text:p text:style-name="P2"/>
      <text:p text:style-name="P6">    <text:span text:style-name="T11">db</text:span><text:span text:style-name="T8">.</text:span><text:span text:style-name="T9">delete</text:span><text:span text:style-name="T8">(</text:span><text:span text:style-name="T11">ingreso</text:span><text:span text:style-name="T8">)</text:span></text:p>
      <text:p text:style-name="P6">    <text:span text:style-name="T11">db</text:span><text:span text:style-name="T8">.</text:span><text:span text:style-name="T9">commit</text:span><text:span text:style-name="T8">()</text:span></text:p>
      <text:p text:style-name="P6">    <text:span text:style-name="T10">return</text:span><text:span text:style-name="T8"> {</text:span><text:span text:style-name="T14">"message"</text:span><text:span text:style-name="T8">: </text:span><text:span text:style-name="T14">"Ingreso eliminado correctamente"</text:span><text:span text:style-name="T8">}</text:span></text:p>
      <text:p text:style-name="P2"/>
      <text:p text:style-name="P3"><text:span text:style-name="T3">@</text:span><text:span text:style-name="T4">app</text:span><text:span text:style-name="T3">.get</text:span>(<text:span text:style-name="T17">"/movimientos/categorias"</text:span>)</text:p>
      <text:p text:style-name="P3"><text:span text:style-name="T6">async</text:span> <text:span text:style-name="T6">def</text:span> <text:span text:style-name="T3">obtener_categorias_movimientos</text:span>():</text:p>
      <text:p text:style-name="P6">    <text:span text:style-name="T14">"""</text:span></text:p>
      <text:p text:style-name="P7">    <text:span text:style-name="T8">Devuelve todas las descripciones de tipos 'ingreso' y 'egreso'</text:span></text:p>
      <text:p text:style-name="P7">    <text:span text:style-name="T8">"""</text:span></text:p>
      <text:p text:style-name="P6">    <text:span text:style-name="T10">try</text:span><text:span text:style-name="T8">:</text:span></text:p>
      <text:p text:style-name="P6">        <text:span text:style-name="T10">with</text:span><text:span text:style-name="T8"> </text:span><text:span text:style-name="T11">engine</text:span><text:span text:style-name="T8">.</text:span><text:span text:style-name="T9">connect</text:span><text:span text:style-name="T8">() </text:span><text:span text:style-name="T10">as</text:span><text:span text:style-name="T8"> </text:span><text:span text:style-name="T11">conn</text:span><text:span text:style-name="T8">:</text:span></text:p>
      <text:p text:style-name="P6">            <text:span text:style-name="T11">query</text:span><text:span text:style-name="T8"> </text:span><text:span text:style-name="T12">=</text:span><text:span text:style-name="T8"> </text:span><text:span text:style-name="T9">text</text:span><text:span text:style-name="T8">(</text:span><text:span text:style-name="T14">"""</text:span></text:p>
      <text:p text:style-name="P7">                <text:span text:style-name="T8">SELECT DISTINCT nombre </text:span></text:p>
      <text:p text:style-name="P7">                <text:span text:style-name="T8">FROM descripciones</text:span></text:p>
      <text:p text:style-name="P7">                <text:span text:style-name="T8">WHERE tipo IN ('ingreso', 'egreso') AND activa = 1</text:span></text:p>
      <text:p text:style-name="P7">                <text:span text:style-name="T8">ORDER BY nombre ASC</text:span></text:p>
      <text:p text:style-name="P6"><text:span text:style-name="T17">            </text:span><text:span text:style-name="T14">"""</text:span><text:span text:style-name="T8">)</text:span></text:p>
      <text:p text:style-name="P6">            </text:p>
      <text:p text:style-name="P6">            <text:span text:style-name="T11">resultado</text:span><text:span text:style-name="T8"> </text:span><text:span text:style-name="T12">=</text:span><text:span text:style-name="T8"> </text:span><text:span text:style-name="T11">conn</text:span><text:span text:style-name="T8">.</text:span><text:span text:style-name="T9">execute</text:span><text:span text:style-name="T8">(</text:span><text:span text:style-name="T11">query</text:span><text:span text:style-name="T8">)</text:span></text:p>
      <text:p text:style-name="P6">            <text:span text:style-name="T11">categorias</text:span><text:span text:style-name="T8"> </text:span><text:span text:style-name="T12">=</text:span><text:span text:style-name="T8"> [</text:span><text:span text:style-name="T11">fila</text:span><text:span text:style-name="T8">[</text:span><text:span text:style-name="T13">0</text:span><text:span text:style-name="T8">] </text:span><text:span text:style-name="T10">for</text:span><text:span text:style-name="T8"> </text:span><text:span text:style-name="T11">fila</text:span><text:span text:style-name="T8"> </text:span><text:span text:style-name="T10">in</text:span><text:span text:style-name="T8"> </text:span><text:span text:style-name="T11">resultado</text:span><text:span text:style-name="T8">]</text:span></text:p>
      <text:p text:style-name="P6">            </text:p>
      <text:p text:style-name="P6">            <text:span text:style-name="T10">return</text:span><text:span text:style-name="T8"> </text:span><text:span text:style-name="T11">categorias</text:span></text:p>
      <text:p text:style-name="P6">        </text:p>
      <text:p text:style-name="P6">    <text:span text:style-name="T10">except</text:span><text:span text:style-name="T8"> </text:span><text:span text:style-name="T7">Exception</text:span><text:span text:style-name="T8"> </text:span><text:span text:style-name="T10">as</text:span><text:span text:style-name="T8"> </text:span><text:span text:style-name="T11">e</text:span><text:span text:style-name="T8">:</text:span></text:p>
      <text:p text:style-name="P6">        <text:span text:style-name="T9">print</text:span><text:span text:style-name="T8">(</text:span><text:span text:style-name="T15">f</text:span><text:span text:style-name="T14">"Error obteniendo categorías de movimientos: </text:span><text:span text:style-name="T15">{</text:span><text:span text:style-name="T11">e</text:span><text:span text:style-name="T15">}</text:span><text:span text:style-name="T14">"</text:span><text:span text:style-name="T8">)</text:span></text:p>
      <text:p text:style-name="P6">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500</text:span><text:span text:style-name="T8">, </text:span><text:span text:style-name="T11">detail</text:span><text:span text:style-name="T12">=</text:span><text:span text:style-name="T14">"Error al obtener categorías"</text:span><text:span text:style-name="T8">)</text:span></text:p>
      <text:p text:style-name="P2"/>
      <text:p text:style-name="P4">## Prueba de los endpoints:</text:p>
      <text:p text:style-name="P4"># REEMPLAZAR COMPLETAMENTE el endpoint POST /egresos:</text:p>
      <text:p text:style-name="P8">"""</text:p>
      <text:p text:style-name="P8">@app.post("/egresos")</text:p>
      <text:p text:style-name="P8">def crear_egreso(movimiento: MovimientoCreate, db: Session = Depends(get_db)):</text:p>
      <text:p text:style-name="P7">    </text:p>
      <text:p text:style-name="P7">    <text:span text:style-name="T8"># Crear egreso con lógica específica integrada (no depende de crear_movimiento)    </text:span></text:p>
      <text:p text:style-name="P7">    <text:span text:style-name="T8"># CAMBIO: Antes llamaba a crear_movimiento(), ahora tiene lógica propia</text:span></text:p>
      <text:p text:style-name="P7">    <text:span text:style-name="T8"># MOTIVO: Mantener consistencia con PUT /egresos que también es específico</text:span></text:p>
      <text:p text:style-name="P7">    </text:p>
      <text:p text:style-name="P7">    </text:p>
      <text:p text:style-name="P7"><text:soft-page-break/>    <text:span text:style-name="T8"># PASO 1: Validaciones iniciales</text:span></text:p>
      <text:p text:style-name="P7">    <text:span text:style-name="T8"># Convertir monto a Decimal para precisión monetaria</text:span></text:p>
      <text:p text:style-name="P7">    <text:span text:style-name="T8">monto_pago = Decimal(str(movimiento.monto))</text:span></text:p>
      <text:p text:style-name="P7">    </text:p>
      <text:p text:style-name="P7">    <text:span text:style-name="T8"># Convertir deuda_id a int o None</text:span></text:p>
      <text:p text:style-name="P7">    <text:span text:style-name="T8">deuda_id = int(movimiento.deuda_id) if movimiento.deuda_id else None</text:span></text:p>
      <text:p text:style-name="P7">    </text:p>
      <text:p text:style-name="P7">    <text:span text:style-name="T8"># PASO 2: Validar que la descripción sea tipo "egreso"</text:span></text:p>
      <text:p text:style-name="P7">    <text:span text:style-name="T8"># EXPLICACIÓN: Esto previene crear un "egreso" con descripción de "ingreso"</text:span></text:p>
      <text:p text:style-name="P7">    <text:span text:style-name="T8">descripcion = db.query(models.Descripcion).filter(</text:span></text:p>
      <text:p text:style-name="P7">        <text:span text:style-name="T8">models.Descripcion.id == movimiento.descripcion_id</text:span></text:p>
      <text:p text:style-name="P7">    <text:span text:style-name="T8">).first()</text:span></text:p>
      <text:p text:style-name="P7">    </text:p>
      <text:p text:style-name="P7">    <text:span text:style-name="T8">if not descripcion:</text:span></text:p>
      <text:p text:style-name="P7">        <text:span text:style-name="T8">raise HTTPException(status_code=400, detail="Descripción no encontrada")</text:span></text:p>
      <text:p text:style-name="P7">    </text:p>
      <text:p text:style-name="P7">    <text:span text:style-name="T8">if descripcion.tipo != "egreso":</text:span></text:p>
      <text:p text:style-name="P7">        <text:span text:style-name="T8">raise HTTPException(</text:span></text:p>
      <text:p text:style-name="P7">            <text:span text:style-name="T8">status_code=400, </text:span></text:p>
      <text:p text:style-name="P7">            <text:span text:style-name="T8">detail=f"La descripción seleccionada es tipo '{descripcion.tipo}', debe ser 'egreso'"</text:span></text:p>
      <text:p text:style-name="P7">        <text:span text:style-name="T8">)</text:span></text:p>
      <text:p text:style-name="P7">    </text:p>
      <text:p text:style-name="P7">    <text:span text:style-name="T8"># PASO 3: Crear el movimiento (egreso)</text:span></text:p>
      <text:p text:style-name="P7">    <text:span text:style-name="T8">nuevo_egreso = models.Movimiento(</text:span></text:p>
      <text:p text:style-name="P7">        <text:span text:style-name="T8">descripcion_id=movimiento.descripcion_id,</text:span></text:p>
      <text:p text:style-name="P7">        <text:span text:style-name="T8">monto=monto_pago,</text:span></text:p>
      <text:p text:style-name="P7">        <text:span text:style-name="T8">fecha=movimiento.fecha or date.today(),</text:span></text:p>
      <text:p text:style-name="P7">        <text:span text:style-name="T8">deuda_id=deuda_id</text:span></text:p>
      <text:p text:style-name="P7">    <text:span text:style-name="T8">)</text:span></text:p>
      <text:p text:style-name="P7">    <text:span text:style-name="T8">db.add(nuevo_egreso)</text:span></text:p>
      <text:p text:style-name="P7">    </text:p>
      <text:p text:style-name="P7">    <text:span text:style-name="T8"># PASO 4: Actualizar deuda si corresponde (lógica de pago)</text:span></text:p>
      <text:p text:style-name="P7">    <text:span text:style-name="T8"># EXPLICACIÓN: Si el egreso paga una deuda, actualizamos los campos financieros</text:span></text:p>
      <text:p text:style-name="P7">    <text:span text:style-name="T8">if deuda_id:</text:span></text:p>
      <text:p text:style-name="P7">        <text:span text:style-name="T8">deuda = db.query(models.Deuda).filter(models.Deuda.id == deuda_id).first()</text:span></text:p>
      <text:p text:style-name="P7">        </text:p>
      <text:p text:style-name="P7">        <text:span text:style-name="T8">if not deuda:</text:span></text:p>
      <text:p text:style-name="P7">            <text:span text:style-name="T8">raise HTTPException(status_code=400, detail="Deuda no encontrada")</text:span></text:p>
      <text:p text:style-name="P7">        </text:p>
      <text:p text:style-name="P7">        <text:span text:style-name="T8">if deuda:</text:span></text:p>
      <text:p text:style-name="P7">            <text:span text:style-name="T8"># Obtener valores actuales</text:span></text:p>
      <text:p text:style-name="P7">            <text:span text:style-name="T8">monto_deuda = Decimal(str(deuda.monto))</text:span></text:p>
      <text:p text:style-name="P7">            <text:span text:style-name="T8">monto_pagado_actual = Decimal(str(deuda.monto_pagado or '0.00'))</text:span></text:p>
      <text:p text:style-name="P7">            </text:p>
      <text:p text:style-name="P7">            <text:span text:style-name="T8"># Sumar el nuevo pago</text:span></text:p>
      <text:p text:style-name="P7">            <text:span text:style-name="T8">deuda.monto_pagado = (monto_pagado_actual + monto_pago).quantize(Decimal('0.01'))</text:span></text:p>
      <text:p text:style-name="P7">            </text:p>
      <text:p text:style-name="P7">            <text:span text:style-name="T8"># Recalcular saldo pendiente</text:span></text:p>
      <text:p text:style-name="P7"><text:soft-page-break/>            <text:span text:style-name="T8">deuda.saldo_pendiente = (monto_deuda - deuda.monto_pagado).quantize(Decimal('0.01'))</text:span></text:p>
      <text:p text:style-name="P7">            </text:p>
      <text:p text:style-name="P7">            <text:span text:style-name="T8"># Actualizar estado de pagado</text:span></text:p>
      <text:p text:style-name="P7">            <text:span text:style-name="T8">if deuda.saldo_pendiente &lt;= Decimal('0.00'):</text:span></text:p>
      <text:p text:style-name="P7">                <text:span text:style-name="T8">deuda.pagado = True</text:span></text:p>
      <text:p text:style-name="P7">                <text:span text:style-name="T8">deuda.saldo_pendiente = Decimal('0.00')  # Asegurar que quede en 0</text:span></text:p>
      <text:p text:style-name="P7">    </text:p>
      <text:p text:style-name="P7">    <text:span text:style-name="T8"># PASO 5: Confirmar cambios</text:span></text:p>
      <text:p text:style-name="P7">    <text:span text:style-name="T8">db.commit()</text:span></text:p>
      <text:p text:style-name="P7">    <text:span text:style-name="T8">db.refresh(nuevo_egreso)</text:span></text:p>
      <text:p text:style-name="P7">    </text:p>
      <text:p text:style-name="P7">    <text:span text:style-name="T8"># PASO 6: Preparar respuesta</text:span></text:p>
      <text:p text:style-name="P7">    <text:span text:style-name="T8"># EXPLICACIÓN: Usamos la relación cargada para obtener el nombre</text:span></text:p>
      <text:p text:style-name="P7">    <text:span text:style-name="T8">descripcion_nombre = nuevo_egreso.descripcion.nombre if nuevo_egreso.descripcion else ""</text:span></text:p>
      <text:p text:style-name="P7">    </text:p>
      <text:p text:style-name="P7">    <text:span text:style-name="T8">return {</text:span></text:p>
      <text:p text:style-name="P7">        <text:span text:style-name="T8">"mensaje": "Egreso registrado correctamente",</text:span></text:p>
      <text:p text:style-name="P7">        <text:span text:style-name="T8">"movimiento": {</text:span></text:p>
      <text:p text:style-name="P7">            <text:span text:style-name="T8">"id": nuevo_egreso.id,</text:span></text:p>
      <text:p text:style-name="P7">            <text:span text:style-name="T8">"descripcion_id": nuevo_egreso.descripcion_id,</text:span></text:p>
      <text:p text:style-name="P7">            <text:span text:style-name="T8">"categoria": descripcion_nombre,</text:span></text:p>
      <text:p text:style-name="P7">            <text:span text:style-name="T8">"monto": str(nuevo_egreso.monto),</text:span></text:p>
      <text:p text:style-name="P7">            <text:span text:style-name="T8">"fecha": nuevo_egreso.fecha.isoformat(),</text:span></text:p>
      <text:p text:style-name="P7">            <text:span text:style-name="T8">"deuda_id": nuevo_egreso.deuda_id</text:span></text:p>
      <text:p text:style-name="P7">        <text:span text:style-name="T8">}</text:span></text:p>
      <text:p text:style-name="P7">    <text:span text:style-name="T8">}</text:span></text:p>
      <text:p text:style-name="P8">"""</text:p>
      <text:p text:style-name="P4"># IMPORTANTE: Después de este cambio, puedes ELIMINAR o COMENTAR:</text:p>
      <text:p text:style-name="P4"># - @app.post("/movimientos") y su función crear_movimiento()</text:p>
      <text:p text:style-name="P4"># - O dejarlo solo para ingresos si lo usas ahí</text:p>
      <text:p text:style-name="P2"/>
      <text:p text:style-name="P4"># PERO: Si ingresos usa POST /ingresos que llama a crear_movimiento(),</text:p>
      <text:p text:style-name="P4"># deberás hacer el mismo cambio para ingresos en el Paso 2  </text:p>
      <text:p text:style-name="P5"/>
      <text:p text:style-name="P3"><text:span text:style-name="T3">@</text:span><text:span text:style-name="T4">app</text:span><text:span text:style-name="T3">.post</text:span>(<text:span text:style-name="T17">"/egresos"</text:span>)</text:p>
      <text:p text:style-name="P3"><text:span text:style-name="T6">def</text:span> <text:span text:style-name="T3">crear_egreso</text:span>(<text:span text:style-name="T4">movimiento</text:span>: <text:span text:style-name="T2">MovimientoCreate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6">    <text:span text:style-name="T10">try</text:span><text:span text:style-name="T8">:</text:span></text:p>
      <text:p text:style-name="P6">        <text:span text:style-name="T16"># 1. Validar descripción tipo "egreso"</text:span></text:p>
      <text:p text:style-name="P6">        <text:span text:style-name="T11">descripcion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scripcion</text:span><text:span text:style-name="T8">).</text:span><text:span text:style-name="T9">filter</text:span><text:span text:style-name="T8">(</text:span></text:p>
      <text:p text:style-name="P6">            <text:span text:style-name="T7">models</text:span><text:span text:style-name="T8">.</text:span><text:span text:style-name="T7">Descripcion</text:span><text:span text:style-name="T8">.</text:span><text:span text:style-name="T11">id</text:span><text:span text:style-name="T8"> </text:span><text:span text:style-name="T9">==</text:span><text:span text:style-name="T8"> </text:span><text:span text:style-name="T11">movimiento</text:span><text:span text:style-name="T8">.</text:span><text:span text:style-name="T11">descripcion_id</text:span></text:p>
      <text:p text:style-name="P6">        <text:span text:style-name="T8">).</text:span><text:span text:style-name="T9">first</text:span><text:span text:style-name="T8">()</text:span></text:p>
      <text:p text:style-name="P6">        <text:span text:style-name="T10">if</text:span><text:span text:style-name="T8"> </text:span><text:span text:style-name="T15">not</text:span><text:span text:style-name="T8"> </text:span><text:span text:style-name="T11">descripcion</text:span><text:span text:style-name="T8">:</text:span></text:p>
      <text:p text:style-name="P6">    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0</text:span><text:span text:style-name="T8">, </text:span><text:span text:style-name="T11">detail</text:span><text:span text:style-name="T12">=</text:span><text:span text:style-name="T14">"Descripción no encontrada"</text:span><text:span text:style-name="T8">)</text:span></text:p>
      <text:p text:style-name="P6">        <text:span text:style-name="T10">if</text:span><text:span text:style-name="T8"> </text:span><text:span text:style-name="T11">descripcion</text:span><text:span text:style-name="T8">.</text:span><text:span text:style-name="T11">tipo</text:span><text:span text:style-name="T8"> </text:span><text:span text:style-name="T9">!=</text:span><text:span text:style-name="T8"> </text:span><text:span text:style-name="T14">"egreso"</text:span><text:span text:style-name="T8">:</text:span></text:p>
      <text:p text:style-name="P6">            <text:span text:style-name="T10">raise</text:span><text:span text:style-name="T8"> </text:span><text:span text:style-name="T7">HTTPException</text:span><text:span text:style-name="T8">(</text:span></text:p>
      <text:p text:style-name="P6">                <text:span text:style-name="T11">status_code</text:span><text:span text:style-name="T12">=</text:span><text:span text:style-name="T13">400</text:span><text:span text:style-name="T8">,</text:span></text:p>
      <text:p text:style-name="P6">                <text:span text:style-name="T11">detail</text:span><text:span text:style-name="T12">=</text:span><text:span text:style-name="T15">f</text:span><text:span text:style-name="T14">"La descripción debe ser tipo 'egreso', no '</text:span><text:span text:style-name="T15">{</text:span><text:span text:style-name="T11">descripcion</text:span><text:span text:style-name="T8">.</text:span><text:span text:style-name="T11">tipo</text:span><text:span text:style-name="T15">}</text:span><text:span text:style-name="T14">'"</text:span></text:p>
      <text:p text:style-name="P6">            <text:span text:style-name="T8">)</text:span></text:p>
      <text:p text:style-name="P2"><text:soft-page-break/></text:p>
      <text:p text:style-name="P6">        <text:span text:style-name="T16"># 2. Convertir monto a Decimal (soporta "1.500,50", "1500.50", "1500")</text:span></text:p>
      <text:p text:style-name="P6">        <text:span text:style-name="T10">try</text:span><text:span text:style-name="T8">:</text:span></text:p>
      <text:p text:style-name="P6">            <text:span text:style-name="T11">monto_str</text:span><text:span text:style-name="T8"> </text:span><text:span text:style-name="T12">=</text:span><text:span text:style-name="T8"> </text:span><text:span text:style-name="T7">str</text:span><text:span text:style-name="T8">(</text:span><text:span text:style-name="T11">movimiento</text:span><text:span text:style-name="T8">.</text:span><text:span text:style-name="T11">monto</text:span><text:span text:style-name="T8">).</text:span><text:span text:style-name="T9">strip</text:span><text:span text:style-name="T8">()</text:span></text:p>
      <text:p text:style-name="P6">            <text:span text:style-name="T16"># Eliminar puntos de miles, reemplazar coma por punto</text:span></text:p>
      <text:p text:style-name="P6">            <text:span text:style-name="T11">monto_str</text:span><text:span text:style-name="T8"> </text:span><text:span text:style-name="T12">=</text:span><text:span text:style-name="T8"> </text:span><text:span text:style-name="T11">monto_str</text:span><text:span text:style-name="T8">.</text:span><text:span text:style-name="T9">replace</text:span><text:span text:style-name="T8">(</text:span><text:span text:style-name="T14">'.'</text:span><text:span text:style-name="T8">, </text:span><text:span text:style-name="T14">''</text:span><text:span text:style-name="T8">, </text:span><text:span text:style-name="T11">monto_str</text:span><text:span text:style-name="T8">.</text:span><text:span text:style-name="T9">count</text:span><text:span text:style-name="T8">(</text:span><text:span text:style-name="T14">'.'</text:span><text:span text:style-name="T8">) </text:span><text:span text:style-name="T12">-</text:span><text:span text:style-name="T8"> </text:span><text:span text:style-name="T13">1</text:span><text:span text:style-name="T8">).</text:span><text:span text:style-name="T9">replace</text:span><text:span text:style-name="T8">(</text:span><text:span text:style-name="T14">','</text:span><text:span text:style-name="T8">, </text:span><text:span text:style-name="T14">'.'</text:span><text:span text:style-name="T8">)</text:span></text:p>
      <text:p text:style-name="P6">            <text:span text:style-name="T11">monto_pago</text:span><text:span text:style-name="T8"> </text:span><text:span text:style-name="T12">=</text:span><text:span text:style-name="T8"> </text:span><text:span text:style-name="T7">Decimal</text:span><text:span text:style-name="T8">(</text:span><text:span text:style-name="T11">monto_str</text:span><text:span text:style-name="T8">).</text:span><text:span text:style-name="T9">quantize</text:span><text:span text:style-name="T8">(</text:span><text:span text:style-name="T7">Decimal</text:span><text:span text:style-name="T8">(</text:span><text:span text:style-name="T14">'0.01'</text:span><text:span text:style-name="T8">))</text:span></text:p>
      <text:p text:style-name="P6">            <text:span text:style-name="T10">if</text:span><text:span text:style-name="T8"> </text:span><text:span text:style-name="T11">monto_pago</text:span><text:span text:style-name="T8"> </text:span><text:span text:style-name="T9">&lt;=</text:span><text:span text:style-name="T8"> </text:span><text:span text:style-name="T7">Decimal</text:span><text:span text:style-name="T8">(</text:span><text:span text:style-name="T14">'0.00'</text:span><text:span text:style-name="T8">):</text:span></text:p>
      <text:p text:style-name="P6">        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0</text:span><text:span text:style-name="T8">, </text:span><text:span text:style-name="T11">detail</text:span><text:span text:style-name="T12">=</text:span><text:span text:style-name="T14">"El monto debe ser mayor a $0,00"</text:span><text:span text:style-name="T8">)</text:span></text:p>
      <text:p text:style-name="P6">        <text:span text:style-name="T10">except</text:span><text:span text:style-name="T8"> (</text:span><text:span text:style-name="T7">InvalidOperation</text:span><text:span text:style-name="T8">, </text:span><text:span text:style-name="T7">ValueError</text:span><text:span text:style-name="T8">, </text:span><text:span text:style-name="T7">TypeError</text:span><text:span text:style-name="T8">) </text:span><text:span text:style-name="T10">as</text:span><text:span text:style-name="T8"> </text:span><text:span text:style-name="T11">e</text:span><text:span text:style-name="T8">:</text:span></text:p>
      <text:p text:style-name="P6">    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0</text:span><text:span text:style-name="T8">, </text:span><text:span text:style-name="T11">detail</text:span><text:span text:style-name="T12">=</text:span><text:span text:style-name="T15">f</text:span><text:span text:style-name="T14">"Monto inválido: '</text:span><text:span text:style-name="T15">{</text:span><text:span text:style-name="T11">movimiento</text:span><text:span text:style-name="T8">.</text:span><text:span text:style-name="T11">monto</text:span><text:span text:style-name="T15">}</text:span><text:span text:style-name="T14">'"</text:span><text:span text:style-name="T8">)</text:span></text:p>
      <text:p text:style-name="P2"/>
      <text:p text:style-name="P6">        <text:span text:style-name="T16"># 3. Manejo de deuda (si aplica)</text:span></text:p>
      <text:p text:style-name="P6">        <text:span text:style-name="T11">deuda_saldo_antes</text:span><text:span text:style-name="T8"> </text:span><text:span text:style-name="T12">=</text:span><text:span text:style-name="T8"> </text:span><text:span text:style-name="T15">None</text:span><text:span text:style-name="T8">  </text:span><text:span text:style-name="T16"># ← INICIALIZAR UNA SOLA VEZ</text:span></text:p>
      <text:p text:style-name="P6">        <text:span text:style-name="T11">deuda_id</text:span><text:span text:style-name="T8"> </text:span><text:span text:style-name="T12">=</text:span><text:span text:style-name="T8"> </text:span><text:span text:style-name="T15">None</text:span></text:p>
      <text:p text:style-name="P2"/>
      <text:p text:style-name="P6">        <text:span text:style-name="T10">if</text:span><text:span text:style-name="T8"> </text:span><text:span text:style-name="T11">movimiento</text:span><text:span text:style-name="T8">.</text:span><text:span text:style-name="T11">deuda_id</text:span><text:span text:style-name="T8">:</text:span></text:p>
      <text:p text:style-name="P6">            <text:span text:style-name="T11">deuda_id</text:span><text:span text:style-name="T8"> </text:span><text:span text:style-name="T12">=</text:span><text:span text:style-name="T8"> </text:span><text:span text:style-name="T7">int</text:span><text:span text:style-name="T8">(</text:span><text:span text:style-name="T11">movimiento</text:span><text:span text:style-name="T8">.</text:span><text:span text:style-name="T11">deuda_id</text:span><text:span text:style-name="T8">)</text:span></text:p>
      <text:p text:style-name="P6">            <text:span text:style-name="T11">deuda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id</text:span><text:span text:style-name="T8"> </text:span><text:span text:style-name="T9">==</text:span><text:span text:style-name="T8"> </text:span><text:span text:style-name="T11">deuda_id</text:span><text:span text:style-name="T8">).</text:span><text:span text:style-name="T9">first</text:span><text:span text:style-name="T8">()</text:span></text:p>
      <text:p text:style-name="P6">            <text:span text:style-name="T10">if</text:span><text:span text:style-name="T8"> </text:span><text:span text:style-name="T15">not</text:span><text:span text:style-name="T8"> </text:span><text:span text:style-name="T11">deuda</text:span><text:span text:style-name="T8">:</text:span></text:p>
      <text:p text:style-name="P6">        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0</text:span><text:span text:style-name="T8">, </text:span><text:span text:style-name="T11">detail</text:span><text:span text:style-name="T12">=</text:span><text:span text:style-name="T14">"Deuda no encontrada"</text:span><text:span text:style-name="T8">)</text:span></text:p>
      <text:p text:style-name="P6">            <text:span text:style-name="T10">if</text:span><text:span text:style-name="T8"> </text:span><text:span text:style-name="T11">deuda</text:span><text:span text:style-name="T8">.</text:span><text:span text:style-name="T11">saldo_pendiente</text:span><text:span text:style-name="T8"> </text:span><text:span text:style-name="T9">&lt;=</text:span><text:span text:style-name="T8"> </text:span><text:span text:style-name="T7">Decimal</text:span><text:span text:style-name="T8">(</text:span><text:span text:style-name="T14">'0.00'</text:span><text:span text:style-name="T8">):</text:span></text:p>
      <text:p text:style-name="P6">        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0</text:span><text:span text:style-name="T8">, </text:span><text:span text:style-name="T11">detail</text:span><text:span text:style-name="T12">=</text:span><text:span text:style-name="T14">"Deuda ya está pagada"</text:span><text:span text:style-name="T8">)</text:span></text:p>
      <text:p text:style-name="P6">            <text:span text:style-name="T10">if</text:span><text:span text:style-name="T8"> </text:span><text:span text:style-name="T11">monto_pago</text:span><text:span text:style-name="T8"> </text:span><text:span text:style-name="T9">&gt;</text:span><text:span text:style-name="T8"> </text:span><text:span text:style-name="T11">deuda</text:span><text:span text:style-name="T8">.</text:span><text:span text:style-name="T11">saldo_pendiente</text:span><text:span text:style-name="T8">:</text:span></text:p>
      <text:p text:style-name="P6">                <text:span text:style-name="T10">raise</text:span><text:span text:style-name="T8"> </text:span><text:span text:style-name="T7">HTTPException</text:span><text:span text:style-name="T8">(</text:span></text:p>
      <text:p text:style-name="P6">                    <text:span text:style-name="T11">status_code</text:span><text:span text:style-name="T12">=</text:span><text:span text:style-name="T13">400</text:span><text:span text:style-name="T8">,</text:span></text:p>
      <text:p text:style-name="P6">                    <text:span text:style-name="T11">detail</text:span><text:span text:style-name="T12">=</text:span><text:span text:style-name="T15">f</text:span><text:span text:style-name="T14">"El monto supera el saldo pendiente ($</text:span><text:span text:style-name="T15">{</text:span><text:span text:style-name="T11">deuda</text:span><text:span text:style-name="T8">.</text:span><text:span text:style-name="T11">saldo_pendiente</text:span><text:span text:style-name="T15">}</text:span><text:span text:style-name="T14">)"</text:span></text:p>
      <text:p text:style-name="P6">                <text:span text:style-name="T8">)</text:span></text:p>
      <text:p text:style-name="P6">            <text:span text:style-name="T11">deuda_saldo_antes</text:span><text:span text:style-name="T8"> </text:span><text:span text:style-name="T12">=</text:span><text:span text:style-name="T8"> </text:span><text:span text:style-name="T11">deuda</text:span><text:span text:style-name="T8">.</text:span><text:span text:style-name="T11">saldo_pendiente</text:span><text:span text:style-name="T8">  </text:span><text:span text:style-name="T16"># ← CAPTURAR SALDO ANTES</text:span></text:p>
      <text:p text:style-name="P2"/>
      <text:p text:style-name="P6">        <text:span text:style-name="T16"># 4. Crear movimiento</text:span></text:p>
      <text:p text:style-name="P6">        <text:span text:style-name="T16"># ← ELIMINAR la línea "deuda_saldo_antes = None" que estaba aquí</text:span></text:p>
      <text:p text:style-name="P6">        <text:span text:style-name="T11">nuevo_egreso</text:span><text:span text:style-name="T8"> </text:span><text:span text:style-name="T12">=</text:span><text:span text:style-name="T8"> </text:span><text:span text:style-name="T7">models</text:span><text:span text:style-name="T8">.</text:span><text:span text:style-name="T7">Movimiento</text:span><text:span text:style-name="T8">(            </text:span></text:p>
      <text:p text:style-name="P6">            <text:span text:style-name="T11">descripcion_id</text:span><text:span text:style-name="T12">=</text:span><text:span text:style-name="T11">movimiento</text:span><text:span text:style-name="T8">.</text:span><text:span text:style-name="T11">descripcion_id</text:span><text:span text:style-name="T8">,</text:span></text:p>
      <text:p text:style-name="P6">            <text:span text:style-name="T11">monto</text:span><text:span text:style-name="T12">=</text:span><text:span text:style-name="T11">monto_pago</text:span><text:span text:style-name="T8">,</text:span></text:p>
      <text:p text:style-name="P6">            <text:span text:style-name="T11">fecha</text:span><text:span text:style-name="T12">=</text:span><text:span text:style-name="T11">movimiento</text:span><text:span text:style-name="T8">.</text:span><text:span text:style-name="T11">fecha</text:span><text:span text:style-name="T8"> </text:span><text:span text:style-name="T10">or</text:span><text:span text:style-name="T8"> </text:span><text:span text:style-name="T7">date</text:span><text:span text:style-name="T8">.</text:span><text:span text:style-name="T9">today</text:span><text:span text:style-name="T8">(),</text:span></text:p>
      <text:p text:style-name="P6">            <text:span text:style-name="T11">deuda_id</text:span><text:span text:style-name="T12">=</text:span><text:span text:style-name="T11">deuda_id</text:span><text:span text:style-name="T8">,</text:span></text:p>
      <text:p text:style-name="P6">            <text:span text:style-name="T11">deuda_saldo_antes</text:span><text:span text:style-name="T12">=</text:span><text:span text:style-name="T11">deuda_saldo_antes</text:span><text:span text:style-name="T8">  </text:span><text:span text:style-name="T16"># ← USAR el valor capturado antes</text:span></text:p>
      <text:p text:style-name="P6">        <text:span text:style-name="T8">)</text:span></text:p>
      <text:p text:style-name="P6">        <text:span text:style-name="T11">db</text:span><text:span text:style-name="T8">.</text:span><text:span text:style-name="T9">add</text:span><text:span text:style-name="T8">(</text:span><text:span text:style-name="T11">nuevo_egreso</text:span><text:span text:style-name="T8">)</text:span></text:p>
      <text:p text:style-name="P2"/>
      <text:p text:style-name="P6">        <text:span text:style-name="T16"># 5. Actualizar deuda (si aplica)</text:span></text:p>
      <text:p text:style-name="P6">        <text:span text:style-name="T10">if</text:span><text:span text:style-name="T8"> </text:span><text:span text:style-name="T11">deuda_id</text:span><text:span text:style-name="T8"> </text:span><text:span text:style-name="T15">and</text:span><text:span text:style-name="T8"> </text:span><text:span text:style-name="T11">deuda_saldo_antes</text:span><text:span text:style-name="T8"> </text:span><text:span text:style-name="T15">is</text:span><text:span text:style-name="T8"> </text:span><text:span text:style-name="T15">not</text:span><text:span text:style-name="T8"> </text:span><text:span text:style-name="T15">None</text:span><text:span text:style-name="T8">:</text:span></text:p>
      <text:p text:style-name="P6">            <text:span text:style-name="T11">deuda</text:span><text:span text:style-name="T8">.</text:span><text:span text:style-name="T11">monto_pagado</text:span><text:span text:style-name="T8"> </text:span><text:span text:style-name="T12">=</text:span><text:span text:style-name="T8"> (</text:span><text:span text:style-name="T11">deuda</text:span><text:span text:style-name="T8">.</text:span><text:span text:style-name="T11">monto_pagado</text:span><text:span text:style-name="T8"> </text:span><text:span text:style-name="T15">or</text:span><text:span text:style-name="T8"> </text:span><text:span text:style-name="T7">Decimal</text:span><text:span text:style-name="T8">(</text:span><text:span text:style-name="T14">'0.00'</text:span><text:span text:style-name="T8">)) </text:span><text:span text:style-name="T9">+</text:span><text:span text:style-name="T8"> </text:span><text:span text:style-name="T11">monto_pago</text:span></text:p>
      <text:p text:style-name="P6">            <text:span text:style-name="T11">deuda</text:span><text:span text:style-name="T8">.</text:span><text:span text:style-name="T11">saldo_pendiente</text:span><text:span text:style-name="T8"> </text:span><text:span text:style-name="T12">=</text:span><text:span text:style-name="T8"> </text:span><text:span text:style-name="T11">deuda</text:span><text:span text:style-name="T8">.</text:span><text:span text:style-name="T11">saldo_pendiente</text:span><text:span text:style-name="T8"> </text:span><text:span text:style-name="T9">-</text:span><text:span text:style-name="T8"> </text:span><text:span text:style-name="T11">monto_pago</text:span></text:p>
      <text:p text:style-name="P6">            <text:span text:style-name="T10">if</text:span><text:span text:style-name="T8"> </text:span><text:span text:style-name="T11">deuda</text:span><text:span text:style-name="T8">.</text:span><text:span text:style-name="T11">saldo_pendiente</text:span><text:span text:style-name="T8"> </text:span><text:span text:style-name="T9">&lt;=</text:span><text:span text:style-name="T8"> </text:span><text:span text:style-name="T7">Decimal</text:span><text:span text:style-name="T8">(</text:span><text:span text:style-name="T14">'0.00'</text:span><text:span text:style-name="T8">):</text:span></text:p>
      <text:p text:style-name="P6">                <text:span text:style-name="T11">deuda</text:span><text:span text:style-name="T8">.</text:span><text:span text:style-name="T11">saldo_pendiente</text:span><text:span text:style-name="T8"> </text:span><text:span text:style-name="T12">=</text:span><text:span text:style-name="T8"> </text:span><text:span text:style-name="T7">Decimal</text:span><text:span text:style-name="T8">(</text:span><text:span text:style-name="T14">'0.00'</text:span><text:span text:style-name="T8">)</text:span></text:p>
      <text:p text:style-name="P6">                <text:span text:style-name="T11">deuda</text:span><text:span text:style-name="T8">.</text:span><text:span text:style-name="T11">pagado</text:span><text:span text:style-name="T8"> </text:span><text:span text:style-name="T12">=</text:span><text:span text:style-name="T8"> </text:span><text:span text:style-name="T15">True</text:span><text:span text:style-name="T8">  </text:span><text:span text:style-name="T16"># ← CORREGIDO: era "esta_pagada", ahora "pagado"</text:span></text:p>
      <text:p text:style-name="P2"><text:soft-page-break/></text:p>
      <text:p text:style-name="P6">        <text:span text:style-name="T16"># 6. Confirmar</text:span></text:p>
      <text:p text:style-name="P6">        <text:span text:style-name="T11">db</text:span><text:span text:style-name="T8">.</text:span><text:span text:style-name="T9">commit</text:span><text:span text:style-name="T8">()</text:span></text:p>
      <text:p text:style-name="P6">        <text:span text:style-name="T11">db</text:span><text:span text:style-name="T8">.</text:span><text:span text:style-name="T9">refresh</text:span><text:span text:style-name="T8">(</text:span><text:span text:style-name="T11">nuevo_egreso</text:span><text:span text:style-name="T8">)</text:span></text:p>
      <text:p text:style-name="P2"/>
      <text:p text:style-name="P6">        <text:span text:style-name="T16"># 7. Responder</text:span></text:p>
      <text:p text:style-name="P6">        <text:span text:style-name="T10">return</text:span><text:span text:style-name="T8"> {</text:span></text:p>
      <text:p text:style-name="P6">            <text:span text:style-name="T14">"mensaje"</text:span><text:span text:style-name="T8">: </text:span><text:span text:style-name="T14">"Egreso registrado correctamente"</text:span><text:span text:style-name="T8">,</text:span></text:p>
      <text:p text:style-name="P6">            <text:span text:style-name="T14">"movimiento"</text:span><text:span text:style-name="T8">: {</text:span></text:p>
      <text:p text:style-name="P6">                <text:span text:style-name="T14">"id"</text:span><text:span text:style-name="T8">: </text:span><text:span text:style-name="T11">nuevo_egreso</text:span><text:span text:style-name="T8">.</text:span><text:span text:style-name="T11">id</text:span><text:span text:style-name="T8">,</text:span></text:p>
      <text:p text:style-name="P6">                <text:span text:style-name="T14">"descripcion_id"</text:span><text:span text:style-name="T8">: </text:span><text:span text:style-name="T11">nuevo_egreso</text:span><text:span text:style-name="T8">.</text:span><text:span text:style-name="T11">descripcion_id</text:span><text:span text:style-name="T8">,</text:span></text:p>
      <text:p text:style-name="P6">                <text:span text:style-name="T14">"categoria"</text:span><text:span text:style-name="T8">: </text:span><text:span text:style-name="T11">descripcion</text:span><text:span text:style-name="T8">.</text:span><text:span text:style-name="T11">nombre</text:span><text:span text:style-name="T8">,</text:span></text:p>
      <text:p text:style-name="P6">                <text:span text:style-name="T14">"monto"</text:span><text:span text:style-name="T8">: </text:span><text:span text:style-name="T9">str</text:span><text:span text:style-name="T8">(</text:span><text:span text:style-name="T11">nuevo_egreso</text:span><text:span text:style-name="T8">.</text:span><text:span text:style-name="T11">monto</text:span><text:span text:style-name="T8">),</text:span></text:p>
      <text:p text:style-name="P6">                <text:span text:style-name="T14">"fecha"</text:span><text:span text:style-name="T8">: </text:span><text:span text:style-name="T11">nuevo_egreso</text:span><text:span text:style-name="T8">.</text:span><text:span text:style-name="T11">fecha</text:span><text:span text:style-name="T8">.isoformat(),</text:span></text:p>
      <text:p text:style-name="P6">                <text:span text:style-name="T14">"deuda_id"</text:span><text:span text:style-name="T8">: </text:span><text:span text:style-name="T11">nuevo_egreso</text:span><text:span text:style-name="T8">.</text:span><text:span text:style-name="T11">deuda_id</text:span><text:span text:style-name="T8">,</text:span></text:p>
      <text:p text:style-name="P6">                <text:span text:style-name="T14">"deuda_saldo_antes"</text:span><text:span text:style-name="T8">: </text:span><text:span text:style-name="T9">str</text:span><text:span text:style-name="T8">(</text:span><text:span text:style-name="T11">nuevo_egreso</text:span><text:span text:style-name="T8">.</text:span><text:span text:style-name="T11">deuda_saldo_antes</text:span><text:span text:style-name="T8">) </text:span><text:span text:style-name="T10">if</text:span><text:span text:style-name="T8"> </text:span><text:span text:style-name="T11">nuevo_egreso</text:span><text:span text:style-name="T8">.</text:span><text:span text:style-name="T11">deuda_saldo_antes</text:span><text:span text:style-name="T8"> </text:span><text:span text:style-name="T10">else</text:span><text:span text:style-name="T8"> </text:span><text:span text:style-name="T15">None</text:span></text:p>
      <text:p text:style-name="P6">            <text:span text:style-name="T8">}</text:span></text:p>
      <text:p text:style-name="P6">        <text:span text:style-name="T8">}</text:span></text:p>
      <text:p text:style-name="P2"/>
      <text:p text:style-name="P6">    <text:span text:style-name="T10">except</text:span><text:span text:style-name="T8"> </text:span><text:span text:style-name="T7">HTTPException</text:span><text:span text:style-name="T8">:</text:span></text:p>
      <text:p text:style-name="P6">        <text:span text:style-name="T10">raise</text:span></text:p>
      <text:p text:style-name="P6">    <text:span text:style-name="T10">except</text:span><text:span text:style-name="T8"> </text:span><text:span text:style-name="T7">Exception</text:span><text:span text:style-name="T8"> </text:span><text:span text:style-name="T10">as</text:span><text:span text:style-name="T8"> </text:span><text:span text:style-name="T11">e</text:span><text:span text:style-name="T8">:</text:span></text:p>
      <text:p text:style-name="P6">        <text:span text:style-name="T11">db</text:span><text:span text:style-name="T8">.</text:span><text:span text:style-name="T9">rollback</text:span><text:span text:style-name="T8">()</text:span></text:p>
      <text:p text:style-name="P6">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500</text:span><text:span text:style-name="T8">, </text:span><text:span text:style-name="T11">detail</text:span><text:span text:style-name="T12">=</text:span><text:span text:style-name="T15">f</text:span><text:span text:style-name="T14">"Error interno: </text:span><text:span text:style-name="T15">{</text:span><text:span text:style-name="T7">str</text:span><text:span text:style-name="T8">(</text:span><text:span text:style-name="T11">e</text:span><text:span text:style-name="T8">)</text:span><text:span text:style-name="T15">}</text:span><text:span text:style-name="T14">"</text:span><text:span text:style-name="T8">)</text:span></text:p>
      <text:p text:style-name="P4"># Endpoint para obtener egresos paginados y filtrados por fecha</text:p>
      <text:p text:style-name="P8">"""</text:p>
      <text:p text:style-name="P8">@app.get("/egresos/paginados")</text:p>
      <text:p text:style-name="P8">def obtener_egresos_paginados(</text:p>
      <text:p text:style-name="P7">    <text:span text:style-name="T8">page: int = Query(1, ge=1),</text:span></text:p>
      <text:p text:style-name="P7">    <text:span text:style-name="T8">limit: int = Query(4, ge=1),</text:span></text:p>
      <text:p text:style-name="P7">    <text:span text:style-name="T8">fecha_inicio: Optional[str] = Query(None),</text:span></text:p>
      <text:p text:style-name="P7">    <text:span text:style-name="T8">fecha_fin: Optional[str] = Query(None),</text:span></text:p>
      <text:p text:style-name="P7">    <text:span text:style-name="T8">descripcion_id: Optional[int] = Query(None),</text:span></text:p>
      <text:p text:style-name="P7">    <text:span text:style-name="T8">db: Session = Depends(get_db)</text:span></text:p>
      <text:p text:style-name="P8">):</text:p>
      <text:p text:style-name="P7">    <text:span text:style-name="T8"># ✅ JOIN con Descripcion + LEFT JOIN con Deuda</text:span></text:p>
      <text:p text:style-name="P7">    <text:span text:style-name="T8">query = (</text:span></text:p>
      <text:p text:style-name="P7">        <text:span text:style-name="T8">db.query(models.Movimiento, models.Descripcion, models.Deuda)</text:span></text:p>
      <text:p text:style-name="P7">        <text:span text:style-name="T8">.join(models.Descripcion, models.Movimiento.descripcion_id == models.Descripcion.id)</text:span></text:p>
      <text:p text:style-name="P7">        <text:span text:style-name="T8">.outerjoin(models.Deuda, models.Movimiento.deuda_id == models.Deuda.id)</text:span></text:p>
      <text:p text:style-name="P7">        <text:span text:style-name="T8">.filter(models.Descripcion.tipo == "egreso")</text:span></text:p>
      <text:p text:style-name="P7">    <text:span text:style-name="T8">)</text:span></text:p>
      <text:p text:style-name="P2"/>
      <text:p text:style-name="P7">    <text:span text:style-name="T8"># Filtros por fecha</text:span></text:p>
      <text:p text:style-name="P7">    <text:span text:style-name="T8">if fecha_inicio:</text:span></text:p>
      <text:p text:style-name="P7">        <text:span text:style-name="T8">try:</text:span></text:p>
      <text:p text:style-name="P7">            <text:span text:style-name="T8">fecha_desde = datetime.strptime(fecha_inicio, "%Y-%m-%d").date()</text:span></text:p>
      <text:p text:style-name="P7">            <text:span text:style-name="T8">query = query.filter(models.Movimiento.fecha &gt;= fecha_desde)</text:span></text:p>
      <text:p text:style-name="P7">        <text:span text:style-name="T8">except ValueError:</text:span></text:p>
      <text:p text:style-name="P7"><text:soft-page-break/>            <text:span text:style-name="T8">raise HTTPException(status_code=400, detail="Formato de fecha_inicio inválido, debe ser YYYY-MM-DD")</text:span></text:p>
      <text:p text:style-name="P2"/>
      <text:p text:style-name="P7">    <text:span text:style-name="T8">if fecha_fin:</text:span></text:p>
      <text:p text:style-name="P7">        <text:span text:style-name="T8">try:</text:span></text:p>
      <text:p text:style-name="P7">            <text:span text:style-name="T8">fecha_hasta = datetime.strptime(fecha_fin, "%Y-%m-%d").date()</text:span></text:p>
      <text:p text:style-name="P7">            <text:span text:style-name="T8">query = query.filter(models.Movimiento.fecha &lt;= fecha_hasta)</text:span></text:p>
      <text:p text:style-name="P7">        <text:span text:style-name="T8">except ValueError:</text:span></text:p>
      <text:p text:style-name="P7">            <text:span text:style-name="T8">raise HTTPException(status_code=400, detail="Formato de fecha_fin inválido, debe ser YYYY-MM-DD")</text:span></text:p>
      <text:p text:style-name="P2"/>
      <text:p text:style-name="P7">    <text:span text:style-name="T8"># Filtro por descripción</text:span></text:p>
      <text:p text:style-name="P7">    <text:span text:style-name="T8">if descripcion_id is not None:</text:span></text:p>
      <text:p text:style-name="P7">        <text:span text:style-name="T8">query = query.filter(models.Movimiento.descripcion_id == descripcion_id)</text:span></text:p>
      <text:p text:style-name="P2"/>
      <text:p text:style-name="P7">    <text:span text:style-name="T8"># Ordenar: más recientes primero</text:span></text:p>
      <text:p text:style-name="P7">    <text:span text:style-name="T8">query = query.order_by(models.Movimiento.fecha.desc(), models.Movimiento.id.desc())</text:span></text:p>
      <text:p text:style-name="P2"/>
      <text:p text:style-name="P7">    <text:span text:style-name="T8"># Paginación</text:span></text:p>
      <text:p text:style-name="P7">    <text:span text:style-name="T8">total = query.count()</text:span></text:p>
      <text:p text:style-name="P7">    <text:span text:style-name="T8">results = query.offset((page - 1) * limit).limit(limit).all()</text:span></text:p>
      <text:p text:style-name="P2"/>
      <text:p text:style-name="P7">    <text:span text:style-name="T8"># ✅ Construir resultado seguro: SOLO PRIMITIVOS (str, float, int, None)</text:span></text:p>
      <text:p text:style-name="P7">    <text:span text:style-name="T8">egresos_list = []</text:span></text:p>
      <text:p text:style-name="P7">    <text:span text:style-name="T8">for movimiento, descripcion, deuda in results:</text:span></text:p>
      <text:p text:style-name="P7">        <text:span text:style-name="T8">item = {</text:span></text:p>
      <text:p text:style-name="P7">            <text:span text:style-name="T8">"id": movimiento.id,</text:span></text:p>
      <text:p text:style-name="P7">            <text:span text:style-name="T8">"descripcion_id": movimiento.descripcion_id,</text:span></text:p>
      <text:p text:style-name="P7">            <text:span text:style-name="T8">"categoria": getattr(descripcion, 'nombre', 'Sin descripción'),</text:span></text:p>
      <text:p text:style-name="P7">            <text:span text:style-name="T8">"monto": float(movimiento.monto) if movimiento.monto else 0.0,</text:span></text:p>
      <text:p text:style-name="P7">            <text:span text:style-name="T8">"fecha": movimiento.fecha.isoformat() if movimiento.fecha else None,</text:span></text:p>
      <text:p text:style-name="P7">            <text:span text:style-name="T8">"deuda_id": None,</text:span></text:p>
      <text:p text:style-name="P7">            <text:span text:style-name="T8">"deuda_descripcion": None,</text:span></text:p>
      <text:p text:style-name="P7">            <text:span text:style-name="T8">"deuda_saldo_pendiente": None</text:span></text:p>
      <text:p text:style-name="P7">        <text:span text:style-name="T8">}</text:span></text:p>
      <text:p text:style-name="P2"/>
      <text:p text:style-name="P7">        <text:span text:style-name="T8"># ✅ Solo si hay deuda (y no es None)</text:span></text:p>
      <text:p text:style-name="P7">        <text:span text:style-name="T8">if deuda is not None:</text:span></text:p>
      <text:p text:style-name="P7">            <text:span text:style-name="T8">item["deuda_id"] = deuda.id</text:span></text:p>
      <text:p text:style-name="P7">            <text:span text:style-name="T8">item["deuda_descripcion"] = (</text:span></text:p>
      <text:p text:style-name="P7">                <text:span text:style-name="T8">getattr(deuda, 'descripcion', None) or</text:span></text:p>
      <text:p text:style-name="P7">                <text:span text:style-name="T8">getattr(deuda, 'nombre', None) or</text:span></text:p>
      <text:p text:style-name="P7">                <text:span text:style-name="T8">'Deuda sin nombre'</text:span></text:p>
      <text:p text:style-name="P7">            <text:span text:style-name="T8">)</text:span></text:p>
      <text:p text:style-name="P7">            <text:span text:style-name="T8">saldo = getattr(deuda, 'saldo_pendiente', None) or getattr(deuda, 'monto', 0.0)</text:span></text:p>
      <text:p text:style-name="P7">            <text:span text:style-name="T8">item["deuda_saldo_pendiente"] = float(saldo) if saldo is not None else 0.0</text:span></text:p>
      <text:p text:style-name="P2"/>
      <text:p text:style-name="P7">        <text:span text:style-name="T8">egresos_list.append(item)</text:span></text:p>
      <text:p text:style-name="P2"/>
      <text:p text:style-name="P7"><text:soft-page-break/>    <text:span text:style-name="T8">return{</text:span></text:p>
      <text:p text:style-name="P7">        <text:span text:style-name="T8">"page": page,</text:span></text:p>
      <text:p text:style-name="P7">        <text:span text:style-name="T8">"limit": limit,</text:span></text:p>
      <text:p text:style-name="P7">        <text:span text:style-name="T8">"total": total,</text:span></text:p>
      <text:p text:style-name="P7">        <text:span text:style-name="T8">"results": egresos_list</text:span></text:p>
      <text:p text:style-name="P7">    <text:span text:style-name="T8">}    </text:span></text:p>
      <text:p text:style-name="P8">"""</text:p>
      <text:p text:style-name="P2"/>
      <text:p text:style-name="P4"># REEMPLAZAR COMPLETAMENTE el endpoint GET /egresos/paginados:</text:p>
      <text:p text:style-name="P3"><text:span text:style-name="T3">@</text:span><text:span text:style-name="T4">app</text:span><text:span text:style-name="T3">.get</text:span>(<text:span text:style-name="T17">"/egresos/paginados"</text:span>)</text:p>
      <text:p text:style-name="P3"><text:span text:style-name="T6">def</text:span> <text:span text:style-name="T3">obtener_egresos_paginados</text:span>(</text:p>
      <text:p text:style-name="P6">    <text:span text:style-name="T11">page</text:span><text:span text:style-name="T8">: </text:span><text:span text:style-name="T7">int</text:span><text:span text:style-name="T8"> </text:span><text:span text:style-name="T12">=</text:span><text:span text:style-name="T8"> </text:span><text:span text:style-name="T9">Query</text:span><text:span text:style-name="T8">(</text:span><text:span text:style-name="T13">1</text:span><text:span text:style-name="T8">, </text:span><text:span text:style-name="T11">ge</text:span><text:span text:style-name="T8">=</text:span><text:span text:style-name="T13">1</text:span><text:span text:style-name="T8">),</text:span></text:p>
      <text:p text:style-name="P6">    <text:span text:style-name="T11">limit</text:span><text:span text:style-name="T8">: </text:span><text:span text:style-name="T7">int</text:span><text:span text:style-name="T8"> </text:span><text:span text:style-name="T12">=</text:span><text:span text:style-name="T8"> </text:span><text:span text:style-name="T9">Query</text:span><text:span text:style-name="T8">(</text:span><text:span text:style-name="T13">4</text:span><text:span text:style-name="T8">, </text:span><text:span text:style-name="T11">ge</text:span><text:span text:style-name="T8">=</text:span><text:span text:style-name="T13">1</text:span><text:span text:style-name="T8">),</text:span></text:p>
      <text:p text:style-name="P6">    <text:span text:style-name="T11">fecha_inicio</text:span><text:span text:style-name="T8">: </text:span><text:span text:style-name="T7">Optional</text:span><text:span text:style-name="T8">[</text:span><text:span text:style-name="T7">str</text:span><text:span text:style-name="T8">] </text:span><text:span text:style-name="T12">=</text:span><text:span text:style-name="T8"> </text:span><text:span text:style-name="T9">Query</text:span><text:span text:style-name="T8">(</text:span><text:span text:style-name="T15">None</text:span><text:span text:style-name="T8">),</text:span></text:p>
      <text:p text:style-name="P6">    <text:span text:style-name="T11">fecha_fin</text:span><text:span text:style-name="T8">: </text:span><text:span text:style-name="T7">Optional</text:span><text:span text:style-name="T8">[</text:span><text:span text:style-name="T7">str</text:span><text:span text:style-name="T8">] </text:span><text:span text:style-name="T12">=</text:span><text:span text:style-name="T8"> </text:span><text:span text:style-name="T9">Query</text:span><text:span text:style-name="T8">(</text:span><text:span text:style-name="T15">None</text:span><text:span text:style-name="T8">),</text:span></text:p>
      <text:p text:style-name="P6">    <text:span text:style-name="T11">descripcion_id</text:span><text:span text:style-name="T8">: </text:span><text:span text:style-name="T7">Optional</text:span><text:span text:style-name="T8">[</text:span><text:span text:style-name="T7">int</text:span><text:span text:style-name="T8">] </text:span><text:span text:style-name="T12">=</text:span><text:span text:style-name="T8"> </text:span><text:span text:style-name="T9">Query</text:span><text:span text:style-name="T8">(</text:span><text:span text:style-name="T15">None</text:span><text:span text:style-name="T8">),</text:span></text:p>
      <text:p text:style-name="P6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6">    <text:span text:style-name="T16"># ✅ JOIN con Descripcion + LEFT JOIN con Deuda</text:span></text:p>
      <text:p text:style-name="P6">    <text:span text:style-name="T11">query</text:span><text:span text:style-name="T8"> </text:span><text:span text:style-name="T12">=</text:span><text:span text:style-name="T8"> (</text:span></text:p>
      <text:p text:style-name="P6">        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Movimiento</text:span><text:span text:style-name="T8">, </text:span><text:span text:style-name="T7">models</text:span><text:span text:style-name="T8">.</text:span><text:span text:style-name="T7">Descripcion</text:span><text:span text:style-name="T8">, </text:span><text:span text:style-name="T7">models</text:span><text:span text:style-name="T8">.</text:span><text:span text:style-name="T7">Deuda</text:span><text:span text:style-name="T8">)</text:span></text:p>
      <text:p text:style-name="P6">        <text:span text:style-name="T8">.</text:span><text:span text:style-name="T9">join</text:span><text:span text:style-name="T8">(</text:span><text:span text:style-name="T7">models</text:span><text:span text:style-name="T8">.</text:span><text:span text:style-name="T7">Descripcion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text:span text:style-name="T8">)</text:span></text:p>
      <text:p text:style-name="P6">        <text:span text:style-name="T8">.</text:span><text:span text:style-name="T9">outerjoin</text:span><text:span text:style-name="T8">(</text:span><text:span text:style-name="T7">models</text:span><text:span text:style-name="T8">.</text:span><text:span text:style-name="T7">Deuda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deuda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uda</text:span><text:span text:style-name="T8">.</text:span><text:span text:style-name="T11">id</text:span><text:span text:style-name="T8">)</text:span></text:p>
      <text:p text:style-name="P6">        <text:span text:style-name="T8">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4">"egreso"</text:span><text:span text:style-name="T8">)</text:span></text:p>
      <text:p text:style-name="P6">    <text:span text:style-name="T8">)</text:span></text:p>
      <text:p text:style-name="P2"/>
      <text:p text:style-name="P6">    <text:span text:style-name="T16"># Filtros por fecha</text:span></text:p>
      <text:p text:style-name="P6">    <text:span text:style-name="T10">if</text:span><text:span text:style-name="T8"> </text:span><text:span text:style-name="T11">fecha_inicio</text:span><text:span text:style-name="T8">:</text:span></text:p>
      <text:p text:style-name="P6">        <text:span text:style-name="T10">try</text:span><text:span text:style-name="T8">:</text:span></text:p>
      <text:p text:style-name="P6">            <text:span text:style-name="T11">fecha_desde</text:span><text:span text:style-name="T8"> </text:span><text:span text:style-name="T12">=</text:span><text:span text:style-name="T8"> </text:span><text:span text:style-name="T7">datetime</text:span><text:span text:style-name="T8">.</text:span><text:span text:style-name="T9">strptime</text:span><text:span text:style-name="T8">(</text:span><text:span text:style-name="T11">fecha_inicio</text:span><text:span text:style-name="T8">, </text:span><text:span text:style-name="T14">"%Y-%m-</text:span><text:span text:style-name="T15">%d</text:span><text:span text:style-name="T14">"</text:span><text:span text:style-name="T8">).</text:span><text:span text:style-name="T9">date</text:span><text:span text:style-name="T8">()</text:span></text:p>
      <text:p text:style-name="P6">    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gt;=</text:span><text:span text:style-name="T8"> </text:span><text:span text:style-name="T11">fecha_desde</text:span><text:span text:style-name="T8">)</text:span></text:p>
      <text:p text:style-name="P6">        <text:span text:style-name="T10">except</text:span><text:span text:style-name="T8"> </text:span><text:span text:style-name="T7">ValueError</text:span><text:span text:style-name="T8">:</text:span></text:p>
      <text:p text:style-name="P6">    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0</text:span><text:span text:style-name="T8">, </text:span><text:span text:style-name="T11">detail</text:span><text:span text:style-name="T12">=</text:span><text:span text:style-name="T14">"Formato de fecha_inicio inválido, debe ser YYYY-MM-DD"</text:span><text:span text:style-name="T8">)</text:span></text:p>
      <text:p text:style-name="P2"/>
      <text:p text:style-name="P6">    <text:span text:style-name="T10">if</text:span><text:span text:style-name="T8"> </text:span><text:span text:style-name="T11">fecha_fin</text:span><text:span text:style-name="T8">:</text:span></text:p>
      <text:p text:style-name="P6">        <text:span text:style-name="T10">try</text:span><text:span text:style-name="T8">:</text:span></text:p>
      <text:p text:style-name="P6">            <text:span text:style-name="T11">fecha_hasta</text:span><text:span text:style-name="T8"> </text:span><text:span text:style-name="T12">=</text:span><text:span text:style-name="T8"> </text:span><text:span text:style-name="T7">datetime</text:span><text:span text:style-name="T8">.</text:span><text:span text:style-name="T9">strptime</text:span><text:span text:style-name="T8">(</text:span><text:span text:style-name="T11">fecha_fin</text:span><text:span text:style-name="T8">, </text:span><text:span text:style-name="T14">"%Y-%m-</text:span><text:span text:style-name="T15">%d</text:span><text:span text:style-name="T14">"</text:span><text:span text:style-name="T8">).</text:span><text:span text:style-name="T9">date</text:span><text:span text:style-name="T8">()</text:span></text:p>
      <text:p text:style-name="P6">    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lt;=</text:span><text:span text:style-name="T8"> </text:span><text:span text:style-name="T11">fecha_hasta</text:span><text:span text:style-name="T8">)</text:span></text:p>
      <text:p text:style-name="P6">        <text:span text:style-name="T10">except</text:span><text:span text:style-name="T8"> </text:span><text:span text:style-name="T7">ValueError</text:span><text:span text:style-name="T8">:</text:span></text:p>
      <text:p text:style-name="P6">    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0</text:span><text:span text:style-name="T8">, </text:span><text:span text:style-name="T11">detail</text:span><text:span text:style-name="T12">=</text:span><text:span text:style-name="T14">"Formato de fecha_fin inválido, debe ser YYYY-MM-DD"</text:span><text:span text:style-name="T8">)</text:span></text:p>
      <text:p text:style-name="P2"/>
      <text:p text:style-name="P6">    <text:span text:style-name="T16"># Filtro por descripción</text:span></text:p>
      <text:p text:style-name="P6">    <text:span text:style-name="T10">if</text:span><text:span text:style-name="T8"> </text:span><text:span text:style-name="T11">descripcion_id</text:span><text:span text:style-name="T8"> </text:span><text:span text:style-name="T15">is</text:span><text:span text:style-name="T8"> </text:span><text:span text:style-name="T15">not</text:span><text:span text:style-name="T8"> </text:span><text:span text:style-name="T15">None</text:span><text:span text:style-name="T8">:</text:span></text:p>
      <text:p text:style-name="P6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11">descripcion_id</text:span><text:span text:style-name="T8">)</text:span></text:p>
      <text:p text:style-name="P2"/>
      <text:p text:style-name="P6">    <text:span text:style-name="T16"># Ordenar: más recientes primero</text:span></text:p>
      <text:p text:style-name="P6">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order_by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.</text:span><text:span text:style-name="T9">desc</text:span><text:span text:style-name="T8">(), </text:span><text:span text:style-name="T7">models</text:span><text:span text:style-name="T8">.</text:span><text:span text:style-name="T7">Movimiento</text:span><text:span text:style-name="T8">.</text:span><text:span text:style-name="T11">id</text:span><text:span text:style-name="T8">.</text:span><text:span text:style-name="T9">desc</text:span><text:span text:style-name="T8">())</text:span></text:p>
      <text:p text:style-name="P2"><text:soft-page-break/></text:p>
      <text:p text:style-name="P6">    <text:span text:style-name="T16"># Paginación</text:span></text:p>
      <text:p text:style-name="P6">    <text:span text:style-name="T11">total</text:span><text:span text:style-name="T8"> </text:span><text:span text:style-name="T12">=</text:span><text:span text:style-name="T8"> </text:span><text:span text:style-name="T11">query</text:span><text:span text:style-name="T8">.</text:span><text:span text:style-name="T9">count</text:span><text:span text:style-name="T8">()</text:span></text:p>
      <text:p text:style-name="P6">    <text:span text:style-name="T11">results</text:span><text:span text:style-name="T8"> </text:span><text:span text:style-name="T12">=</text:span><text:span text:style-name="T8"> </text:span><text:span text:style-name="T11">query</text:span><text:span text:style-name="T8">.</text:span><text:span text:style-name="T9">offset</text:span><text:span text:style-name="T8">((</text:span><text:span text:style-name="T11">page</text:span><text:span text:style-name="T8"> </text:span><text:span text:style-name="T12">-</text:span><text:span text:style-name="T8"> </text:span><text:span text:style-name="T13">1</text:span><text:span text:style-name="T8">) </text:span><text:span text:style-name="T12">*</text:span><text:span text:style-name="T8"> </text:span><text:span text:style-name="T11">limit</text:span><text:span text:style-name="T8">).</text:span><text:span text:style-name="T9">limit</text:span><text:span text:style-name="T8">(</text:span><text:span text:style-name="T11">limit</text:span><text:span text:style-name="T8">).</text:span><text:span text:style-name="T9">all</text:span><text:span text:style-name="T8">()</text:span></text:p>
      <text:p text:style-name="P2"/>
      <text:p text:style-name="P6">    <text:span text:style-name="T16"># ✅ Construir resultado seguro: solo primitivos (str, float, int, None)</text:span></text:p>
      <text:p text:style-name="P6">    <text:span text:style-name="T11">egresos_list</text:span><text:span text:style-name="T8"> </text:span><text:span text:style-name="T12">=</text:span><text:span text:style-name="T8"> []</text:span></text:p>
      <text:p text:style-name="P6">    <text:span text:style-name="T10">for</text:span><text:span text:style-name="T8"> </text:span><text:span text:style-name="T11">movimiento</text:span><text:span text:style-name="T8">, </text:span><text:span text:style-name="T11">descripcion</text:span><text:span text:style-name="T8">, </text:span><text:span text:style-name="T11">deuda</text:span><text:span text:style-name="T8"> </text:span><text:span text:style-name="T10">in</text:span><text:span text:style-name="T8"> </text:span><text:span text:style-name="T11">results</text:span><text:span text:style-name="T8">:</text:span></text:p>
      <text:p text:style-name="P6">        <text:span text:style-name="T11">item</text:span><text:span text:style-name="T8"> </text:span><text:span text:style-name="T12">=</text:span><text:span text:style-name="T8"> {</text:span></text:p>
      <text:p text:style-name="P6">            <text:span text:style-name="T14">"id"</text:span><text:span text:style-name="T8">: </text:span><text:span text:style-name="T11">movimiento</text:span><text:span text:style-name="T8">.id,</text:span></text:p>
      <text:p text:style-name="P6">            <text:span text:style-name="T14">"descripcion_id"</text:span><text:span text:style-name="T8">: </text:span><text:span text:style-name="T11">movimiento</text:span><text:span text:style-name="T8">.descripcion_id,</text:span></text:p>
      <text:p text:style-name="P6">            <text:span text:style-name="T14">"categoria"</text:span><text:span text:style-name="T8">: </text:span><text:span text:style-name="T9">getattr</text:span><text:span text:style-name="T8">(</text:span><text:span text:style-name="T11">descripcion</text:span><text:span text:style-name="T8">, </text:span><text:span text:style-name="T14">'nombre'</text:span><text:span text:style-name="T8">, </text:span><text:span text:style-name="T14">'Sin descripción'</text:span><text:span text:style-name="T8">),</text:span></text:p>
      <text:p text:style-name="P6">            <text:span text:style-name="T14">"monto"</text:span><text:span text:style-name="T8">: </text:span><text:span text:style-name="T7">float</text:span><text:span text:style-name="T8">(</text:span><text:span text:style-name="T11">movimiento</text:span><text:span text:style-name="T8">.monto) </text:span><text:span text:style-name="T10">if</text:span><text:span text:style-name="T8"> </text:span><text:span text:style-name="T11">movimiento</text:span><text:span text:style-name="T8">.monto </text:span><text:span text:style-name="T10">else</text:span><text:span text:style-name="T8"> </text:span><text:span text:style-name="T13">0.0</text:span><text:span text:style-name="T8">,</text:span></text:p>
      <text:p text:style-name="P6">            <text:span text:style-name="T14">"fecha"</text:span><text:span text:style-name="T8">: </text:span><text:span text:style-name="T11">movimiento</text:span><text:span text:style-name="T8">.fecha.isoformat() </text:span><text:span text:style-name="T10">if</text:span><text:span text:style-name="T8"> </text:span><text:span text:style-name="T11">movimiento</text:span><text:span text:style-name="T8">.fecha </text:span><text:span text:style-name="T10">else</text:span><text:span text:style-name="T8"> </text:span><text:span text:style-name="T15">None</text:span><text:span text:style-name="T8">,</text:span></text:p>
      <text:p text:style-name="P6">            <text:span text:style-name="T14">"deuda_id"</text:span><text:span text:style-name="T8">: </text:span><text:span text:style-name="T11">movimiento</text:span><text:span text:style-name="T8">.deuda_id,</text:span></text:p>
      <text:p text:style-name="P6">            <text:span text:style-name="T14">"deuda_descripcion"</text:span><text:span text:style-name="T8">: </text:span><text:span text:style-name="T15">None</text:span><text:span text:style-name="T8">,</text:span></text:p>
      <text:p text:style-name="P6">            <text:span text:style-name="T14">"deuda_saldo_pendiente"</text:span><text:span text:style-name="T8">: </text:span><text:span text:style-name="T15">None</text:span><text:span text:style-name="T8">,</text:span></text:p>
      <text:p text:style-name="P6">            <text:span text:style-name="T14">"deuda_saldo_antes"</text:span><text:span text:style-name="T8">: </text:span><text:span text:style-name="T7">float</text:span><text:span text:style-name="T8">(</text:span><text:span text:style-name="T11">movimiento</text:span><text:span text:style-name="T8">.deuda_saldo_antes) </text:span><text:span text:style-name="T10">if</text:span><text:span text:style-name="T8"> </text:span><text:span text:style-name="T11">movimiento</text:span><text:span text:style-name="T8">.deuda_saldo_antes </text:span><text:span text:style-name="T15">is</text:span><text:span text:style-name="T8"> </text:span><text:span text:style-name="T15">not</text:span><text:span text:style-name="T8"> </text:span><text:span text:style-name="T15">None</text:span><text:span text:style-name="T8"> </text:span><text:span text:style-name="T10">else</text:span><text:span text:style-name="T8"> </text:span><text:span text:style-name="T15">None</text:span><text:span text:style-name="T8">,</text:span></text:p>
      <text:p text:style-name="P6">        <text:span text:style-name="T8">}</text:span></text:p>
      <text:p text:style-name="P2"/>
      <text:p text:style-name="P6">        <text:span text:style-name="T16"># ✅ Solo si hay deuda asociada</text:span></text:p>
      <text:p text:style-name="P6">        <text:span text:style-name="T10">if</text:span><text:span text:style-name="T8"> </text:span><text:span text:style-name="T11">deuda</text:span><text:span text:style-name="T8"> </text:span><text:span text:style-name="T15">is</text:span><text:span text:style-name="T8"> </text:span><text:span text:style-name="T15">not</text:span><text:span text:style-name="T8"> </text:span><text:span text:style-name="T15">None</text:span><text:span text:style-name="T8">:</text:span></text:p>
      <text:p text:style-name="P6">            <text:span text:style-name="T11">item</text:span><text:span text:style-name="T8">[</text:span><text:span text:style-name="T14">"deuda_descripcion"</text:span><text:span text:style-name="T8">] </text:span><text:span text:style-name="T12">=</text:span><text:span text:style-name="T8"> (</text:span></text:p>
      <text:p text:style-name="P6">                <text:span text:style-name="T9">getattr</text:span><text:span text:style-name="T8">(</text:span><text:span text:style-name="T11">deuda</text:span><text:span text:style-name="T8">, </text:span><text:span text:style-name="T14">'descripcion'</text:span><text:span text:style-name="T8">, </text:span><text:span text:style-name="T15">None</text:span><text:span text:style-name="T8">) </text:span><text:span text:style-name="T15">or</text:span></text:p>
      <text:p text:style-name="P6">                <text:span text:style-name="T9">getattr</text:span><text:span text:style-name="T8">(</text:span><text:span text:style-name="T11">deuda</text:span><text:span text:style-name="T8">, </text:span><text:span text:style-name="T14">'nombre'</text:span><text:span text:style-name="T8">, </text:span><text:span text:style-name="T15">None</text:span><text:span text:style-name="T8">) </text:span><text:span text:style-name="T15">or</text:span></text:p>
      <text:p text:style-name="P6">                <text:span text:style-name="T14">'Deuda sin nombre'</text:span></text:p>
      <text:p text:style-name="P6">            <text:span text:style-name="T8">)</text:span></text:p>
      <text:p text:style-name="P6">            <text:span text:style-name="T11">saldo</text:span><text:span text:style-name="T8"> </text:span><text:span text:style-name="T12">=</text:span><text:span text:style-name="T8"> </text:span><text:span text:style-name="T9">getattr</text:span><text:span text:style-name="T8">(</text:span><text:span text:style-name="T11">deuda</text:span><text:span text:style-name="T8">, </text:span><text:span text:style-name="T14">'saldo_pendiente'</text:span><text:span text:style-name="T8">, </text:span><text:span text:style-name="T15">None</text:span><text:span text:style-name="T8">) </text:span><text:span text:style-name="T15">or</text:span><text:span text:style-name="T8"> </text:span><text:span text:style-name="T9">getattr</text:span><text:span text:style-name="T8">(</text:span><text:span text:style-name="T11">deuda</text:span><text:span text:style-name="T8">, </text:span><text:span text:style-name="T14">'monto'</text:span><text:span text:style-name="T8">, </text:span><text:span text:style-name="T13">0.0</text:span><text:span text:style-name="T8">)</text:span></text:p>
      <text:p text:style-name="P6">            <text:span text:style-name="T11">item</text:span><text:span text:style-name="T8">[</text:span><text:span text:style-name="T14">"deuda_saldo_pendiente"</text:span><text:span text:style-name="T8">] </text:span><text:span text:style-name="T12">=</text:span><text:span text:style-name="T8"> </text:span><text:span text:style-name="T7">float</text:span><text:span text:style-name="T8">(</text:span><text:span text:style-name="T11">saldo</text:span><text:span text:style-name="T8">) </text:span><text:span text:style-name="T10">if</text:span><text:span text:style-name="T8"> </text:span><text:span text:style-name="T11">saldo</text:span><text:span text:style-name="T8"> </text:span><text:span text:style-name="T15">is</text:span><text:span text:style-name="T8"> </text:span><text:span text:style-name="T15">not</text:span><text:span text:style-name="T8"> </text:span><text:span text:style-name="T15">None</text:span><text:span text:style-name="T8"> </text:span><text:span text:style-name="T10">else</text:span><text:span text:style-name="T8"> </text:span><text:span text:style-name="T13">0.0</text:span></text:p>
      <text:p text:style-name="P2"/>
      <text:p text:style-name="P6">        <text:span text:style-name="T11">egresos_list</text:span><text:span text:style-name="T8">.</text:span><text:span text:style-name="T9">append</text:span><text:span text:style-name="T8">(</text:span><text:span text:style-name="T11">item</text:span><text:span text:style-name="T8">)</text:span></text:p>
      <text:p text:style-name="P2"/>
      <text:p text:style-name="P6">    <text:span text:style-name="T10">return</text:span><text:span text:style-name="T8"> {</text:span></text:p>
      <text:p text:style-name="P6">        <text:span text:style-name="T14">"page"</text:span><text:span text:style-name="T8">: </text:span><text:span text:style-name="T11">page</text:span><text:span text:style-name="T8">,</text:span></text:p>
      <text:p text:style-name="P6">        <text:span text:style-name="T14">"limit"</text:span><text:span text:style-name="T8">: </text:span><text:span text:style-name="T11">limit</text:span><text:span text:style-name="T8">,</text:span></text:p>
      <text:p text:style-name="P6">        <text:span text:style-name="T14">"total"</text:span><text:span text:style-name="T8">: </text:span><text:span text:style-name="T11">total</text:span><text:span text:style-name="T8">,</text:span></text:p>
      <text:p text:style-name="P6">        <text:span text:style-name="T14">"results"</text:span><text:span text:style-name="T8">: </text:span><text:span text:style-name="T11">egresos_list</text:span></text:p>
      <text:p text:style-name="P6">    <text:span text:style-name="T8">}</text:span></text:p>
      <text:p text:style-name="P2"/>
      <text:p text:style-name="P4"># Endpoint: devuelve el total de egresos filtrados por rango de fechas</text:p>
      <text:p text:style-name="P3"><text:span text:style-name="T3">@</text:span><text:span text:style-name="T4">app</text:span><text:span text:style-name="T3">.get</text:span>(<text:span text:style-name="T17">"/egresos/total"</text:span>)</text:p>
      <text:p text:style-name="P3"><text:span text:style-name="T6">def</text:span> <text:span text:style-name="T3">total_egresos</text:span>(</text:p>
      <text:p text:style-name="P6">    <text:span text:style-name="T11">desde</text:span><text:span text:style-name="T8">: </text:span><text:span text:style-name="T7">date</text:span><text:span text:style-name="T8"> </text:span><text:span text:style-name="T12">|</text:span><text:span text:style-name="T8"> </text:span><text:span text:style-name="T15">None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, </text:span><text:span text:style-name="T11">description</text:span><text:span text:style-name="T8">=</text:span><text:span text:style-name="T14">"Fecha desde"</text:span><text:span text:style-name="T8">),</text:span></text:p>
      <text:p text:style-name="P6">    <text:span text:style-name="T11">hasta</text:span><text:span text:style-name="T8">: </text:span><text:span text:style-name="T7">date</text:span><text:span text:style-name="T8"> </text:span><text:span text:style-name="T12">|</text:span><text:span text:style-name="T8"> </text:span><text:span text:style-name="T15">None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, </text:span><text:span text:style-name="T11">description</text:span><text:span text:style-name="T8">=</text:span><text:span text:style-name="T14">"Fecha hasta"</text:span><text:span text:style-name="T8">),</text:span></text:p>
      <text:p text:style-name="P6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6">    <text:span text:style-name="T16"># JOIN agregado para filtrar por tipo</text:span></text:p>
      <text:p text:style-name="P6">    <text:span text:style-name="T11">query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Movimiento</text:span><text:span text:style-name="T8">).</text:span><text:span text:style-name="T9">join</text:span><text:span text:style-name="T8">(</text:span></text:p>
      <text:p text:style-name="P6">        <text:span text:style-name="T7">models</text:span><text:span text:style-name="T8">.</text:span><text:span text:style-name="T7">Descripcion</text:span><text:span text:style-name="T8">,</text:span></text:p>
      <text:p text:style-name="P6"><text:soft-page-break/>        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6">    <text:span text:style-name="T8">)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4">"egreso"</text:span><text:span text:style-name="T8">)  </text:span><text:span text:style-name="T16"># Filtro cambiado</text:span></text:p>
      <text:p text:style-name="P2"/>
      <text:p text:style-name="P6">    <text:span text:style-name="T10">if</text:span><text:span text:style-name="T8"> </text:span><text:span text:style-name="T11">desde</text:span><text:span text:style-name="T8">:</text:span></text:p>
      <text:p text:style-name="P6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gt;=</text:span><text:span text:style-name="T8"> </text:span><text:span text:style-name="T11">desde</text:span><text:span text:style-name="T8">)</text:span></text:p>
      <text:p text:style-name="P6">    <text:span text:style-name="T10">if</text:span><text:span text:style-name="T8"> </text:span><text:span text:style-name="T11">hasta</text:span><text:span text:style-name="T8">:</text:span></text:p>
      <text:p text:style-name="P6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lt;=</text:span><text:span text:style-name="T8"> </text:span><text:span text:style-name="T11">hasta</text:span><text:span text:style-name="T8">)</text:span></text:p>
      <text:p text:style-name="P2"/>
      <text:p text:style-name="P6">    <text:span text:style-name="T11">total</text:span><text:span text:style-name="T8"> </text:span><text:span text:style-name="T12">=</text:span><text:span text:style-name="T8"> </text:span><text:span text:style-name="T11">query</text:span><text:span text:style-name="T8">.</text:span><text:span text:style-name="T9">count</text:span><text:span text:style-name="T8">()</text:span></text:p>
      <text:p text:style-name="P6">    <text:span text:style-name="T10">return</text:span><text:span text:style-name="T8"> {</text:span><text:span text:style-name="T14">"total"</text:span><text:span text:style-name="T8">: </text:span><text:span text:style-name="T11">total</text:span><text:span text:style-name="T8">}</text:span></text:p>
      <text:p text:style-name="P2"/>
      <text:p text:style-name="P4"># PASO 1: CAMBIOS EN main.py - ENDPOINTS ESPECÍFICOS PARA EGRESOS</text:p>
      <text:p text:style-name="P2"/>
      <text:p text:style-name="P4"># 1. REEMPLAZAR COMPLETAMENTE este endpoint:</text:p>
      <text:p text:style-name="P3"><text:span text:style-name="T3">@</text:span><text:span text:style-name="T4">app</text:span><text:span text:style-name="T3">.put</text:span>(<text:span text:style-name="T17">"/egresos/</text:span><text:span text:style-name="T6">{egreso_id}</text:span><text:span text:style-name="T17">"</text:span>)</text:p>
      <text:p text:style-name="P3"><text:span text:style-name="T6">def</text:span> <text:span text:style-name="T3">actualizar_egreso</text:span>(<text:span text:style-name="T4">egreso_id</text:span>: <text:span text:style-name="T2">int</text:span>, <text:span text:style-name="T4">movimiento</text:span>: <text:span text:style-name="T2">MovimientoUpdate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6">    <text:span text:style-name="T14">"""</text:span></text:p>
      <text:p text:style-name="P7">    <text:span text:style-name="T8">Endpoint específico para actualizar egresos con lógica de recálculo de deuda</text:span></text:p>
      <text:p text:style-name="P7">    </text:p>
      <text:p text:style-name="P7">    <text:span text:style-name="T8">CAMBIO: Antes llamaba a actualizar_movimiento(), ahora tiene lógica propia</text:span></text:p>
      <text:p text:style-name="P7">    <text:span text:style-name="T8">MOTIVO: Los egresos necesitan recálculo automático de deuda, los ingresos no</text:span></text:p>
      <text:p text:style-name="P7">    <text:span text:style-name="T8">"""</text:span></text:p>
      <text:p text:style-name="P6">    </text:p>
      <text:p text:style-name="P6">    <text:span text:style-name="T16"># PASO 1: Buscar el egreso con JOIN para validar que existe y es un egreso</text:span></text:p>
      <text:p text:style-name="P6">    <text:span text:style-name="T16"># EXPLICACIÓN: Usamos JOIN para asegurar que el movimiento sea tipo "egreso"</text:span></text:p>
      <text:p text:style-name="P6">    <text:span text:style-name="T16"># y cargar la información de descripción en una sola consulta</text:span></text:p>
      <text:p text:style-name="P6">    <text:span text:style-name="T11">egreso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Movimiento</text:span><text:span text:style-name="T8">).</text:span><text:span text:style-name="T9">join</text:span><text:span text:style-name="T8">(</text:span></text:p>
      <text:p text:style-name="P6">        <text:span text:style-name="T7">models</text:span><text:span text:style-name="T8">.</text:span><text:span text:style-name="T7">Descripcion</text:span><text:span text:style-name="T8">,</text:span></text:p>
      <text:p text:style-name="P6">        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6">    <text:span text:style-name="T8">).</text:span><text:span text:style-name="T9">filter</text:span><text:span text:style-name="T8">(</text:span></text:p>
      <text:p text:style-name="P6">        <text:span text:style-name="T7">models</text:span><text:span text:style-name="T8">.</text:span><text:span text:style-name="T7">Movimiento</text:span><text:span text:style-name="T8">.</text:span><text:span text:style-name="T11">id</text:span><text:span text:style-name="T8"> </text:span><text:span text:style-name="T9">==</text:span><text:span text:style-name="T8"> </text:span><text:span text:style-name="T11">egreso_id</text:span><text:span text:style-name="T8">,</text:span></text:p>
      <text:p text:style-name="P6">        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4">"egreso"</text:span><text:span text:style-name="T8">  </text:span><text:span text:style-name="T16"># FILTRO: Solo egresos</text:span></text:p>
      <text:p text:style-name="P6">    <text:span text:style-name="T8">).</text:span><text:span text:style-name="T9">first</text:span><text:span text:style-name="T8">()</text:span></text:p>
      <text:p text:style-name="P6">    </text:p>
      <text:p text:style-name="P6">    <text:span text:style-name="T16"># VALIDACIÓN: Si no existe o no es egreso, error 404</text:span></text:p>
      <text:p text:style-name="P6">    <text:span text:style-name="T10">if</text:span><text:span text:style-name="T8"> </text:span><text:span text:style-name="T15">not</text:span><text:span text:style-name="T8"> </text:span><text:span text:style-name="T11">egreso</text:span><text:span text:style-name="T8">:</text:span></text:p>
      <text:p text:style-name="P6">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4</text:span><text:span text:style-name="T8">, </text:span><text:span text:style-name="T11">detail</text:span><text:span text:style-name="T12">=</text:span><text:span text:style-name="T14">"Egreso no encontrado"</text:span><text:span text:style-name="T8">)</text:span></text:p>
      <text:p text:style-name="P6">    </text:p>
      <text:p text:style-name="P6">    <text:span text:style-name="T16"># PASO 2: Guardar valores originales para poder hacer el recálculo correcto</text:span></text:p>
      <text:p text:style-name="P6">    <text:span text:style-name="T16"># EXPLICACIÓN: Necesitamos estos valores para revertir el pago anterior</text:span></text:p>
      <text:p text:style-name="P6">    <text:span text:style-name="T16"># antes de aplicar el nuevo monto</text:span></text:p>
      <text:p text:style-name="P6">    <text:span text:style-name="T11">monto_original</text:span><text:span text:style-name="T8"> </text:span><text:span text:style-name="T12">=</text:span><text:span text:style-name="T8"> </text:span><text:span text:style-name="T11">egreso</text:span><text:span text:style-name="T8">.</text:span><text:span text:style-name="T11">monto</text:span></text:p>
      <text:p text:style-name="P6">    <text:span text:style-name="T11">deuda_id_original</text:span><text:span text:style-name="T8"> </text:span><text:span text:style-name="T12">=</text:span><text:span text:style-name="T8"> </text:span><text:span text:style-name="T11">egreso</text:span><text:span text:style-name="T8">.</text:span><text:span text:style-name="T11">deuda_id</text:span></text:p>
      <text:p text:style-name="P6">    </text:p>
      <text:p text:style-name="P6">    <text:span text:style-name="T16"># PASO 3: Validación de negocio - No cambiar descripción si tiene deuda</text:span></text:p>
      <text:p text:style-name="P6">    <text:span text:style-name="T16"># EXPLICACIÓN: Cambiar la descripción de un egreso que pagó una deuda</text:span></text:p>
      <text:p text:style-name="P6">    <text:span text:style-name="T16"># podría causar inconsistencias contables</text:span></text:p>
      <text:p text:style-name="P6">    <text:span text:style-name="T10">if</text:span><text:span text:style-name="T8"> </text:span><text:span text:style-name="T11">egreso</text:span><text:span text:style-name="T8">.</text:span><text:span text:style-name="T11">deuda_id</text:span><text:span text:style-name="T8"> </text:span><text:span text:style-name="T15">and</text:span><text:span text:style-name="T8"> </text:span><text:span text:style-name="T11">movimiento</text:span><text:span text:style-name="T8">.</text:span><text:span text:style-name="T11">descripcion_id</text:span><text:span text:style-name="T8"> </text:span><text:span text:style-name="T15">and</text:span><text:span text:style-name="T8"> </text:span><text:span text:style-name="T11">movimiento</text:span><text:span text:style-name="T8">.</text:span><text:span text:style-name="T11">descripcion_id</text:span><text:span text:style-name="T8"> </text:span><text:span text:style-name="T12">!=</text:span><text:span text:style-name="T8"> </text:span><text:span text:style-name="T11">egreso</text:span><text:span text:style-name="T8">.</text:span><text:span text:style-name="T11">descripcion_id</text:span><text:span text:style-name="T8">:</text:span></text:p>
      <text:p text:style-name="P6">        <text:span text:style-name="T10">raise</text:span><text:span text:style-name="T8"> </text:span><text:span text:style-name="T7">HTTPException</text:span><text:span text:style-name="T8">(</text:span></text:p>
      <text:p text:style-name="P6"><text:soft-page-break/>            <text:span text:style-name="T11">status_code</text:span><text:span text:style-name="T12">=</text:span><text:span text:style-name="T13">400</text:span><text:span text:style-name="T8">, </text:span></text:p>
      <text:p text:style-name="P6">            <text:span text:style-name="T11">detail</text:span><text:span text:style-name="T12">=</text:span><text:span text:style-name="T14">"No se puede cambiar la descripción de un egreso vinculado a deuda"</text:span></text:p>
      <text:p text:style-name="P6">        <text:span text:style-name="T8">)</text:span></text:p>
      <text:p text:style-name="P6">    </text:p>
      <text:p text:style-name="P6">    <text:span text:style-name="T16"># PASO 4: Actualizar campos del egreso</text:span></text:p>
      <text:p text:style-name="P6">    <text:span text:style-name="T16"># EXPLICACIÓN: Solo actualizamos los campos que vienen en el request</text:span></text:p>
      <text:p text:style-name="P6">    <text:span text:style-name="T16"># Si un campo es None, no lo tocamos (mantiene el valor actual)</text:span></text:p>
      <text:p text:style-name="P6">    <text:span text:style-name="T10">if</text:span><text:span text:style-name="T8"> </text:span><text:span text:style-name="T11">movimiento</text:span><text:span text:style-name="T8">.</text:span><text:span text:style-name="T11">descripcion_id</text:span><text:span text:style-name="T8">:</text:span></text:p>
      <text:p text:style-name="P6">        <text:span text:style-name="T11">egreso</text:span><text:span text:style-name="T8">.</text:span><text:span text:style-name="T11">descripcion_id</text:span><text:span text:style-name="T8"> </text:span><text:span text:style-name="T12">=</text:span><text:span text:style-name="T8"> </text:span><text:span text:style-name="T11">movimiento</text:span><text:span text:style-name="T8">.</text:span><text:span text:style-name="T11">descripcion_id</text:span></text:p>
      <text:p text:style-name="P6">    <text:span text:style-name="T10">if</text:span><text:span text:style-name="T8"> </text:span><text:span text:style-name="T11">movimiento</text:span><text:span text:style-name="T8">.</text:span><text:span text:style-name="T11">monto</text:span><text:span text:style-name="T8">:</text:span></text:p>
      <text:p text:style-name="P6">        <text:span text:style-name="T16"># IMPORTANTE: Convertir a Decimal para precisión monetaria</text:span></text:p>
      <text:p text:style-name="P6">        <text:span text:style-name="T11">egreso</text:span><text:span text:style-name="T8">.</text:span><text:span text:style-name="T11">monto</text:span><text:span text:style-name="T8"> </text:span><text:span text:style-name="T12">=</text:span><text:span text:style-name="T8"> </text:span><text:span text:style-name="T7">Decimal</text:span><text:span text:style-name="T8">(</text:span><text:span text:style-name="T7">str</text:span><text:span text:style-name="T8">(</text:span><text:span text:style-name="T11">movimiento</text:span><text:span text:style-name="T8">.</text:span><text:span text:style-name="T11">monto</text:span><text:span text:style-name="T8">))</text:span></text:p>
      <text:p text:style-name="P6">    <text:span text:style-name="T10">if</text:span><text:span text:style-name="T8"> </text:span><text:span text:style-name="T11">movimiento</text:span><text:span text:style-name="T8">.</text:span><text:span text:style-name="T11">fecha</text:span><text:span text:style-name="T8">:</text:span></text:p>
      <text:p text:style-name="P6">        <text:span text:style-name="T11">egreso</text:span><text:span text:style-name="T8">.</text:span><text:span text:style-name="T11">fecha</text:span><text:span text:style-name="T8"> </text:span><text:span text:style-name="T12">=</text:span><text:span text:style-name="T8"> </text:span><text:span text:style-name="T11">movimiento</text:span><text:span text:style-name="T8">.</text:span><text:span text:style-name="T11">fecha</text:span></text:p>
      <text:p text:style-name="P6">    <text:span text:style-name="T16"># NOTA: deuda_id NO se actualiza - está bloqueado en el frontend</text:span></text:p>
      <text:p text:style-name="P6">    </text:p>
      <text:p text:style-name="P6">    <text:span text:style-name="T16"># PASO 5: LÓGICA DE RECÁLCULO DE DEUDA (la parte más importante)</text:span></text:p>
      <text:p text:style-name="P6">    <text:span text:style-name="T16"># EXPLICACIÓN: Solo recalculamos si cambió el monto Y tiene deuda vinculada</text:span></text:p>
      <text:p text:style-name="P6">    <text:span text:style-name="T10">if</text:span><text:span text:style-name="T8"> </text:span><text:span text:style-name="T11">egreso</text:span><text:span text:style-name="T8">.</text:span><text:span text:style-name="T11">deuda_id</text:span><text:span text:style-name="T8"> </text:span><text:span text:style-name="T15">and</text:span><text:span text:style-name="T8"> </text:span><text:span text:style-name="T11">egreso</text:span><text:span text:style-name="T8">.</text:span><text:span text:style-name="T11">monto</text:span><text:span text:style-name="T8"> </text:span><text:span text:style-name="T9">!=</text:span><text:span text:style-name="T8"> </text:span><text:span text:style-name="T11">monto_original</text:span><text:span text:style-name="T8">:</text:span></text:p>
      <text:p text:style-name="P6">        <text:span text:style-name="T16"># Buscar la deuda vinculada</text:span></text:p>
      <text:p text:style-name="P6">        <text:span text:style-name="T11">deuda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id</text:span><text:span text:style-name="T8"> </text:span><text:span text:style-name="T9">==</text:span><text:span text:style-name="T8"> </text:span><text:span text:style-name="T11">egreso</text:span><text:span text:style-name="T8">.</text:span><text:span text:style-name="T11">deuda_id</text:span><text:span text:style-name="T8">).</text:span><text:span text:style-name="T9">first</text:span><text:span text:style-name="T8">()</text:span></text:p>
      <text:p text:style-name="P6">        </text:p>
      <text:p text:style-name="P6">        <text:span text:style-name="T10">if</text:span><text:span text:style-name="T8"> </text:span><text:span text:style-name="T11">deuda</text:span><text:span text:style-name="T8">:</text:span></text:p>
      <text:p text:style-name="P6">            <text:span text:style-name="T16"># PASO 5.1: Revertir el pago original</text:span></text:p>
      <text:p text:style-name="P6">            <text:span text:style-name="T16"># EXPLICACIÓN: Quitamos el monto anterior del total pagado</text:span></text:p>
      <text:p text:style-name="P6">            <text:span text:style-name="T11">deuda</text:span><text:span text:style-name="T8">.</text:span><text:span text:style-name="T11">monto_pagado</text:span><text:span text:style-name="T8"> </text:span><text:span text:style-name="T12">=</text:span><text:span text:style-name="T8"> (</text:span><text:span text:style-name="T11">deuda</text:span><text:span text:style-name="T8">.</text:span><text:span text:style-name="T11">monto_pagado</text:span><text:span text:style-name="T8"> </text:span><text:span text:style-name="T9">-</text:span><text:span text:style-name="T8"> </text:span><text:span text:style-name="T11">monto_original</text:span><text:span text:style-name="T8">).quantize(</text:span><text:span text:style-name="T7">Decimal</text:span><text:span text:style-name="T8">(</text:span><text:span text:style-name="T14">'0.01'</text:span><text:span text:style-name="T8">))</text:span></text:p>
      <text:p text:style-name="P6">            </text:p>
      <text:p text:style-name="P6">            <text:span text:style-name="T16"># PASO 5.2: Aplicar el nuevo pago</text:span></text:p>
      <text:p text:style-name="P6">            <text:span text:style-name="T16"># EXPLICACIÓN: Sumamos el nuevo monto al total pagado</text:span></text:p>
      <text:p text:style-name="P6">            <text:span text:style-name="T11">deuda</text:span><text:span text:style-name="T8">.</text:span><text:span text:style-name="T11">monto_pagado</text:span><text:span text:style-name="T8"> </text:span><text:span text:style-name="T12">=</text:span><text:span text:style-name="T8"> (</text:span><text:span text:style-name="T11">deuda</text:span><text:span text:style-name="T8">.</text:span><text:span text:style-name="T11">monto_pagado</text:span><text:span text:style-name="T8"> </text:span><text:span text:style-name="T9">+</text:span><text:span text:style-name="T8"> </text:span><text:span text:style-name="T11">egreso</text:span><text:span text:style-name="T8">.</text:span><text:span text:style-name="T11">monto</text:span><text:span text:style-name="T8">).quantize(</text:span><text:span text:style-name="T7">Decimal</text:span><text:span text:style-name="T8">(</text:span><text:span text:style-name="T14">'0.01'</text:span><text:span text:style-name="T8">))</text:span></text:p>
      <text:p text:style-name="P6">            </text:p>
      <text:p text:style-name="P6">            <text:span text:style-name="T16"># PASO 5.3: Recalcular saldo pendiente</text:span></text:p>
      <text:p text:style-name="P6">            <text:span text:style-name="T16"># EXPLICACIÓN: saldo_pendiente = monto_total - monto_pagado</text:span></text:p>
      <text:p text:style-name="P6">            <text:span text:style-name="T11">monto_deuda</text:span><text:span text:style-name="T8"> </text:span><text:span text:style-name="T12">=</text:span><text:span text:style-name="T8"> </text:span><text:span text:style-name="T7">Decimal</text:span><text:span text:style-name="T8">(</text:span><text:span text:style-name="T9">str</text:span><text:span text:style-name="T8">(</text:span><text:span text:style-name="T11">deuda</text:span><text:span text:style-name="T8">.</text:span><text:span text:style-name="T11">monto</text:span><text:span text:style-name="T8">))</text:span></text:p>
      <text:p text:style-name="P6">            <text:span text:style-name="T11">deuda</text:span><text:span text:style-name="T8">.</text:span><text:span text:style-name="T11">saldo_pendiente</text:span><text:span text:style-name="T8"> </text:span><text:span text:style-name="T12">=</text:span><text:span text:style-name="T8"> (</text:span><text:span text:style-name="T11">monto_deuda</text:span><text:span text:style-name="T8"> </text:span><text:span text:style-name="T9">-</text:span><text:span text:style-name="T8"> </text:span><text:span text:style-name="T11">deuda</text:span><text:span text:style-name="T8">.</text:span><text:span text:style-name="T11">monto_pagado</text:span><text:span text:style-name="T8">).quantize(</text:span><text:span text:style-name="T7">Decimal</text:span><text:span text:style-name="T8">(</text:span><text:span text:style-name="T14">'0.01'</text:span><text:span text:style-name="T8">))</text:span></text:p>
      <text:p text:style-name="P6">            </text:p>
      <text:p text:style-name="P6">            <text:span text:style-name="T16"># PASO 5.4: Actualizar estado de pagado</text:span></text:p>
      <text:p text:style-name="P6">            <text:span text:style-name="T16"># EXPLICACIÓN: Si saldo_pendiente &lt;= 0, la deuda está totalmente pagada</text:span></text:p>
      <text:p text:style-name="P6">            <text:span text:style-name="T10">if</text:span><text:span text:style-name="T8"> </text:span><text:span text:style-name="T11">deuda</text:span><text:span text:style-name="T8">.</text:span><text:span text:style-name="T11">saldo_pendiente</text:span><text:span text:style-name="T8"> </text:span><text:span text:style-name="T9">&lt;=</text:span><text:span text:style-name="T8"> </text:span><text:span text:style-name="T7">Decimal</text:span><text:span text:style-name="T8">(</text:span><text:span text:style-name="T14">'0.00'</text:span><text:span text:style-name="T8">):</text:span></text:p>
      <text:p text:style-name="P6">                <text:span text:style-name="T11">deuda</text:span><text:span text:style-name="T8">.</text:span><text:span text:style-name="T11">pagado</text:span><text:span text:style-name="T8"> </text:span><text:span text:style-name="T12">=</text:span><text:span text:style-name="T8"> </text:span><text:span text:style-name="T15">True</text:span></text:p>
      <text:p text:style-name="P6">                <text:span text:style-name="T11">deuda</text:span><text:span text:style-name="T8">.</text:span><text:span text:style-name="T11">saldo_pendiente</text:span><text:span text:style-name="T8"> </text:span><text:span text:style-name="T12">=</text:span><text:span text:style-name="T8"> </text:span><text:span text:style-name="T7">Decimal</text:span><text:span text:style-name="T8">(</text:span><text:span text:style-name="T14">'0.00'</text:span><text:span text:style-name="T8">)  </text:span><text:span text:style-name="T16"># Asegurar que quede en 0</text:span></text:p>
      <text:p text:style-name="P6">            <text:span text:style-name="T10">else</text:span><text:span text:style-name="T8">:</text:span></text:p>
      <text:p text:style-name="P6">                <text:span text:style-name="T11">deuda</text:span><text:span text:style-name="T8">.</text:span><text:span text:style-name="T11">pagado</text:span><text:span text:style-name="T8"> </text:span><text:span text:style-name="T12">=</text:span><text:span text:style-name="T8"> </text:span><text:span text:style-name="T15">False</text:span><text:span text:style-name="T8">  </text:span><text:span text:style-name="T16"># Vuelve a pendiente si quedó saldo</text:span></text:p>
      <text:p text:style-name="P6">    </text:p>
      <text:p text:style-name="P6">    <text:span text:style-name="T16"># PASO 6: Confirmar cambios en base de datos</text:span></text:p>
      <text:p text:style-name="P6">    <text:span text:style-name="T11">db</text:span><text:span text:style-name="T8">.</text:span><text:span text:style-name="T9">commit</text:span><text:span text:style-name="T8">()</text:span></text:p>
      <text:p text:style-name="P6">    <text:span text:style-name="T11">db</text:span><text:span text:style-name="T8">.</text:span><text:span text:style-name="T9">refresh</text:span><text:span text:style-name="T8">(</text:span><text:span text:style-name="T11">egreso</text:span><text:span text:style-name="T8">)  </text:span><text:span text:style-name="T16"># Recargar datos actualizados</text:span></text:p>
      <text:p text:style-name="P6"><text:soft-page-break/>    </text:p>
      <text:p text:style-name="P6">    <text:span text:style-name="T16"># PASO 7: Preparar respuesta</text:span></text:p>
      <text:p text:style-name="P6">    <text:span text:style-name="T16"># EXPLICACIÓN: Devolvemos los datos actualizados en el formato esperado</text:span></text:p>
      <text:p text:style-name="P6">    <text:span text:style-name="T10">return</text:span><text:span text:style-name="T8"> {</text:span></text:p>
      <text:p text:style-name="P6">        <text:span text:style-name="T14">"mensaje"</text:span><text:span text:style-name="T8">: </text:span><text:span text:style-name="T14">"Egreso actualizado correctamente"</text:span><text:span text:style-name="T8">,</text:span></text:p>
      <text:p text:style-name="P6">        <text:span text:style-name="T14">"movimiento"</text:span><text:span text:style-name="T8">: {</text:span></text:p>
      <text:p text:style-name="P6">            <text:span text:style-name="T14">"id"</text:span><text:span text:style-name="T8">: </text:span><text:span text:style-name="T11">egreso</text:span><text:span text:style-name="T8">.</text:span><text:span text:style-name="T11">id</text:span><text:span text:style-name="T8">,</text:span></text:p>
      <text:p text:style-name="P6">            <text:span text:style-name="T14">"descripcion_id"</text:span><text:span text:style-name="T8">: </text:span><text:span text:style-name="T11">egreso</text:span><text:span text:style-name="T8">.</text:span><text:span text:style-name="T11">descripcion_id</text:span><text:span text:style-name="T8">,</text:span></text:p>
      <text:p text:style-name="P6">            <text:span text:style-name="T14">"categoria"</text:span><text:span text:style-name="T8">: </text:span><text:span text:style-name="T11">egreso</text:span><text:span text:style-name="T8">.</text:span><text:span text:style-name="T11">descripcion</text:span><text:span text:style-name="T8">.nombre,  </text:span><text:span text:style-name="T16"># Nombre de la descripción</text:span></text:p>
      <text:p text:style-name="P6">            <text:span text:style-name="T14">"monto"</text:span><text:span text:style-name="T8">: </text:span><text:span text:style-name="T9">str</text:span><text:span text:style-name="T8">(</text:span><text:span text:style-name="T11">egreso</text:span><text:span text:style-name="T8">.</text:span><text:span text:style-name="T11">monto</text:span><text:span text:style-name="T8">),</text:span></text:p>
      <text:p text:style-name="P6">            <text:span text:style-name="T14">"fecha"</text:span><text:span text:style-name="T8">: </text:span><text:span text:style-name="T11">egreso</text:span><text:span text:style-name="T8">.</text:span><text:span text:style-name="T11">fecha</text:span><text:span text:style-name="T8">.isoformat(),</text:span></text:p>
      <text:p text:style-name="P6">            <text:span text:style-name="T14">"deuda_id"</text:span><text:span text:style-name="T8">: </text:span><text:span text:style-name="T11">egreso</text:span><text:span text:style-name="T8">.</text:span><text:span text:style-name="T11">deuda_id</text:span></text:p>
      <text:p text:style-name="P6">        <text:span text:style-name="T8">}</text:span></text:p>
      <text:p text:style-name="P6">    <text:span text:style-name="T8">}</text:span></text:p>
      <text:p text:style-name="P5"/>
      <text:p text:style-name="P8">"""</text:p>
      <text:p text:style-name="P8"># Endpoint: eliminar un egreso por ID</text:p>
      <text:p text:style-name="P8">@app.delete("/egresos/{id}")</text:p>
      <text:p text:style-name="P8">def delete_egreso(id: int, db: Session = Depends(get_db)):</text:p>
      <text:p text:style-name="P7">     <text:span text:style-name="T8"># JOIN agregado para filtrar por tipo</text:span></text:p>
      <text:p text:style-name="P7">    <text:span text:style-name="T8">egreso = db.query(models.Movimiento).join(</text:span></text:p>
      <text:p text:style-name="P7">        <text:span text:style-name="T8">models.Descripcion,</text:span></text:p>
      <text:p text:style-name="P7">        <text:span text:style-name="T8">models.Movimiento.descripcion_id == models.Descripcion.id</text:span></text:p>
      <text:p text:style-name="P7">    <text:span text:style-name="T8">).filter(</text:span></text:p>
      <text:p text:style-name="P7">        <text:span text:style-name="T8">models.Movimiento.id == id,</text:span></text:p>
      <text:p text:style-name="P7">        <text:span text:style-name="T8">models.Descripcion.tipo == "egreso"  # Filtro cambiado</text:span></text:p>
      <text:p text:style-name="P7">    <text:span text:style-name="T8">).first()</text:span></text:p>
      <text:p text:style-name="P2"/>
      <text:p text:style-name="P7">    <text:span text:style-name="T8">if not egreso:</text:span></text:p>
      <text:p text:style-name="P7">        <text:span text:style-name="T8">raise HTTPException(status_code=404, detail="Egreso no encontrado")</text:span></text:p>
      <text:p text:style-name="P2"/>
      <text:p text:style-name="P7">    <text:span text:style-name="T8">db.delete(egreso)</text:span></text:p>
      <text:p text:style-name="P7">    <text:span text:style-name="T8">db.commit()</text:span></text:p>
      <text:p text:style-name="P7">    <text:span text:style-name="T8">return {"message": "Egreso eliminado correctamente"}</text:span></text:p>
      <text:p text:style-name="P8">"""</text:p>
      <text:p text:style-name="P2"/>
      <text:p text:style-name="P4"># 2. MANTENER IGUAL - Endpoint de eliminación con reversión:</text:p>
      <text:p text:style-name="P3"><text:span text:style-name="T3">@</text:span><text:span text:style-name="T4">app</text:span><text:span text:style-name="T3">.delete</text:span>(<text:span text:style-name="T17">"/egresos/</text:span><text:span text:style-name="T6">{id}</text:span><text:span text:style-name="T17">"</text:span>)</text:p>
      <text:p text:style-name="P3"><text:span text:style-name="T6">def</text:span> <text:span text:style-name="T3">delete_egreso</text:span>(<text:span text:style-name="T4">id</text:span>: <text:span text:style-name="T2">int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6">    <text:span text:style-name="T14">"""</text:span></text:p>
      <text:p text:style-name="P7">    <text:span text:style-name="T8">Eliminar egreso con reversión automática de deuda</text:span></text:p>
      <text:p text:style-name="P7">    </text:p>
      <text:p text:style-name="P7">    <text:span text:style-name="T8">CAMBIO: Agregamos lógica de reversión automática</text:span></text:p>
      <text:p text:style-name="P7">    <text:span text:style-name="T8">MOTIVO: Al eliminar un egreso que pagó una deuda, debemos revertir el pago</text:span></text:p>
      <text:p text:style-name="P7">    <text:span text:style-name="T8">"""</text:span></text:p>
      <text:p text:style-name="P6">    </text:p>
      <text:p text:style-name="P6">    <text:span text:style-name="T16"># PASO 1: Buscar el egreso a eliminar</text:span></text:p>
      <text:p text:style-name="P6">    <text:span text:style-name="T11">egreso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Movimiento</text:span><text:span text:style-name="T8">).</text:span><text:span text:style-name="T9">join</text:span><text:span text:style-name="T8">(</text:span></text:p>
      <text:p text:style-name="P6">        <text:span text:style-name="T7">models</text:span><text:span text:style-name="T8">.</text:span><text:span text:style-name="T7">Descripcion</text:span><text:span text:style-name="T8">,</text:span></text:p>
      <text:p text:style-name="P6">        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6"><text:soft-page-break/>    <text:span text:style-name="T8">).</text:span><text:span text:style-name="T9">filter</text:span><text:span text:style-name="T8">(</text:span></text:p>
      <text:p text:style-name="P6">        <text:span text:style-name="T7">models</text:span><text:span text:style-name="T8">.</text:span><text:span text:style-name="T7">Movimiento</text:span><text:span text:style-name="T8">.</text:span><text:span text:style-name="T11">id</text:span><text:span text:style-name="T8"> </text:span><text:span text:style-name="T9">==</text:span><text:span text:style-name="T8"> </text:span><text:span text:style-name="T11">id</text:span><text:span text:style-name="T8">,</text:span></text:p>
      <text:p text:style-name="P6">        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4">"egreso"</text:span></text:p>
      <text:p text:style-name="P6">    <text:span text:style-name="T8">).</text:span><text:span text:style-name="T9">first</text:span><text:span text:style-name="T8">()</text:span></text:p>
      <text:p text:style-name="P2"/>
      <text:p text:style-name="P6">    <text:span text:style-name="T10">if</text:span><text:span text:style-name="T8"> </text:span><text:span text:style-name="T15">not</text:span><text:span text:style-name="T8"> </text:span><text:span text:style-name="T11">egreso</text:span><text:span text:style-name="T8">:</text:span></text:p>
      <text:p text:style-name="P6">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4</text:span><text:span text:style-name="T8">, </text:span><text:span text:style-name="T11">detail</text:span><text:span text:style-name="T12">=</text:span><text:span text:style-name="T14">"Egreso no encontrado"</text:span><text:span text:style-name="T8">)</text:span></text:p>
      <text:p text:style-name="P2"/>
      <text:p text:style-name="P6">    <text:span text:style-name="T16"># PASO 2: REVERSIÓN AUTOMÁTICA - La lógica clave</text:span></text:p>
      <text:p text:style-name="P6">    <text:span text:style-name="T16"># EXPLICACIÓN: Si el egreso que vamos a eliminar pagó una deuda,</text:span></text:p>
      <text:p text:style-name="P6">    <text:span text:style-name="T16"># debemos revertir ese pago para mantener consistencia</text:span></text:p>
      <text:p text:style-name="P6">    <text:span text:style-name="T10">if</text:span><text:span text:style-name="T8"> </text:span><text:span text:style-name="T11">egreso</text:span><text:span text:style-name="T8">.</text:span><text:span text:style-name="T11">deuda_id</text:span><text:span text:style-name="T8">:</text:span></text:p>
      <text:p text:style-name="P6">        <text:span text:style-name="T11">deuda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id</text:span><text:span text:style-name="T8"> </text:span><text:span text:style-name="T9">==</text:span><text:span text:style-name="T8"> </text:span><text:span text:style-name="T11">egreso</text:span><text:span text:style-name="T8">.</text:span><text:span text:style-name="T11">deuda_id</text:span><text:span text:style-name="T8">).</text:span><text:span text:style-name="T9">first</text:span><text:span text:style-name="T8">()</text:span></text:p>
      <text:p text:style-name="P6">        </text:p>
      <text:p text:style-name="P6">        <text:span text:style-name="T10">if</text:span><text:span text:style-name="T8"> </text:span><text:span text:style-name="T11">deuda</text:span><text:span text:style-name="T8">:</text:span></text:p>
      <text:p text:style-name="P6">            <text:span text:style-name="T16"># REVERSIÓN: Quitar el pago del egreso eliminado</text:span></text:p>
      <text:p text:style-name="P6">            <text:span text:style-name="T11">monto_egreso</text:span><text:span text:style-name="T8"> </text:span><text:span text:style-name="T12">=</text:span><text:span text:style-name="T8"> </text:span><text:span text:style-name="T11">egreso</text:span><text:span text:style-name="T8">.</text:span><text:span text:style-name="T11">monto</text:span></text:p>
      <text:p text:style-name="P6">            <text:span text:style-name="T11">deuda</text:span><text:span text:style-name="T8">.</text:span><text:span text:style-name="T11">monto_pagado</text:span><text:span text:style-name="T8"> </text:span><text:span text:style-name="T12">=</text:span><text:span text:style-name="T8"> (</text:span><text:span text:style-name="T11">deuda</text:span><text:span text:style-name="T8">.</text:span><text:span text:style-name="T11">monto_pagado</text:span><text:span text:style-name="T8"> </text:span><text:span text:style-name="T9">-</text:span><text:span text:style-name="T8"> </text:span><text:span text:style-name="T11">monto_egreso</text:span><text:span text:style-name="T8">).quantize(</text:span><text:span text:style-name="T7">Decimal</text:span><text:span text:style-name="T8">(</text:span><text:span text:style-name="T14">'0.01'</text:span><text:span text:style-name="T8">))</text:span></text:p>
      <text:p text:style-name="P6">            </text:p>
      <text:p text:style-name="P6">            <text:span text:style-name="T16"># Recalcular saldo pendiente</text:span></text:p>
      <text:p text:style-name="P6">            <text:span text:style-name="T11">monto_deuda</text:span><text:span text:style-name="T8"> </text:span><text:span text:style-name="T12">=</text:span><text:span text:style-name="T8"> </text:span><text:span text:style-name="T7">Decimal</text:span><text:span text:style-name="T8">(</text:span><text:span text:style-name="T9">str</text:span><text:span text:style-name="T8">(</text:span><text:span text:style-name="T11">deuda</text:span><text:span text:style-name="T8">.</text:span><text:span text:style-name="T11">monto</text:span><text:span text:style-name="T8">))</text:span></text:p>
      <text:p text:style-name="P6">            <text:span text:style-name="T11">deuda</text:span><text:span text:style-name="T8">.</text:span><text:span text:style-name="T11">saldo_pendiente</text:span><text:span text:style-name="T8"> </text:span><text:span text:style-name="T12">=</text:span><text:span text:style-name="T8"> (</text:span><text:span text:style-name="T11">monto_deuda</text:span><text:span text:style-name="T8"> </text:span><text:span text:style-name="T9">-</text:span><text:span text:style-name="T8"> </text:span><text:span text:style-name="T11">deuda</text:span><text:span text:style-name="T8">.</text:span><text:span text:style-name="T11">monto_pagado</text:span><text:span text:style-name="T8">).quantize(</text:span><text:span text:style-name="T7">Decimal</text:span><text:span text:style-name="T8">(</text:span><text:span text:style-name="T14">'0.01'</text:span><text:span text:style-name="T8">))</text:span></text:p>
      <text:p text:style-name="P6">            </text:p>
      <text:p text:style-name="P6">            <text:span text:style-name="T16"># Actualizar estado - Si queda saldo, vuelve a pendiente</text:span></text:p>
      <text:p text:style-name="P6">            <text:span text:style-name="T10">if</text:span><text:span text:style-name="T8"> </text:span><text:span text:style-name="T11">deuda</text:span><text:span text:style-name="T8">.</text:span><text:span text:style-name="T11">saldo_pendiente</text:span><text:span text:style-name="T8"> </text:span><text:span text:style-name="T9">&gt;</text:span><text:span text:style-name="T8"> </text:span><text:span text:style-name="T7">Decimal</text:span><text:span text:style-name="T8">(</text:span><text:span text:style-name="T14">'0.00'</text:span><text:span text:style-name="T8">):</text:span></text:p>
      <text:p text:style-name="P6">                <text:span text:style-name="T11">deuda</text:span><text:span text:style-name="T8">.</text:span><text:span text:style-name="T11">pagado</text:span><text:span text:style-name="T8"> </text:span><text:span text:style-name="T12">=</text:span><text:span text:style-name="T8"> </text:span><text:span text:style-name="T15">False</text:span></text:p>
      <text:p text:style-name="P6">    </text:p>
      <text:p text:style-name="P6">    <text:span text:style-name="T16"># PASO 3: Eliminar el egreso</text:span></text:p>
      <text:p text:style-name="P6">    <text:span text:style-name="T11">db</text:span><text:span text:style-name="T8">.</text:span><text:span text:style-name="T9">delete</text:span><text:span text:style-name="T8">(</text:span><text:span text:style-name="T11">egreso</text:span><text:span text:style-name="T8">)</text:span></text:p>
      <text:p text:style-name="P6">    <text:span text:style-name="T11">db</text:span><text:span text:style-name="T8">.</text:span><text:span text:style-name="T9">commit</text:span><text:span text:style-name="T8">()</text:span></text:p>
      <text:p text:style-name="P6">    </text:p>
      <text:p text:style-name="P6">    <text:span text:style-name="T10">return</text:span><text:span text:style-name="T8"> {</text:span><text:span text:style-name="T14">"message"</text:span><text:span text:style-name="T8">: </text:span><text:span text:style-name="T14">"Egreso eliminado correctamente y deuda actualizada"</text:span><text:span text:style-name="T8">}</text:span></text:p>
      <text:p text:style-name="P2"/>
      <text:p text:style-name="P4"># 3. MANTENER IGUAL - Los endpoints POST no cambian</text:p>
      <text:p text:style-name="P4"># EXPLICACIÓN: La lógica de creación ya funciona correctamente</text:p>
      <text:p text:style-name="P4"># No necesitamos tocarla</text:p>
      <text:p text:style-name="P2"/>
      <text:p text:style-name="P3"><text:span text:style-name="T3">@</text:span><text:span text:style-name="T4">app</text:span><text:span text:style-name="T3">.get</text:span>(<text:span text:style-name="T17">"/deudas"</text:span>)</text:p>
      <text:p text:style-name="P3"><text:span text:style-name="T6">def</text:span> <text:span text:style-name="T3">obtener_deudas</text:span>(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6">    <text:span text:style-name="T11">resultado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all</text:span><text:span text:style-name="T8">()</text:span></text:p>
      <text:p text:style-name="P6">    <text:span text:style-name="T10">return</text:span><text:span text:style-name="T8"> [</text:span><text:span text:style-name="T11">d</text:span><text:span text:style-name="T8">.</text:span><text:span text:style-name="T9">to_dict</text:span><text:span text:style-name="T8">() </text:span><text:span text:style-name="T10">for</text:span><text:span text:style-name="T8"> </text:span><text:span text:style-name="T11">d</text:span><text:span text:style-name="T8"> </text:span><text:span text:style-name="T10">in</text:span><text:span text:style-name="T8"> </text:span><text:span text:style-name="T11">resultados</text:span><text:span text:style-name="T8">]</text:span></text:p>
      <text:p text:style-name="P2"/>
      <text:p text:style-name="P3"><text:span text:style-name="T3">@</text:span><text:span text:style-name="T4">app</text:span><text:span text:style-name="T3">.post</text:span>(<text:span text:style-name="T17">"/deudas"</text:span>)</text:p>
      <text:p text:style-name="P3"><text:span text:style-name="T6">def</text:span> <text:span text:style-name="T3">crear_deuda</text:span>(<text:span text:style-name="T4">deuda</text:span>: <text:span text:style-name="T2">DeudaCreate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6">    <text:span text:style-name="T11">nueva_deuda</text:span><text:span text:style-name="T8"> </text:span><text:span text:style-name="T12">=</text:span><text:span text:style-name="T8"> </text:span><text:span text:style-name="T7">models</text:span><text:span text:style-name="T8">.</text:span><text:span text:style-name="T7">Deuda</text:span><text:span text:style-name="T8">(</text:span></text:p>
      <text:p text:style-name="P6">        <text:span text:style-name="T16"># Eliminado: descripcion=deuda.descripcion,</text:span></text:p>
      <text:p text:style-name="P6">        <text:span text:style-name="T11">descripcion_id</text:span><text:span text:style-name="T12">=</text:span><text:span text:style-name="T11">deuda</text:span><text:span text:style-name="T8">.</text:span><text:span text:style-name="T11">descripcion_id</text:span><text:span text:style-name="T8">,  </text:span><text:span text:style-name="T16"># NUEVO</text:span></text:p>
      <text:p text:style-name="P6">        <text:span text:style-name="T11">monto</text:span><text:span text:style-name="T12">=</text:span><text:span text:style-name="T11">deuda</text:span><text:span text:style-name="T8">.</text:span><text:span text:style-name="T11">monto</text:span><text:span text:style-name="T8">,</text:span></text:p>
      <text:p text:style-name="P6"><text:soft-page-break/>        <text:span text:style-name="T11">fecha_registro</text:span><text:span text:style-name="T12">=</text:span><text:span text:style-name="T11">deuda</text:span><text:span text:style-name="T8">.</text:span><text:span text:style-name="T11">fecha_registro</text:span><text:span text:style-name="T8"> </text:span><text:span text:style-name="T10">or</text:span><text:span text:style-name="T8"> </text:span><text:span text:style-name="T7">date</text:span><text:span text:style-name="T8">.</text:span><text:span text:style-name="T9">today</text:span><text:span text:style-name="T8">(),</text:span></text:p>
      <text:p text:style-name="P6">        <text:span text:style-name="T11">fecha_vencimiento</text:span><text:span text:style-name="T12">=</text:span><text:span text:style-name="T11">deuda</text:span><text:span text:style-name="T8">.</text:span><text:span text:style-name="T11">fecha_vencimiento</text:span><text:span text:style-name="T8">,</text:span></text:p>
      <text:p text:style-name="P6">        <text:span text:style-name="T11">pagado</text:span><text:span text:style-name="T12">=</text:span><text:span text:style-name="T13">0</text:span><text:span text:style-name="T8">,</text:span></text:p>
      <text:p text:style-name="P6">        <text:span text:style-name="T16"># CORRECCIÓN: Agregar estas líneas que faltaban</text:span></text:p>
      <text:p text:style-name="P6">        <text:span text:style-name="T11">monto_pagado</text:span><text:span text:style-name="T12">=</text:span><text:span text:style-name="T7">Decimal</text:span><text:span text:style-name="T8">(</text:span><text:span text:style-name="T14">'0.00'</text:span><text:span text:style-name="T8">),</text:span></text:p>
      <text:p text:style-name="P6">        <text:span text:style-name="T11">saldo_pendiente</text:span><text:span text:style-name="T12">=</text:span><text:span text:style-name="T7">Decimal</text:span><text:span text:style-name="T8">(</text:span><text:span text:style-name="T7">str</text:span><text:span text:style-name="T8">(</text:span><text:span text:style-name="T11">deuda</text:span><text:span text:style-name="T8">.</text:span><text:span text:style-name="T11">monto</text:span><text:span text:style-name="T8">))  </text:span><text:span text:style-name="T16"># Inicializar con el monto total</text:span></text:p>
      <text:p text:style-name="P6">    <text:span text:style-name="T8">)</text:span></text:p>
      <text:p text:style-name="P6">    <text:span text:style-name="T11">db</text:span><text:span text:style-name="T8">.</text:span><text:span text:style-name="T9">add</text:span><text:span text:style-name="T8">(</text:span><text:span text:style-name="T11">nueva_deuda</text:span><text:span text:style-name="T8">)</text:span></text:p>
      <text:p text:style-name="P6">    <text:span text:style-name="T11">db</text:span><text:span text:style-name="T8">.</text:span><text:span text:style-name="T9">commit</text:span><text:span text:style-name="T8">()</text:span></text:p>
      <text:p text:style-name="P6">    <text:span text:style-name="T11">db</text:span><text:span text:style-name="T8">.</text:span><text:span text:style-name="T9">refresh</text:span><text:span text:style-name="T8">(</text:span><text:span text:style-name="T11">nueva_deuda</text:span><text:span text:style-name="T8">)</text:span></text:p>
      <text:p text:style-name="P2"/>
      <text:p text:style-name="P6">    <text:span text:style-name="T10">return</text:span><text:span text:style-name="T8"> {</text:span></text:p>
      <text:p text:style-name="P6">        <text:span text:style-name="T14">"mensaje"</text:span><text:span text:style-name="T8">: </text:span><text:span text:style-name="T14">"Deuda registrada correctamente"</text:span><text:span text:style-name="T8">,</text:span></text:p>
      <text:p text:style-name="P6">        <text:span text:style-name="T14">"deuda"</text:span><text:span text:style-name="T8">: </text:span><text:span text:style-name="T11">nueva_deuda</text:span><text:span text:style-name="T8">.</text:span><text:span text:style-name="T9">to_dict</text:span><text:span text:style-name="T8">()</text:span></text:p>
      <text:p text:style-name="P6">    <text:span text:style-name="T8">}</text:span></text:p>
      <text:p text:style-name="P5"/>
      <text:p text:style-name="P3"><text:span text:style-name="T3">@</text:span><text:span text:style-name="T4">app</text:span><text:span text:style-name="T3">.put</text:span>(<text:span text:style-name="T17">"/deudas/</text:span><text:span text:style-name="T6">{deuda_id}</text:span><text:span text:style-name="T17">/pagar"</text:span>)</text:p>
      <text:p text:style-name="P3"><text:span text:style-name="T6">def</text:span> <text:span text:style-name="T3">pagar_deuda</text:span>(<text:span text:style-name="T4">deuda_id</text:span>: <text:span text:style-name="T2">int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6">    <text:span text:style-name="T11">deuda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id</text:span><text:span text:style-name="T8"> </text:span><text:span text:style-name="T9">==</text:span><text:span text:style-name="T8"> </text:span><text:span text:style-name="T11">deuda_id</text:span><text:span text:style-name="T8">).</text:span><text:span text:style-name="T9">first</text:span><text:span text:style-name="T8">()</text:span></text:p>
      <text:p text:style-name="P6">    <text:span text:style-name="T10">if</text:span><text:span text:style-name="T8"> </text:span><text:span text:style-name="T15">not</text:span><text:span text:style-name="T8"> </text:span><text:span text:style-name="T11">deuda</text:span><text:span text:style-name="T8">:</text:span></text:p>
      <text:p text:style-name="P6">        <text:span text:style-name="T10">return</text:span><text:span text:style-name="T8"> </text:span><text:span text:style-name="T7">JSONResponse</text:span><text:span text:style-name="T8">(</text:span><text:span text:style-name="T11">status_code</text:span><text:span text:style-name="T12">=</text:span><text:span text:style-name="T13">404</text:span><text:span text:style-name="T8">, </text:span><text:span text:style-name="T11">content</text:span><text:span text:style-name="T12">=</text:span><text:span text:style-name="T8">{</text:span><text:span text:style-name="T14">"mensaje"</text:span><text:span text:style-name="T8">: </text:span><text:span text:style-name="T14">"Deuda no encontrada"</text:span><text:span text:style-name="T8">})</text:span></text:p>
      <text:p text:style-name="P2"/>
      <text:p text:style-name="P6">    <text:span text:style-name="T11">deuda</text:span><text:span text:style-name="T8">.</text:span><text:span text:style-name="T11">pagado</text:span><text:span text:style-name="T8"> </text:span><text:span text:style-name="T12">=</text:span><text:span text:style-name="T8"> </text:span><text:span text:style-name="T13">1</text:span></text:p>
      <text:p text:style-name="P6">    <text:span text:style-name="T11">db</text:span><text:span text:style-name="T8">.</text:span><text:span text:style-name="T9">commit</text:span><text:span text:style-name="T8">()</text:span></text:p>
      <text:p text:style-name="P6">    <text:span text:style-name="T11">db</text:span><text:span text:style-name="T8">.</text:span><text:span text:style-name="T9">refresh</text:span><text:span text:style-name="T8">(</text:span><text:span text:style-name="T11">deuda</text:span><text:span text:style-name="T8">)</text:span></text:p>
      <text:p text:style-name="P2"/>
      <text:p text:style-name="P6">    <text:span text:style-name="T10">return</text:span><text:span text:style-name="T8"> {</text:span><text:span text:style-name="T14">"mensaje"</text:span><text:span text:style-name="T8">: </text:span><text:span text:style-name="T14">"Deuda marcada como pagada"</text:span><text:span text:style-name="T8">, </text:span><text:span text:style-name="T14">"deuda"</text:span><text:span text:style-name="T8">: </text:span><text:span text:style-name="T11">deuda</text:span><text:span text:style-name="T8">.</text:span><text:span text:style-name="T9">to_dict</text:span><text:span text:style-name="T8">()}</text:span></text:p>
      <text:p text:style-name="P2"/>
      <text:p text:style-name="P4"># ALTERNATIVA MÁS SIMPLE: Modificar el endpoint existente en main.py</text:p>
      <text:p text:style-name="P4"># Deudas no pagadas (línea ~xxx)</text:p>
      <text:p text:style-name="P3"><text:span text:style-name="T3">@</text:span><text:span text:style-name="T4">app</text:span><text:span text:style-name="T3">.get</text:span>(<text:span text:style-name="T17">"/deudas/no_pagadas"</text:span>)</text:p>
      <text:p text:style-name="P3"><text:span text:style-name="T6">def</text:span> <text:span text:style-name="T3">obtener_deudas_no_pagadas</text:span>(</text:p>
      <text:p text:style-name="P6">    <text:span text:style-name="T11">desde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),</text:span></text:p>
      <text:p text:style-name="P6">    <text:span text:style-name="T11">hasta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),</text:span></text:p>
      <text:p text:style-name="P6">    <text:span text:style-name="T11">include_deuda_id</text:span><text:span text:style-name="T8">: </text:span><text:span text:style-name="T7">int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),</text:span></text:p>
      <text:p text:style-name="P6">    <text:span text:style-name="T11">descripcion</text:span><text:span text:style-name="T8">: </text:span><text:span text:style-name="T7">str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),  </text:span><text:span text:style-name="T16"># ← AGREGAR</text:span></text:p>
      <text:p text:style-name="P6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6">    <text:span text:style-name="T11">query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join</text:span><text:span text:style-name="T8">(</text:span></text:p>
      <text:p text:style-name="P6">        <text:span text:style-name="T7">models</text:span><text:span text:style-name="T8">.</text:span><text:span text:style-name="T7">Descripcion</text:span><text:span text:style-name="T8">,</text:span></text:p>
      <text:p text:style-name="P6">        <text:span text:style-name="T7">models</text:span><text:span text:style-name="T8">.</text:span><text:span text:style-name="T7">Deuda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6">    <text:span text:style-name="T8">)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pagado</text:span><text:span text:style-name="T8"> </text:span><text:span text:style-name="T9">==</text:span><text:span text:style-name="T8"> </text:span><text:span text:style-name="T13">0</text:span><text:span text:style-name="T8">)</text:span></text:p>
      <text:p text:style-name="P2"/>
      <text:p text:style-name="P6">    <text:span text:style-name="T10">if</text:span><text:span text:style-name="T8"> </text:span><text:span text:style-name="T11">desde</text:span><text:span text:style-name="T8">:</text:span></text:p>
      <text:p text:style-name="P6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 </text:span><text:span text:style-name="T9">&gt;=</text:span><text:span text:style-name="T8"> </text:span><text:span text:style-name="T11">desde</text:span><text:span text:style-name="T8">)</text:span></text:p>
      <text:p text:style-name="P6">    <text:span text:style-name="T10">if</text:span><text:span text:style-name="T8"> </text:span><text:span text:style-name="T11">hasta</text:span><text:span text:style-name="T8">:</text:span></text:p>
      <text:p text:style-name="P6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 </text:span><text:span text:style-name="T9">&lt;=</text:span><text:span text:style-name="T8"> </text:span><text:span text:style-name="T11">hasta</text:span><text:span text:style-name="T8">)</text:span></text:p>
      <text:p text:style-name="P6">    </text:p>
      <text:p text:style-name="P6">    <text:span text:style-name="T16"># ← NUEVO</text:span></text:p>
      <text:p text:style-name="P6"><text:soft-page-break/>    <text:span text:style-name="T10">if</text:span><text:span text:style-name="T8"> </text:span><text:span text:style-name="T11">descripcion</text:span><text:span text:style-name="T8">:</text:span></text:p>
      <text:p text:style-name="P6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nombre</text:span><text:span text:style-name="T8"> </text:span><text:span text:style-name="T9">==</text:span><text:span text:style-name="T8"> </text:span><text:span text:style-name="T11">descripcion</text:span><text:span text:style-name="T8">)</text:span></text:p>
      <text:p text:style-name="P2"/>
      <text:p text:style-name="P6">    <text:span text:style-name="T11">deudas</text:span><text:span text:style-name="T8"> </text:span><text:span text:style-name="T12">=</text:span><text:span text:style-name="T8"> </text:span><text:span text:style-name="T11">query</text:span><text:span text:style-name="T8">.</text:span><text:span text:style-name="T9">all</text:span><text:span text:style-name="T8">()</text:span></text:p>
      <text:p text:style-name="P6">    </text:p>
      <text:p text:style-name="P6">    <text:span text:style-name="T10">if</text:span><text:span text:style-name="T8"> </text:span><text:span text:style-name="T11">include_deuda_id</text:span><text:span text:style-name="T8">:</text:span></text:p>
      <text:p text:style-name="P6">        <text:span text:style-name="T11">deuda_especifica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filter</text:span><text:span text:style-name="T8">(</text:span></text:p>
      <text:p text:style-name="P6">            <text:span text:style-name="T7">models</text:span><text:span text:style-name="T8">.</text:span><text:span text:style-name="T7">Deuda</text:span><text:span text:style-name="T8">.</text:span><text:span text:style-name="T11">id</text:span><text:span text:style-name="T8"> </text:span><text:span text:style-name="T9">==</text:span><text:span text:style-name="T8"> </text:span><text:span text:style-name="T11">include_deuda_id</text:span></text:p>
      <text:p text:style-name="P6">        <text:span text:style-name="T8">).</text:span><text:span text:style-name="T9">first</text:span><text:span text:style-name="T8">()</text:span></text:p>
      <text:p text:style-name="P6">        <text:span text:style-name="T10">if</text:span><text:span text:style-name="T8"> </text:span><text:span text:style-name="T11">deuda_especifica</text:span><text:span text:style-name="T8">:</text:span></text:p>
      <text:p text:style-name="P6">            <text:span text:style-name="T11">ids_existentes</text:span><text:span text:style-name="T8"> </text:span><text:span text:style-name="T12">=</text:span><text:span text:style-name="T8"> [</text:span><text:span text:style-name="T11">d</text:span><text:span text:style-name="T8">.</text:span><text:span text:style-name="T11">id</text:span><text:span text:style-name="T8"> </text:span><text:span text:style-name="T10">for</text:span><text:span text:style-name="T8"> </text:span><text:span text:style-name="T11">d</text:span><text:span text:style-name="T8"> </text:span><text:span text:style-name="T10">in</text:span><text:span text:style-name="T8"> </text:span><text:span text:style-name="T11">deudas</text:span><text:span text:style-name="T8">]</text:span></text:p>
      <text:p text:style-name="P6">            <text:span text:style-name="T10">if</text:span><text:span text:style-name="T8"> </text:span><text:span text:style-name="T11">deuda_especifica</text:span><text:span text:style-name="T8">.</text:span><text:span text:style-name="T11">id</text:span><text:span text:style-name="T8"> </text:span><text:span text:style-name="T15">not</text:span><text:span text:style-name="T8"> </text:span><text:span text:style-name="T15">in</text:span><text:span text:style-name="T8"> </text:span><text:span text:style-name="T11">ids_existentes</text:span><text:span text:style-name="T8">:</text:span></text:p>
      <text:p text:style-name="P6">                <text:span text:style-name="T11">deudas</text:span><text:span text:style-name="T8">.</text:span><text:span text:style-name="T9">insert</text:span><text:span text:style-name="T8">(</text:span><text:span text:style-name="T13">0</text:span><text:span text:style-name="T8">, </text:span><text:span text:style-name="T11">deuda_especifica</text:span><text:span text:style-name="T8">)</text:span></text:p>
      <text:p text:style-name="P6">    </text:p>
      <text:p text:style-name="P6">    <text:span text:style-name="T10">return</text:span><text:span text:style-name="T8"> [</text:span><text:span text:style-name="T11">d</text:span><text:span text:style-name="T8">.</text:span><text:span text:style-name="T9">to_dict</text:span><text:span text:style-name="T8">() </text:span><text:span text:style-name="T10">for</text:span><text:span text:style-name="T8"> </text:span><text:span text:style-name="T11">d</text:span><text:span text:style-name="T8"> </text:span><text:span text:style-name="T10">in</text:span><text:span text:style-name="T8"> </text:span><text:span text:style-name="T11">deudas</text:span><text:span text:style-name="T8">]</text:span></text:p>
      <text:p text:style-name="P2"/>
      <text:p text:style-name="P3"><text:span text:style-name="T3">@</text:span><text:span text:style-name="T4">app</text:span><text:span text:style-name="T3">.get</text:span>(<text:span text:style-name="T17">"/deudas/pagadas"</text:span>)</text:p>
      <text:p text:style-name="P3"><text:span text:style-name="T6">def</text:span> <text:span text:style-name="T3">obtener_deudas_pagadas</text:span>(</text:p>
      <text:p text:style-name="P6">    <text:span text:style-name="T11">desde</text:span><text:span text:style-name="T8">: </text:span><text:span text:style-name="T7">date</text:span><text:span text:style-name="T8"> </text:span><text:span text:style-name="T12">|</text:span><text:span text:style-name="T8"> </text:span><text:span text:style-name="T15">None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),</text:span></text:p>
      <text:p text:style-name="P6">    <text:span text:style-name="T11">hasta</text:span><text:span text:style-name="T8">: </text:span><text:span text:style-name="T7">date</text:span><text:span text:style-name="T8"> </text:span><text:span text:style-name="T12">|</text:span><text:span text:style-name="T8"> </text:span><text:span text:style-name="T15">None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),</text:span></text:p>
      <text:p text:style-name="P6">    <text:span text:style-name="T11">descripcion</text:span><text:span text:style-name="T8">: </text:span><text:span text:style-name="T7">str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),  </text:span><text:span text:style-name="T16"># ← AGREGAR</text:span></text:p>
      <text:p text:style-name="P6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6">    <text:span text:style-name="T11">query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pagado</text:span><text:span text:style-name="T8"> </text:span><text:span text:style-name="T9">==</text:span><text:span text:style-name="T8"> </text:span><text:span text:style-name="T13">1</text:span><text:span text:style-name="T8">)</text:span></text:p>
      <text:p text:style-name="P2"/>
      <text:p text:style-name="P6">    <text:span text:style-name="T10">if</text:span><text:span text:style-name="T8"> </text:span><text:span text:style-name="T11">desde</text:span><text:span text:style-name="T8">:</text:span></text:p>
      <text:p text:style-name="P6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 </text:span><text:span text:style-name="T9">&gt;=</text:span><text:span text:style-name="T8"> </text:span><text:span text:style-name="T11">desde</text:span><text:span text:style-name="T8">)</text:span></text:p>
      <text:p text:style-name="P6">    <text:span text:style-name="T10">if</text:span><text:span text:style-name="T8"> </text:span><text:span text:style-name="T11">hasta</text:span><text:span text:style-name="T8">:</text:span></text:p>
      <text:p text:style-name="P6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 </text:span><text:span text:style-name="T9">&lt;=</text:span><text:span text:style-name="T8"> </text:span><text:span text:style-name="T11">hasta</text:span><text:span text:style-name="T8">)</text:span></text:p>
      <text:p text:style-name="P2"/>
      <text:p text:style-name="P6">    <text:span text:style-name="T16"># ← NUEVO</text:span></text:p>
      <text:p text:style-name="P6">    <text:span text:style-name="T10">if</text:span><text:span text:style-name="T8"> </text:span><text:span text:style-name="T11">descripcion</text:span><text:span text:style-name="T8">:</text:span></text:p>
      <text:p text:style-name="P6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nombre</text:span><text:span text:style-name="T8"> </text:span><text:span text:style-name="T9">==</text:span><text:span text:style-name="T8"> </text:span><text:span text:style-name="T11">descripcion</text:span><text:span text:style-name="T8">)</text:span></text:p>
      <text:p text:style-name="P2"/>
      <text:p text:style-name="P6">    <text:span text:style-name="T11">deudas</text:span><text:span text:style-name="T8"> </text:span><text:span text:style-name="T12">=</text:span><text:span text:style-name="T8"> </text:span><text:span text:style-name="T11">query</text:span><text:span text:style-name="T8">.</text:span><text:span text:style-name="T9">order_by</text:span><text:span text:style-name="T8">(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.</text:span><text:span text:style-name="T9">desc</text:span><text:span text:style-name="T8">()).</text:span><text:span text:style-name="T9">all</text:span><text:span text:style-name="T8">()</text:span></text:p>
      <text:p text:style-name="P6">    <text:span text:style-name="T10">return</text:span><text:span text:style-name="T8"> [</text:span><text:span text:style-name="T11">d</text:span><text:span text:style-name="T8">.</text:span><text:span text:style-name="T9">to_dict</text:span><text:span text:style-name="T8">() </text:span><text:span text:style-name="T10">for</text:span><text:span text:style-name="T8"> </text:span><text:span text:style-name="T11">d</text:span><text:span text:style-name="T8"> </text:span><text:span text:style-name="T10">in</text:span><text:span text:style-name="T8"> </text:span><text:span text:style-name="T11">deudas</text:span><text:span text:style-name="T8">]</text:span></text:p>
      <text:p text:style-name="P2"/>
      <text:p text:style-name="P4"># Endpoint: devuelve todas las deudas (pagadas y no pagadas), con filtros opcionales por fecha</text:p>
      <text:p text:style-name="P3"><text:span text:style-name="T3">@</text:span><text:span text:style-name="T4">app</text:span><text:span text:style-name="T3">.get</text:span>(<text:span text:style-name="T17">"/deudas/todas"</text:span>)</text:p>
      <text:p text:style-name="P3"><text:span text:style-name="T6">def</text:span> <text:span text:style-name="T3">obtener_deudas_todas</text:span>(</text:p>
      <text:p text:style-name="P6">    <text:span text:style-name="T11">desde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),</text:span></text:p>
      <text:p text:style-name="P6">    <text:span text:style-name="T11">hasta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),</text:span></text:p>
      <text:p text:style-name="P6">    <text:span text:style-name="T11">descripcion</text:span><text:span text:style-name="T8">: </text:span><text:span text:style-name="T7">str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),  </text:span><text:span text:style-name="T16"># ← AGREGAR</text:span></text:p>
      <text:p text:style-name="P6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6">    <text:span text:style-name="T11">query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</text:span></text:p>
      <text:p text:style-name="P2"/>
      <text:p text:style-name="P6">    <text:span text:style-name="T10">if</text:span><text:span text:style-name="T8"> </text:span><text:span text:style-name="T11">desde</text:span><text:span text:style-name="T8">:</text:span></text:p>
      <text:p text:style-name="P6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 </text:span><text:span text:style-name="T9">&gt;=</text:span><text:span text:style-name="T8"> </text:span><text:span text:style-name="T11">desde</text:span><text:span text:style-name="T8">)</text:span></text:p>
      <text:p text:style-name="P6">    <text:span text:style-name="T10">if</text:span><text:span text:style-name="T8"> </text:span><text:span text:style-name="T11">hasta</text:span><text:span text:style-name="T8">:</text:span></text:p>
      <text:p text:style-name="P6"><text:soft-page-break/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 </text:span><text:span text:style-name="T9">&lt;=</text:span><text:span text:style-name="T8"> </text:span><text:span text:style-name="T11">hasta</text:span><text:span text:style-name="T8">)</text:span></text:p>
      <text:p text:style-name="P2"/>
      <text:p text:style-name="P6">     <text:span text:style-name="T16"># ← NUEVO</text:span></text:p>
      <text:p text:style-name="P6">    <text:span text:style-name="T10">if</text:span><text:span text:style-name="T8"> </text:span><text:span text:style-name="T11">descripcion</text:span><text:span text:style-name="T8">:</text:span></text:p>
      <text:p text:style-name="P6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nombre</text:span><text:span text:style-name="T8"> </text:span><text:span text:style-name="T9">==</text:span><text:span text:style-name="T8"> </text:span><text:span text:style-name="T11">descripcion</text:span><text:span text:style-name="T8">)</text:span></text:p>
      <text:p text:style-name="P2"/>
      <text:p text:style-name="P6">    <text:span text:style-name="T16"># Ordeno por fecha_registro para que la tabla salga en orden cronológico</text:span></text:p>
      <text:p text:style-name="P6">    <text:span text:style-name="T11">deudas</text:span><text:span text:style-name="T8"> </text:span><text:span text:style-name="T12">=</text:span><text:span text:style-name="T8"> </text:span><text:span text:style-name="T11">query</text:span><text:span text:style-name="T8">.</text:span><text:span text:style-name="T9">order_by</text:span><text:span text:style-name="T8">(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).</text:span><text:span text:style-name="T9">all</text:span><text:span text:style-name="T8">()</text:span></text:p>
      <text:p text:style-name="P6">    <text:span text:style-name="T10">return</text:span><text:span text:style-name="T8"> [</text:span><text:span text:style-name="T11">d</text:span><text:span text:style-name="T8">.</text:span><text:span text:style-name="T9">to_dict</text:span><text:span text:style-name="T8">() </text:span><text:span text:style-name="T10">for</text:span><text:span text:style-name="T8"> </text:span><text:span text:style-name="T11">d</text:span><text:span text:style-name="T8"> </text:span><text:span text:style-name="T10">in</text:span><text:span text:style-name="T8"> </text:span><text:span text:style-name="T11">deudas</text:span><text:span text:style-name="T8">]</text:span></text:p>
      <text:p text:style-name="P2"/>
      <text:p text:style-name="P3"><text:span text:style-name="T3">@</text:span><text:span text:style-name="T4">app</text:span><text:span text:style-name="T3">.get</text:span>(<text:span text:style-name="T17">"/deudas/paginadas"</text:span>)</text:p>
      <text:p text:style-name="P3"><text:span text:style-name="T6">def</text:span> <text:span text:style-name="T3">get_deudas_paginadas</text:span>(</text:p>
      <text:p text:style-name="P6">    <text:span text:style-name="T11">page</text:span><text:span text:style-name="T8">: </text:span><text:span text:style-name="T7">int</text:span><text:span text:style-name="T8"> </text:span><text:span text:style-name="T12">=</text:span><text:span text:style-name="T8"> </text:span><text:span text:style-name="T9">Query</text:span><text:span text:style-name="T8">(</text:span><text:span text:style-name="T13">1</text:span><text:span text:style-name="T8">, </text:span><text:span text:style-name="T11">ge</text:span><text:span text:style-name="T8">=</text:span><text:span text:style-name="T13">1</text:span><text:span text:style-name="T8">),</text:span></text:p>
      <text:p text:style-name="P6">    <text:span text:style-name="T11">limit</text:span><text:span text:style-name="T8">: </text:span><text:span text:style-name="T7">int</text:span><text:span text:style-name="T8"> </text:span><text:span text:style-name="T12">=</text:span><text:span text:style-name="T8"> </text:span><text:span text:style-name="T9">Query</text:span><text:span text:style-name="T8">(</text:span><text:span text:style-name="T13">4</text:span><text:span text:style-name="T8">, </text:span><text:span text:style-name="T11">ge</text:span><text:span text:style-name="T8">=</text:span><text:span text:style-name="T13">1</text:span><text:span text:style-name="T8">),</text:span></text:p>
      <text:p text:style-name="P6">    <text:span text:style-name="T11">fecha_inicio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),</text:span></text:p>
      <text:p text:style-name="P6">    <text:span text:style-name="T11">fecha_fin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),</text:span></text:p>
      <text:p text:style-name="P6">    <text:span text:style-name="T11">estado</text:span><text:span text:style-name="T8">: </text:span><text:span text:style-name="T7">str</text:span><text:span text:style-name="T8"> </text:span><text:span text:style-name="T12">=</text:span><text:span text:style-name="T8"> </text:span><text:span text:style-name="T15">None</text:span><text:span text:style-name="T8">,</text:span></text:p>
      <text:p text:style-name="P6">    <text:span text:style-name="T11">descripcion_id</text:span><text:span text:style-name="T8">: </text:span><text:span text:style-name="T7">int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),</text:span></text:p>
      <text:p text:style-name="P6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6">    <text:span text:style-name="T16"># CRÍTICO: Expirar cache de la sesión antes de consultar</text:span></text:p>
      <text:p text:style-name="P6">    <text:span text:style-name="T16"># EXPLICACIÓN: SQLAlchemy cachea objetos en la sesión. Si modificaste</text:span></text:p>
      <text:p text:style-name="P6">    <text:span text:style-name="T16"># deudas desde otro endpoint (egresos), la sesión puede tener datos viejos.</text:span></text:p>
      <text:p text:style-name="P6">    <text:span text:style-name="T16"># expire_all() fuerza a SQLAlchemy a recargar TODOS los datos desde la BD</text:span></text:p>
      <text:p text:style-name="P6">    <text:span text:style-name="T11">db</text:span><text:span text:style-name="T8">.</text:span><text:span text:style-name="T9">expire_all</text:span><text:span text:style-name="T8">()</text:span></text:p>
      <text:p text:style-name="P2"/>
      <text:p text:style-name="P6">    <text:span text:style-name="T16"># Query base con JOIN explícito</text:span></text:p>
      <text:p text:style-name="P6">    <text:span text:style-name="T11">query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join</text:span><text:span text:style-name="T8">(</text:span></text:p>
      <text:p text:style-name="P6">        <text:span text:style-name="T7">models</text:span><text:span text:style-name="T8">.</text:span><text:span text:style-name="T7">Descripcion</text:span><text:span text:style-name="T8">, </text:span></text:p>
      <text:p text:style-name="P6">        <text:span text:style-name="T7">models</text:span><text:span text:style-name="T8">.</text:span><text:span text:style-name="T7">Deuda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6">    <text:span text:style-name="T8">)</text:span></text:p>
      <text:p text:style-name="P6">    </text:p>
      <text:p text:style-name="P6">   <text:span text:style-name="T16"># ✅ AUTO-COMPLETAR FECHAS SI NO VIENEN (búsqueda total)</text:span></text:p>
      <text:p text:style-name="P6">    <text:span text:style-name="T10">if</text:span><text:span text:style-name="T8"> </text:span><text:span text:style-name="T11">fecha_inicio</text:span><text:span text:style-name="T8"> </text:span><text:span text:style-name="T15">is</text:span><text:span text:style-name="T8"> </text:span><text:span text:style-name="T15">None</text:span><text:span text:style-name="T8"> </text:span><text:span text:style-name="T15">and</text:span><text:span text:style-name="T8"> </text:span><text:span text:style-name="T11">fecha_fin</text:span><text:span text:style-name="T8"> </text:span><text:span text:style-name="T15">is</text:span><text:span text:style-name="T8"> </text:span><text:span text:style-name="T15">None</text:span><text:span text:style-name="T8">:</text:span></text:p>
      <text:p text:style-name="P6">        <text:span text:style-name="T16"># Buscar la fecha más antigua en la BD</text:span></text:p>
      <text:p text:style-name="P6">        <text:span text:style-name="T11">fecha_min_obj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11">func</text:span><text:span text:style-name="T8">.</text:span><text:span text:style-name="T9">min</text:span><text:span text:style-name="T8">(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)).</text:span><text:span text:style-name="T9">scalar</text:span><text:span text:style-name="T8">()</text:span></text:p>
      <text:p text:style-name="P6">        <text:span text:style-name="T10">if</text:span><text:span text:style-name="T8"> </text:span><text:span text:style-name="T11">fecha_min_obj</text:span><text:span text:style-name="T8">:</text:span></text:p>
      <text:p text:style-name="P6">            <text:span text:style-name="T11">fecha_inicio</text:span><text:span text:style-name="T8"> </text:span><text:span text:style-name="T12">=</text:span><text:span text:style-name="T8"> </text:span><text:span text:style-name="T11">fecha_min_obj</text:span></text:p>
      <text:p text:style-name="P6">        <text:span text:style-name="T16"># Fecha fin = HOY</text:span></text:p>
      <text:p text:style-name="P6">        <text:span text:style-name="T11">fecha_fin</text:span><text:span text:style-name="T8"> </text:span><text:span text:style-name="T12">=</text:span><text:span text:style-name="T8"> </text:span><text:span text:style-name="T7">date</text:span><text:span text:style-name="T8">.</text:span><text:span text:style-name="T9">today</text:span><text:span text:style-name="T8">()</text:span></text:p>
      <text:p text:style-name="P6">    </text:p>
      <text:p text:style-name="P6">    <text:span text:style-name="T16"># Aplicar filtro de fechas</text:span></text:p>
      <text:p text:style-name="P6">    <text:span text:style-name="T10">if</text:span><text:span text:style-name="T8"> </text:span><text:span text:style-name="T11">fecha_inicio</text:span><text:span text:style-name="T8">:</text:span></text:p>
      <text:p text:style-name="P6">        <text:span text:style-name="T10">try</text:span><text:span text:style-name="T8">:</text:span></text:p>
      <text:p text:style-name="P6">    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 </text:span><text:span text:style-name="T9">&gt;=</text:span><text:span text:style-name="T8"> </text:span><text:span text:style-name="T11">fecha_inicio</text:span><text:span text:style-name="T8">)</text:span></text:p>
      <text:p text:style-name="P6">        <text:span text:style-name="T10">except</text:span><text:span text:style-name="T8"> </text:span><text:span text:style-name="T7">ValueError</text:span><text:span text:style-name="T8">:</text:span></text:p>
      <text:p text:style-name="P6">            <text:span text:style-name="T10">return</text:span><text:span text:style-name="T8"> {</text:span><text:span text:style-name="T14">"error"</text:span><text:span text:style-name="T8">: </text:span><text:span text:style-name="T14">"Formato de fecha_inicio inválido, debe ser YYYY-MM-DD"</text:span><text:span text:style-name="T8">}</text:span></text:p>
      <text:p text:style-name="P6">    <text:span text:style-name="T10">if</text:span><text:span text:style-name="T8"> </text:span><text:span text:style-name="T11">fecha_fin</text:span><text:span text:style-name="T8">:</text:span></text:p>
      <text:p text:style-name="P6">        <text:span text:style-name="T10">try</text:span><text:span text:style-name="T8">:</text:span></text:p>
      <text:p text:style-name="P6">    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 </text:span><text:span text:style-name="T9">&lt;=</text:span><text:span text:style-name="T8"> </text:span><text:span text:style-name="T11">fecha_fin</text:span><text:span text:style-name="T8">)</text:span></text:p>
      <text:p text:style-name="P6">        <text:span text:style-name="T10">except</text:span><text:span text:style-name="T8"> </text:span><text:span text:style-name="T7">ValueError</text:span><text:span text:style-name="T8">:</text:span></text:p>
      <text:p text:style-name="P6"><text:soft-page-break/>            <text:span text:style-name="T10">return</text:span><text:span text:style-name="T8"> {</text:span><text:span text:style-name="T14">"error"</text:span><text:span text:style-name="T8">: </text:span><text:span text:style-name="T14">"Formato de fecha_fin inválido, debe ser YYYY-MM-DD"</text:span><text:span text:style-name="T8">}</text:span></text:p>
      <text:p text:style-name="P2"/>
      <text:p text:style-name="P6">    <text:span text:style-name="T16"># Filtro por descripción</text:span></text:p>
      <text:p text:style-name="P6">    <text:span text:style-name="T10">if</text:span><text:span text:style-name="T8"> </text:span><text:span text:style-name="T11">descripcion_id</text:span><text:span text:style-name="T8">:</text:span></text:p>
      <text:p text:style-name="P6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11">descripcion_id</text:span><text:span text:style-name="T8">)</text:span></text:p>
      <text:p text:style-name="P2"/>
      <text:p text:style-name="P6">    <text:span text:style-name="T16"># Filtro por estado</text:span></text:p>
      <text:p text:style-name="P6">    <text:span text:style-name="T10">if</text:span><text:span text:style-name="T8"> </text:span><text:span text:style-name="T11">estado</text:span><text:span text:style-name="T8"> </text:span><text:span text:style-name="T12">==</text:span><text:span text:style-name="T8"> </text:span><text:span text:style-name="T14">"pagados"</text:span><text:span text:style-name="T8">:</text:span></text:p>
      <text:p text:style-name="P6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pagado</text:span><text:span text:style-name="T8"> </text:span><text:span text:style-name="T9">==</text:span><text:span text:style-name="T8"> </text:span><text:span text:style-name="T15">True</text:span><text:span text:style-name="T8">)</text:span></text:p>
      <text:p text:style-name="P6">    <text:span text:style-name="T10">elif</text:span><text:span text:style-name="T8"> </text:span><text:span text:style-name="T11">estado</text:span><text:span text:style-name="T8"> </text:span><text:span text:style-name="T12">==</text:span><text:span text:style-name="T8"> </text:span><text:span text:style-name="T14">"pendientes"</text:span><text:span text:style-name="T8">: </text:span></text:p>
      <text:p text:style-name="P6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pagado</text:span><text:span text:style-name="T8"> </text:span><text:span text:style-name="T9">==</text:span><text:span text:style-name="T8"> </text:span><text:span text:style-name="T15">False</text:span><text:span text:style-name="T8">)</text:span></text:p>
      <text:p text:style-name="P2"/>
      <text:p text:style-name="P6">    <text:span text:style-name="T16"># Ordenar por fecha_registro DESC y por id DESC (más recientes primero)</text:span></text:p>
      <text:p text:style-name="P6">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order_by</text:span><text:span text:style-name="T8">(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.</text:span><text:span text:style-name="T9">desc</text:span><text:span text:style-name="T8">(), </text:span><text:span text:style-name="T7">models</text:span><text:span text:style-name="T8">.</text:span><text:span text:style-name="T7">Deuda</text:span><text:span text:style-name="T8">.</text:span><text:span text:style-name="T11">id</text:span><text:span text:style-name="T8">.</text:span><text:span text:style-name="T9">desc</text:span><text:span text:style-name="T8">())</text:span></text:p>
      <text:p text:style-name="P2"/>
      <text:p text:style-name="P6">    <text:span text:style-name="T16"># Aplicar paginación</text:span></text:p>
      <text:p text:style-name="P6">    <text:span text:style-name="T11">total</text:span><text:span text:style-name="T8"> </text:span><text:span text:style-name="T12">=</text:span><text:span text:style-name="T8"> </text:span><text:span text:style-name="T11">query</text:span><text:span text:style-name="T8">.</text:span><text:span text:style-name="T9">count</text:span><text:span text:style-name="T8">()</text:span></text:p>
      <text:p text:style-name="P6">    <text:span text:style-name="T11">deudas</text:span><text:span text:style-name="T8"> </text:span><text:span text:style-name="T12">=</text:span><text:span text:style-name="T8"> </text:span><text:span text:style-name="T11">query</text:span><text:span text:style-name="T8">.</text:span><text:span text:style-name="T9">offset</text:span><text:span text:style-name="T8">((</text:span><text:span text:style-name="T11">page</text:span><text:span text:style-name="T8"> </text:span><text:span text:style-name="T12">-</text:span><text:span text:style-name="T8"> </text:span><text:span text:style-name="T13">1</text:span><text:span text:style-name="T8">) </text:span><text:span text:style-name="T12">*</text:span><text:span text:style-name="T8"> </text:span><text:span text:style-name="T11">limit</text:span><text:span text:style-name="T8">).</text:span><text:span text:style-name="T9">limit</text:span><text:span text:style-name="T8">(</text:span><text:span text:style-name="T11">limit</text:span><text:span text:style-name="T8">).</text:span><text:span text:style-name="T9">all</text:span><text:span text:style-name="T8">()  </text:span></text:p>
      <text:p text:style-name="P6"> </text:p>
      <text:p text:style-name="P6">    <text:span text:style-name="T10">return</text:span><text:span text:style-name="T8"> {</text:span></text:p>
      <text:p text:style-name="P6">        <text:span text:style-name="T14">"page"</text:span><text:span text:style-name="T8">: </text:span><text:span text:style-name="T11">page</text:span><text:span text:style-name="T8">,</text:span></text:p>
      <text:p text:style-name="P6">        <text:span text:style-name="T14">"limit"</text:span><text:span text:style-name="T8">: </text:span><text:span text:style-name="T11">limit</text:span><text:span text:style-name="T8">,</text:span></text:p>
      <text:p text:style-name="P6">        <text:span text:style-name="T14">"total"</text:span><text:span text:style-name="T8">: </text:span><text:span text:style-name="T11">total</text:span><text:span text:style-name="T8">,</text:span></text:p>
      <text:p text:style-name="P6">        <text:span text:style-name="T14">"results"</text:span><text:span text:style-name="T8">: [</text:span><text:span text:style-name="T11">d</text:span><text:span text:style-name="T8">.</text:span><text:span text:style-name="T9">to_dict</text:span><text:span text:style-name="T8">() </text:span><text:span text:style-name="T10">for</text:span><text:span text:style-name="T8"> </text:span><text:span text:style-name="T11">d</text:span><text:span text:style-name="T8"> </text:span><text:span text:style-name="T10">in</text:span><text:span text:style-name="T8"> </text:span><text:span text:style-name="T11">deudas</text:span><text:span text:style-name="T8">]</text:span></text:p>
      <text:p text:style-name="P6">    <text:span text:style-name="T8">}</text:span></text:p>
      <text:p text:style-name="P2"/>
      <text:p text:style-name="P3"><text:span text:style-name="T3">@</text:span><text:span text:style-name="T4">app</text:span><text:span text:style-name="T3">.delete</text:span>(<text:span text:style-name="T17">"/deudas/</text:span><text:span text:style-name="T6">{id}</text:span><text:span text:style-name="T17">"</text:span>)</text:p>
      <text:p text:style-name="P3"><text:span text:style-name="T6">def</text:span> <text:span text:style-name="T3">delete_deuda</text:span>(<text:span text:style-name="T4">id</text:span>: <text:span text:style-name="T2">int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6">    <text:span text:style-name="T16"># Buscar la deuda con JOIN para consistencia</text:span></text:p>
      <text:p text:style-name="P6">    <text:span text:style-name="T11">deuda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join</text:span><text:span text:style-name="T8">(</text:span></text:p>
      <text:p text:style-name="P6">        <text:span text:style-name="T7">models</text:span><text:span text:style-name="T8">.</text:span><text:span text:style-name="T7">Descripcion</text:span><text:span text:style-name="T8">, </text:span></text:p>
      <text:p text:style-name="P6">        <text:span text:style-name="T7">models</text:span><text:span text:style-name="T8">.</text:span><text:span text:style-name="T7">Deuda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6">    <text:span text:style-name="T8">)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id</text:span><text:span text:style-name="T8"> </text:span><text:span text:style-name="T9">==</text:span><text:span text:style-name="T8"> </text:span><text:span text:style-name="T11">id</text:span><text:span text:style-name="T8">).</text:span><text:span text:style-name="T9">first</text:span><text:span text:style-name="T8">()</text:span></text:p>
      <text:p text:style-name="P2"/>
      <text:p text:style-name="P6">    <text:span text:style-name="T10">if</text:span><text:span text:style-name="T8"> </text:span><text:span text:style-name="T15">not</text:span><text:span text:style-name="T8"> </text:span><text:span text:style-name="T11">deuda</text:span><text:span text:style-name="T8">:</text:span></text:p>
      <text:p text:style-name="P6">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4</text:span><text:span text:style-name="T8">, </text:span><text:span text:style-name="T11">detail</text:span><text:span text:style-name="T12">=</text:span><text:span text:style-name="T14">"Deuda no encontrada"</text:span><text:span text:style-name="T8">)</text:span></text:p>
      <text:p text:style-name="P6">    </text:p>
      <text:p text:style-name="P6">    <text:span text:style-name="T16"># Verificar si tiene egresos (pagos) asociados</text:span></text:p>
      <text:p text:style-name="P6">    <text:span text:style-name="T11">egresos_asociado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Movimiento</text:span><text:span text:style-name="T8">).</text:span><text:span text:style-name="T9">filter</text:span><text:span text:style-name="T8">(</text:span></text:p>
      <text:p text:style-name="P6">        <text:span text:style-name="T7">models</text:span><text:span text:style-name="T8">.</text:span><text:span text:style-name="T7">Movimiento</text:span><text:span text:style-name="T8">.</text:span><text:span text:style-name="T11">deuda_id</text:span><text:span text:style-name="T8"> </text:span><text:span text:style-name="T9">==</text:span><text:span text:style-name="T8"> </text:span><text:span text:style-name="T11">id</text:span></text:p>
      <text:p text:style-name="P6">    <text:span text:style-name="T8">).</text:span><text:span text:style-name="T9">count</text:span><text:span text:style-name="T8">()</text:span></text:p>
      <text:p text:style-name="P6">    </text:p>
      <text:p text:style-name="P6">    <text:span text:style-name="T10">if</text:span><text:span text:style-name="T8"> </text:span><text:span text:style-name="T11">egresos_asociados</text:span><text:span text:style-name="T8"> </text:span><text:span text:style-name="T12">&gt;</text:span><text:span text:style-name="T8"> </text:span><text:span text:style-name="T13">0</text:span><text:span text:style-name="T8">:</text:span></text:p>
      <text:p text:style-name="P6">        <text:span text:style-name="T10">raise</text:span><text:span text:style-name="T8"> </text:span><text:span text:style-name="T7">HTTPException</text:span><text:span text:style-name="T8">(</text:span></text:p>
      <text:p text:style-name="P6">            <text:span text:style-name="T11">status_code</text:span><text:span text:style-name="T12">=</text:span><text:span text:style-name="T13">400</text:span><text:span text:style-name="T8">, </text:span></text:p>
      <text:p text:style-name="P6">            <text:span text:style-name="T11">detail</text:span><text:span text:style-name="T12">=</text:span><text:span text:style-name="T15">f</text:span><text:span text:style-name="T14">"No se puede eliminar la deuda. Tiene </text:span><text:span text:style-name="T15">{</text:span><text:span text:style-name="T11">egresos_asociados</text:span><text:span text:style-name="T15">}</text:span><text:span text:style-name="T14"> egreso(s) asociado(s)"</text:span></text:p>
      <text:p text:style-name="P6">        <text:span text:style-name="T8">)</text:span></text:p>
      <text:p text:style-name="P2"/>
      <text:p text:style-name="P6">    <text:span text:style-name="T11">db</text:span><text:span text:style-name="T8">.</text:span><text:span text:style-name="T9">delete</text:span><text:span text:style-name="T8">(</text:span><text:span text:style-name="T11">deuda</text:span><text:span text:style-name="T8">)</text:span></text:p>
      <text:p text:style-name="P6"><text:soft-page-break/>    <text:span text:style-name="T11">db</text:span><text:span text:style-name="T8">.</text:span><text:span text:style-name="T9">commit</text:span><text:span text:style-name="T8">()</text:span></text:p>
      <text:p text:style-name="P6">    <text:span text:style-name="T10">return</text:span><text:span text:style-name="T8"> {</text:span><text:span text:style-name="T14">"message"</text:span><text:span text:style-name="T8">: </text:span><text:span text:style-name="T14">"Deuda eliminada correctamente"</text:span><text:span text:style-name="T8">}</text:span></text:p>
      <text:p text:style-name="P2"/>
      <text:p text:style-name="P3"><text:span text:style-name="T3">@</text:span><text:span text:style-name="T4">app</text:span><text:span text:style-name="T3">.put</text:span>(<text:span text:style-name="T17">"/deudas/</text:span><text:span text:style-name="T6">{deuda_id}</text:span><text:span text:style-name="T17">"</text:span>)</text:p>
      <text:p text:style-name="P3"><text:span text:style-name="T6">def</text:span> <text:span text:style-name="T3">actualizar_deuda</text:span>(<text:span text:style-name="T4">deuda_id</text:span>: <text:span text:style-name="T2">int</text:span>, <text:span text:style-name="T4">deuda_data</text:span>: <text:span text:style-name="T2">DeudaUpdate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6">    <text:span text:style-name="T16"># Buscar deuda con JOIN para consistencia</text:span></text:p>
      <text:p text:style-name="P6">    <text:span text:style-name="T11">deuda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join</text:span><text:span text:style-name="T8">(</text:span></text:p>
      <text:p text:style-name="P6">        <text:span text:style-name="T7">models</text:span><text:span text:style-name="T8">.</text:span><text:span text:style-name="T7">Descripcion</text:span><text:span text:style-name="T8">,</text:span></text:p>
      <text:p text:style-name="P6">        <text:span text:style-name="T7">models</text:span><text:span text:style-name="T8">.</text:span><text:span text:style-name="T7">Deuda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6">    <text:span text:style-name="T8">)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id</text:span><text:span text:style-name="T8"> </text:span><text:span text:style-name="T9">==</text:span><text:span text:style-name="T8"> </text:span><text:span text:style-name="T11">deuda_id</text:span><text:span text:style-name="T8">).</text:span><text:span text:style-name="T9">first</text:span><text:span text:style-name="T8">()</text:span></text:p>
      <text:p text:style-name="P6">   </text:p>
      <text:p text:style-name="P6">    <text:span text:style-name="T10">if</text:span><text:span text:style-name="T8"> </text:span><text:span text:style-name="T15">not</text:span><text:span text:style-name="T8"> </text:span><text:span text:style-name="T11">deuda</text:span><text:span text:style-name="T8">:</text:span></text:p>
      <text:p text:style-name="P6">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4</text:span><text:span text:style-name="T8">, </text:span><text:span text:style-name="T11">detail</text:span><text:span text:style-name="T12">=</text:span><text:span text:style-name="T14">"Deuda no encontrada"</text:span><text:span text:style-name="T8">)</text:span></text:p>
      <text:p text:style-name="P6">   </text:p>
      <text:p text:style-name="P6">    <text:span text:style-name="T16"># Validar descripcion_id si se está actualizando</text:span></text:p>
      <text:p text:style-name="P6">    <text:span text:style-name="T10">if</text:span><text:span text:style-name="T8"> </text:span><text:span text:style-name="T11">deuda_data</text:span><text:span text:style-name="T8">.</text:span><text:span text:style-name="T11">descripcion_id</text:span><text:span text:style-name="T8"> </text:span><text:span text:style-name="T15">is</text:span><text:span text:style-name="T8"> </text:span><text:span text:style-name="T15">not</text:span><text:span text:style-name="T8"> </text:span><text:span text:style-name="T15">None</text:span><text:span text:style-name="T8">:</text:span></text:p>
      <text:p text:style-name="P6">        <text:span text:style-name="T11">descripcion_existe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scripcion</text:span><text:span text:style-name="T8">).</text:span><text:span text:style-name="T9">filter</text:span><text:span text:style-name="T8">(</text:span></text:p>
      <text:p text:style-name="P6">            <text:span text:style-name="T7">models</text:span><text:span text:style-name="T8">.</text:span><text:span text:style-name="T7">Descripcion</text:span><text:span text:style-name="T8">.</text:span><text:span text:style-name="T11">id</text:span><text:span text:style-name="T8"> </text:span><text:span text:style-name="T9">==</text:span><text:span text:style-name="T8"> </text:span><text:span text:style-name="T11">deuda_data</text:span><text:span text:style-name="T8">.</text:span><text:span text:style-name="T11">descripcion_id</text:span></text:p>
      <text:p text:style-name="P6">        <text:span text:style-name="T8">).</text:span><text:span text:style-name="T9">first</text:span><text:span text:style-name="T8">()</text:span></text:p>
      <text:p text:style-name="P6">        <text:span text:style-name="T10">if</text:span><text:span text:style-name="T8"> </text:span><text:span text:style-name="T15">not</text:span><text:span text:style-name="T8"> </text:span><text:span text:style-name="T11">descripcion_existe</text:span><text:span text:style-name="T8">:</text:span></text:p>
      <text:p text:style-name="P6">    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0</text:span><text:span text:style-name="T8">, </text:span><text:span text:style-name="T11">detail</text:span><text:span text:style-name="T12">=</text:span><text:span text:style-name="T14">"Descripción no encontrada"</text:span><text:span text:style-name="T8">)</text:span></text:p>
      <text:p text:style-name="P6">        <text:span text:style-name="T11">deuda</text:span><text:span text:style-name="T8">.</text:span><text:span text:style-name="T11">descripcion_id</text:span><text:span text:style-name="T8"> </text:span><text:span text:style-name="T12">=</text:span><text:span text:style-name="T8"> </text:span><text:span text:style-name="T11">deuda_data</text:span><text:span text:style-name="T8">.</text:span><text:span text:style-name="T11">descripcion_id</text:span></text:p>
      <text:p text:style-name="P6">   </text:p>
      <text:p text:style-name="P6">    <text:span text:style-name="T16"># Validar monto si se está actualizando</text:span></text:p>
      <text:p text:style-name="P6">    <text:span text:style-name="T10">if</text:span><text:span text:style-name="T8"> </text:span><text:span text:style-name="T11">deuda_data</text:span><text:span text:style-name="T8">.</text:span><text:span text:style-name="T11">monto</text:span><text:span text:style-name="T8"> </text:span><text:span text:style-name="T15">is</text:span><text:span text:style-name="T8"> </text:span><text:span text:style-name="T15">not</text:span><text:span text:style-name="T8"> </text:span><text:span text:style-name="T15">None</text:span><text:span text:style-name="T8">:</text:span></text:p>
      <text:p text:style-name="P6">        <text:span text:style-name="T10">if</text:span><text:span text:style-name="T8"> </text:span><text:span text:style-name="T11">deuda_data</text:span><text:span text:style-name="T8">.</text:span><text:span text:style-name="T11">monto</text:span><text:span text:style-name="T8"> </text:span><text:span text:style-name="T12">&lt;=</text:span><text:span text:style-name="T8"> </text:span><text:span text:style-name="T13">0</text:span><text:span text:style-name="T8">:</text:span></text:p>
      <text:p text:style-name="P6">    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0</text:span><text:span text:style-name="T8">, </text:span><text:span text:style-name="T11">detail</text:span><text:span text:style-name="T12">=</text:span><text:span text:style-name="T14">"El monto debe ser mayor a 0"</text:span><text:span text:style-name="T8">)</text:span></text:p>
      <text:p text:style-name="P6">        <text:span text:style-name="T11">deuda</text:span><text:span text:style-name="T8">.</text:span><text:span text:style-name="T11">monto</text:span><text:span text:style-name="T8"> </text:span><text:span text:style-name="T12">=</text:span><text:span text:style-name="T8"> </text:span><text:span text:style-name="T11">deuda_data</text:span><text:span text:style-name="T8">.</text:span><text:span text:style-name="T11">monto</text:span></text:p>
      <text:p text:style-name="P6">        </text:p>
      <text:p text:style-name="P6">        <text:span text:style-name="T16"># ✅ AJUSTE 3: Recalcular saldo cuando se edita el monto</text:span></text:p>
      <text:p text:style-name="P6">        <text:span text:style-name="T16"># EXPLICACIÓN: Si cambia el monto, debemos recalcular el saldo</text:span></text:p>
      <text:p text:style-name="P6">        <text:span text:style-name="T16"># Fórmula: saldo_pendiente = nuevo_monto - monto_pagado</text:span></text:p>
      <text:p text:style-name="P6">        <text:span text:style-name="T11">monto_pagado</text:span><text:span text:style-name="T8"> </text:span><text:span text:style-name="T12">=</text:span><text:span text:style-name="T8"> </text:span><text:span text:style-name="T11">deuda</text:span><text:span text:style-name="T8">.</text:span><text:span text:style-name="T11">monto_pagado</text:span><text:span text:style-name="T8"> </text:span><text:span text:style-name="T15">or</text:span><text:span text:style-name="T8"> </text:span><text:span text:style-name="T13">0</text:span></text:p>
      <text:p text:style-name="P6">        <text:span text:style-name="T11">deuda</text:span><text:span text:style-name="T8">.</text:span><text:span text:style-name="T11">saldo_pendiente</text:span><text:span text:style-name="T8"> </text:span><text:span text:style-name="T12">=</text:span><text:span text:style-name="T8"> </text:span><text:span text:style-name="T11">deuda_data</text:span><text:span text:style-name="T8">.</text:span><text:span text:style-name="T11">monto</text:span><text:span text:style-name="T8"> </text:span><text:span text:style-name="T12">-</text:span><text:span text:style-name="T8"> </text:span><text:span text:style-name="T11">monto_pagado</text:span></text:p>
      <text:p text:style-name="P6">   </text:p>
      <text:p text:style-name="P6">    <text:span text:style-name="T10">if</text:span><text:span text:style-name="T8"> </text:span><text:span text:style-name="T11">deuda_data</text:span><text:span text:style-name="T8">.</text:span><text:span text:style-name="T11">fecha_registro</text:span><text:span text:style-name="T8"> </text:span><text:span text:style-name="T15">is</text:span><text:span text:style-name="T8"> </text:span><text:span text:style-name="T15">not</text:span><text:span text:style-name="T8"> </text:span><text:span text:style-name="T15">None</text:span><text:span text:style-name="T8">:</text:span></text:p>
      <text:p text:style-name="P6">        <text:span text:style-name="T11">deuda</text:span><text:span text:style-name="T8">.</text:span><text:span text:style-name="T11">fecha_registro</text:span><text:span text:style-name="T8"> </text:span><text:span text:style-name="T12">=</text:span><text:span text:style-name="T8"> </text:span><text:span text:style-name="T11">deuda_data</text:span><text:span text:style-name="T8">.</text:span><text:span text:style-name="T11">fecha_registro</text:span></text:p>
      <text:p text:style-name="P6">    <text:span text:style-name="T10">if</text:span><text:span text:style-name="T8"> </text:span><text:span text:style-name="T11">deuda_data</text:span><text:span text:style-name="T8">.</text:span><text:span text:style-name="T11">fecha_vencimiento</text:span><text:span text:style-name="T8"> </text:span><text:span text:style-name="T15">is</text:span><text:span text:style-name="T8"> </text:span><text:span text:style-name="T15">not</text:span><text:span text:style-name="T8"> </text:span><text:span text:style-name="T15">None</text:span><text:span text:style-name="T8">:</text:span></text:p>
      <text:p text:style-name="P6">        <text:span text:style-name="T11">deuda</text:span><text:span text:style-name="T8">.</text:span><text:span text:style-name="T11">fecha_vencimiento</text:span><text:span text:style-name="T8"> </text:span><text:span text:style-name="T12">=</text:span><text:span text:style-name="T8"> </text:span><text:span text:style-name="T11">deuda_data</text:span><text:span text:style-name="T8">.</text:span><text:span text:style-name="T11">fecha_vencimiento</text:span></text:p>
      <text:p text:style-name="P6">   </text:p>
      <text:p text:style-name="P6">    <text:span text:style-name="T11">db</text:span><text:span text:style-name="T8">.</text:span><text:span text:style-name="T9">commit</text:span><text:span text:style-name="T8">()</text:span></text:p>
      <text:p text:style-name="P6">    <text:span text:style-name="T11">db</text:span><text:span text:style-name="T8">.</text:span><text:span text:style-name="T9">refresh</text:span><text:span text:style-name="T8">(</text:span><text:span text:style-name="T11">deuda</text:span><text:span text:style-name="T8">)</text:span></text:p>
      <text:p text:style-name="P6">   </text:p>
      <text:p text:style-name="P6">    <text:span text:style-name="T10">return</text:span><text:span text:style-name="T8"> {</text:span></text:p>
      <text:p text:style-name="P6">        <text:span text:style-name="T14">"mensaje"</text:span><text:span text:style-name="T8">: </text:span><text:span text:style-name="T14">"Deuda actualizada correctamente"</text:span><text:span text:style-name="T8">,</text:span></text:p>
      <text:p text:style-name="P6">        <text:span text:style-name="T14">"deuda"</text:span><text:span text:style-name="T8">: </text:span><text:span text:style-name="T11">deuda</text:span><text:span text:style-name="T8">.</text:span><text:span text:style-name="T9">to_dict</text:span><text:span text:style-name="T8">()</text:span></text:p>
      <text:p text:style-name="P6">    <text:span text:style-name="T8">}</text:span></text:p>
      <text:p text:style-name="P2"/>
      <text:p text:style-name="P3"><text:span text:style-name="T3">@</text:span><text:span text:style-name="T4">app</text:span><text:span text:style-name="T3">.get</text:span>(<text:span text:style-name="T17">"/deudas/fecha-minima"</text:span>)</text:p>
      <text:p text:style-name="P3"><text:span text:style-name="T6">def</text:span> <text:span text:style-name="T3">get_fecha_minima_deudas</text:span>(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6"><text:soft-page-break/>    <text:span text:style-name="T14">"""</text:span></text:p>
      <text:p text:style-name="P7">    <text:span text:style-name="T8">Retorna la fecha más antigua registrada en la tabla deudas.</text:span></text:p>
      <text:p text:style-name="P7">    <text:span text:style-name="T8">Usado para auto-completar filtros de búsqueda total.</text:span></text:p>
      <text:p text:style-name="P7">    <text:span text:style-name="T8">"""</text:span></text:p>
      <text:p text:style-name="P6">    <text:span text:style-name="T11">fecha_min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11">func</text:span><text:span text:style-name="T8">.</text:span><text:span text:style-name="T9">min</text:span><text:span text:style-name="T8">(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)).</text:span><text:span text:style-name="T9">scalar</text:span><text:span text:style-name="T8">()</text:span></text:p>
      <text:p text:style-name="P6">    </text:p>
      <text:p text:style-name="P6">    <text:span text:style-name="T10">return</text:span><text:span text:style-name="T8"> {</text:span></text:p>
      <text:p text:style-name="P6">        <text:span text:style-name="T14">"fecha_minima"</text:span><text:span text:style-name="T8">: </text:span><text:span text:style-name="T11">fecha_min</text:span><text:span text:style-name="T8">.isoformat() </text:span><text:span text:style-name="T10">if</text:span><text:span text:style-name="T8"> </text:span><text:span text:style-name="T11">fecha_min</text:span><text:span text:style-name="T8"> </text:span><text:span text:style-name="T10">else</text:span><text:span text:style-name="T8"> </text:span><text:span text:style-name="T15">None</text:span></text:p>
      <text:p text:style-name="P6">    <text:span text:style-name="T8">}</text:span></text:p>
      <text:p text:style-name="P2"/>
      <text:p text:style-name="P3"><text:span text:style-name="T3">@</text:span><text:span text:style-name="T4">app</text:span><text:span text:style-name="T3">.get</text:span>(<text:span text:style-name="T17">"/deudas/descripciones"</text:span>)</text:p>
      <text:p text:style-name="P3"><text:span text:style-name="T6">async</text:span> <text:span text:style-name="T6">def</text:span> <text:span text:style-name="T3">obtener_descripciones_deudas</text:span>():</text:p>
      <text:p text:style-name="P6">    <text:span text:style-name="T14">"""</text:span></text:p>
      <text:p text:style-name="P7">    <text:span text:style-name="T8">Devuelve todas las descripciones de tipo 'deuda'</text:span></text:p>
      <text:p text:style-name="P7">    <text:span text:style-name="T8">"""</text:span></text:p>
      <text:p text:style-name="P6">    <text:span text:style-name="T10">try</text:span><text:span text:style-name="T8">:</text:span></text:p>
      <text:p text:style-name="P6">        <text:span text:style-name="T16"># Conectar usando el engine de SQLAlchemy</text:span></text:p>
      <text:p text:style-name="P6">        <text:span text:style-name="T10">with</text:span><text:span text:style-name="T8"> </text:span><text:span text:style-name="T11">engine</text:span><text:span text:style-name="T8">.</text:span><text:span text:style-name="T9">connect</text:span><text:span text:style-name="T8">() </text:span><text:span text:style-name="T10">as</text:span><text:span text:style-name="T8"> </text:span><text:span text:style-name="T11">conn</text:span><text:span text:style-name="T8">:</text:span></text:p>
      <text:p text:style-name="P6">            <text:span text:style-name="T16"># text() envuelve la consulta SQL para que SQLAlchemy la entienda</text:span></text:p>
      <text:p text:style-name="P6">            <text:span text:style-name="T11">query</text:span><text:span text:style-name="T8"> </text:span><text:span text:style-name="T12">=</text:span><text:span text:style-name="T8"> </text:span><text:span text:style-name="T9">text</text:span><text:span text:style-name="T8">(</text:span><text:span text:style-name="T14">"""</text:span></text:p>
      <text:p text:style-name="P7">                <text:span text:style-name="T8">SELECT DISTINCT nombre </text:span></text:p>
      <text:p text:style-name="P7">                <text:span text:style-name="T8">FROM descripciones</text:span></text:p>
      <text:p text:style-name="P7">                <text:span text:style-name="T8">WHERE tipo = 'deuda' AND activa = 1</text:span></text:p>
      <text:p text:style-name="P7">                <text:span text:style-name="T8">ORDER BY nombre ASC</text:span></text:p>
      <text:p text:style-name="P6"><text:span text:style-name="T17">            </text:span><text:span text:style-name="T14">"""</text:span><text:span text:style-name="T8">)</text:span></text:p>
      <text:p text:style-name="P6">            </text:p>
      <text:p text:style-name="P6">            <text:span text:style-name="T16"># Ejecutar la consulta</text:span></text:p>
      <text:p text:style-name="P6">            <text:span text:style-name="T11">resultado</text:span><text:span text:style-name="T8"> </text:span><text:span text:style-name="T12">=</text:span><text:span text:style-name="T8"> </text:span><text:span text:style-name="T11">conn</text:span><text:span text:style-name="T8">.</text:span><text:span text:style-name="T9">execute</text:span><text:span text:style-name="T8">(</text:span><text:span text:style-name="T11">query</text:span><text:span text:style-name="T8">)</text:span></text:p>
      <text:p text:style-name="P6">            </text:p>
      <text:p text:style-name="P6">            <text:span text:style-name="T16"># Extraer solo los nombres (cada fila es un objeto Row)</text:span></text:p>
      <text:p text:style-name="P6">            <text:span text:style-name="T11">descripciones</text:span><text:span text:style-name="T8"> </text:span><text:span text:style-name="T12">=</text:span><text:span text:style-name="T8"> [</text:span><text:span text:style-name="T11">fila</text:span><text:span text:style-name="T8">[</text:span><text:span text:style-name="T13">0</text:span><text:span text:style-name="T8">] </text:span><text:span text:style-name="T10">for</text:span><text:span text:style-name="T8"> </text:span><text:span text:style-name="T11">fila</text:span><text:span text:style-name="T8"> </text:span><text:span text:style-name="T10">in</text:span><text:span text:style-name="T8"> </text:span><text:span text:style-name="T11">resultado</text:span><text:span text:style-name="T8">]</text:span></text:p>
      <text:p text:style-name="P6">            </text:p>
      <text:p text:style-name="P6">            <text:span text:style-name="T10">return</text:span><text:span text:style-name="T8"> </text:span><text:span text:style-name="T11">descripciones</text:span></text:p>
      <text:p text:style-name="P6">        </text:p>
      <text:p text:style-name="P6">    <text:span text:style-name="T10">except</text:span><text:span text:style-name="T8"> </text:span><text:span text:style-name="T7">Exception</text:span><text:span text:style-name="T8"> </text:span><text:span text:style-name="T10">as</text:span><text:span text:style-name="T8"> </text:span><text:span text:style-name="T11">e</text:span><text:span text:style-name="T8">:</text:span></text:p>
      <text:p text:style-name="P6">        <text:span text:style-name="T9">print</text:span><text:span text:style-name="T8">(</text:span><text:span text:style-name="T15">f</text:span><text:span text:style-name="T14">"Error obteniendo descripciones de deudas: </text:span><text:span text:style-name="T15">{</text:span><text:span text:style-name="T11">e</text:span><text:span text:style-name="T15">}</text:span><text:span text:style-name="T14">"</text:span><text:span text:style-name="T8">)</text:span></text:p>
      <text:p text:style-name="P6">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500</text:span><text:span text:style-name="T8">, </text:span><text:span text:style-name="T11">detail</text:span><text:span text:style-name="T12">=</text:span><text:span text:style-name="T14">"Error al obtener descripciones"</text:span><text:span text:style-name="T8">)</text:span></text:p>
      <text:p text:style-name="P5"/>
      <text:p text:style-name="P4"># 📌 Endpoint para obtener descripciones filtradas por tipo</text:p>
      <text:p text:style-name="P3"><text:span text:style-name="T3">@</text:span><text:span text:style-name="T4">app</text:span><text:span text:style-name="T3">.get</text:span>(<text:span text:style-name="T17">"/descripciones/tipo/</text:span><text:span text:style-name="T6">{tipo}</text:span><text:span text:style-name="T17">"</text:span>)</text:p>
      <text:p text:style-name="P3"><text:span text:style-name="T6">def</text:span> <text:span text:style-name="T3">get_descripciones_por_tipo</text:span>(</text:p>
      <text:p text:style-name="P6">    <text:span text:style-name="T11">tipo</text:span><text:span text:style-name="T8">: </text:span><text:span text:style-name="T7">str</text:span><text:span text:style-name="T8">, </text:span></text:p>
      <text:p text:style-name="P6">    <text:span text:style-name="T11">solo_nombres</text:span><text:span text:style-name="T8">: </text:span><text:span text:style-name="T7">bool</text:span><text:span text:style-name="T8"> </text:span><text:span text:style-name="T12">=</text:span><text:span text:style-name="T8"> </text:span><text:span text:style-name="T9">Query</text:span><text:span text:style-name="T8">(</text:span><text:span text:style-name="T15">False</text:span><text:span text:style-name="T8">),  </text:span><text:span text:style-name="T16"># ← NUEVO PARÁMETRO</text:span></text:p>
      <text:p text:style-name="P6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6">    <text:span text:style-name="T14">"""</text:span></text:p>
      <text:p text:style-name="P7">    <text:span text:style-name="T8">Obtiene descripciones de un tipo específico</text:span></text:p>
      <text:p text:style-name="P7">    <text:span text:style-name="T8">- Si solo_nombres=true: devuelve lista de strings</text:span></text:p>
      <text:p text:style-name="P7">    <text:span text:style-name="T8">- Si solo_nombres=false: devuelve lista de objetos completos</text:span></text:p>
      <text:p text:style-name="P7">    <text:span text:style-name="T8">"""</text:span></text:p>
      <text:p text:style-name="P6"><text:soft-page-break/>    <text:span text:style-name="T11">tipos_validos</text:span><text:span text:style-name="T8"> </text:span><text:span text:style-name="T12">=</text:span><text:span text:style-name="T8"> [</text:span><text:span text:style-name="T14">"ingreso"</text:span><text:span text:style-name="T8">, </text:span><text:span text:style-name="T14">"egreso"</text:span><text:span text:style-name="T8">, </text:span><text:span text:style-name="T14">"deuda"</text:span><text:span text:style-name="T8">]</text:span></text:p>
      <text:p text:style-name="P6">    <text:span text:style-name="T10">if</text:span><text:span text:style-name="T8"> </text:span><text:span text:style-name="T11">tipo</text:span><text:span text:style-name="T8"> </text:span><text:span text:style-name="T15">not</text:span><text:span text:style-name="T8"> </text:span><text:span text:style-name="T15">in</text:span><text:span text:style-name="T8"> </text:span><text:span text:style-name="T11">tipos_validos</text:span><text:span text:style-name="T8">:</text:span></text:p>
      <text:p text:style-name="P6">        <text:span text:style-name="T10">raise</text:span><text:span text:style-name="T8"> </text:span><text:span text:style-name="T7">HTTPException</text:span><text:span text:style-name="T8">(</text:span></text:p>
      <text:p text:style-name="P6">            <text:span text:style-name="T11">status_code</text:span><text:span text:style-name="T12">=</text:span><text:span text:style-name="T13">400</text:span><text:span text:style-name="T8">, </text:span></text:p>
      <text:p text:style-name="P6">            <text:span text:style-name="T11">detail</text:span><text:span text:style-name="T12">=</text:span><text:span text:style-name="T15">f</text:span><text:span text:style-name="T14">"Tipo inválido. Debe ser uno de: </text:span><text:span text:style-name="T15">{</text:span><text:span text:style-name="T14">', '</text:span><text:span text:style-name="T8">.</text:span><text:span text:style-name="T9">join</text:span><text:span text:style-name="T8">(</text:span><text:span text:style-name="T11">tipos_validos</text:span><text:span text:style-name="T8">)</text:span><text:span text:style-name="T15">}</text:span><text:span text:style-name="T14">"</text:span></text:p>
      <text:p text:style-name="P6">        <text:span text:style-name="T8">)</text:span></text:p>
      <text:p text:style-name="P6">    </text:p>
      <text:p text:style-name="P6">    <text:span text:style-name="T11">descripcione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scripcion</text:span><text:span text:style-name="T8">).</text:span><text:span text:style-name="T9">filter</text:span><text:span text:style-name="T8">(</text:span></text:p>
      <text:p text:style-name="P6">        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1">tipo</text:span><text:span text:style-name="T8">,</text:span></text:p>
      <text:p text:style-name="P6">        <text:span text:style-name="T7">models</text:span><text:span text:style-name="T8">.</text:span><text:span text:style-name="T7">Descripcion</text:span><text:span text:style-name="T8">.</text:span><text:span text:style-name="T11">activa</text:span><text:span text:style-name="T8"> </text:span><text:span text:style-name="T9">==</text:span><text:span text:style-name="T8"> </text:span><text:span text:style-name="T15">True</text:span></text:p>
      <text:p text:style-name="P6">    <text:span text:style-name="T8">).</text:span><text:span text:style-name="T9">order_by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nombre</text:span><text:span text:style-name="T8">).</text:span><text:span text:style-name="T9">all</text:span><text:span text:style-name="T8">()</text:span></text:p>
      <text:p text:style-name="P6">    </text:p>
      <text:p text:style-name="P6">    <text:span text:style-name="T16"># ✅ NUEVA LÓGICA: Devolver solo nombres si se solicita</text:span></text:p>
      <text:p text:style-name="P6">    <text:span text:style-name="T10">if</text:span><text:span text:style-name="T8"> </text:span><text:span text:style-name="T11">solo_nombres</text:span><text:span text:style-name="T8">:</text:span></text:p>
      <text:p text:style-name="P6">        <text:span text:style-name="T10">return</text:span><text:span text:style-name="T8"> [</text:span><text:span text:style-name="T11">desc</text:span><text:span text:style-name="T8">.</text:span><text:span text:style-name="T11">nombre</text:span><text:span text:style-name="T8"> </text:span><text:span text:style-name="T10">for</text:span><text:span text:style-name="T8"> </text:span><text:span text:style-name="T11">desc</text:span><text:span text:style-name="T8"> </text:span><text:span text:style-name="T10">in</text:span><text:span text:style-name="T8"> </text:span><text:span text:style-name="T11">descripciones</text:span><text:span text:style-name="T8">]  </text:span><text:span text:style-name="T16"># ← Solo strings</text:span></text:p>
      <text:p text:style-name="P6">    <text:span text:style-name="T10">else</text:span><text:span text:style-name="T8">:</text:span></text:p>
      <text:p text:style-name="P6">        <text:span text:style-name="T10">return</text:span><text:span text:style-name="T8"> [</text:span><text:span text:style-name="T11">desc</text:span><text:span text:style-name="T8">.</text:span><text:span text:style-name="T9">to_dict</text:span><text:span text:style-name="T8">() </text:span><text:span text:style-name="T10">for</text:span><text:span text:style-name="T8"> </text:span><text:span text:style-name="T11">desc</text:span><text:span text:style-name="T8"> </text:span><text:span text:style-name="T10">in</text:span><text:span text:style-name="T8"> </text:span><text:span text:style-name="T11">descripciones</text:span><text:span text:style-name="T8">]  </text:span><text:span text:style-name="T16"># ← Objetos completos</text:span></text:p>
      <text:p text:style-name="P2"/>
      <text:p text:style-name="P4">#PAGINA DE DESCRIPCIONES</text:p>
      <text:p text:style-name="P2"/>
      <text:p text:style-name="P4"># 1. CREAR UNA NUEVA DESCRIPCIÓN</text:p>
      <text:p text:style-name="P3"><text:span text:style-name="T3">@</text:span><text:span text:style-name="T4">app</text:span><text:span text:style-name="T3">.post</text:span>(<text:span text:style-name="T17">"/descripciones"</text:span>, <text:span text:style-name="T4">status_code</text:span><text:span text:style-name="T5">=</text:span><text:span text:style-name="T19">201</text:span>)</text:p>
      <text:p text:style-name="P3"><text:span text:style-name="T6">def</text:span> <text:span text:style-name="T3">crear_descripcion</text:span>(<text:span text:style-name="T4">descripcion</text:span>: <text:span text:style-name="T2">DescripcionCreate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6">    <text:span text:style-name="T14">"""</text:span></text:p>
      <text:p text:style-name="P7">    <text:span text:style-name="T8">Crea una nueva descripción en la base de datos.</text:span></text:p>
      <text:p text:style-name="P7">    </text:p>
      <text:p text:style-name="P7">    <text:span text:style-name="T8">Args:</text:span></text:p>
      <text:p text:style-name="P7">        <text:span text:style-name="T8">descripcion: Datos de la descripción a crear</text:span></text:p>
      <text:p text:style-name="P7">        <text:span text:style-name="T8">db: Sesión de base de datos</text:span></text:p>
      <text:p text:style-name="P7">    </text:p>
      <text:p text:style-name="P7">    <text:span text:style-name="T8">Returns:</text:span></text:p>
      <text:p text:style-name="P7">        <text:span text:style-name="T8">Dict con la descripción creada</text:span></text:p>
      <text:p text:style-name="P7">    <text:span text:style-name="T8">"""</text:span></text:p>
      <text:p text:style-name="P6">    <text:span text:style-name="T10">try</text:span><text:span text:style-name="T8">:</text:span></text:p>
      <text:p text:style-name="P6">        <text:span text:style-name="T16"># Crear instancia del modelo</text:span></text:p>
      <text:p text:style-name="P6">        <text:span text:style-name="T11">nueva_descripcion</text:span><text:span text:style-name="T8"> </text:span><text:span text:style-name="T12">=</text:span><text:span text:style-name="T8"> </text:span><text:span text:style-name="T7">models</text:span><text:span text:style-name="T8">.</text:span><text:span text:style-name="T7">Descripcion</text:span><text:span text:style-name="T8">(</text:span></text:p>
      <text:p text:style-name="P6">            <text:span text:style-name="T11">nombre</text:span><text:span text:style-name="T12">=</text:span><text:span text:style-name="T11">descripcion</text:span><text:span text:style-name="T8">.</text:span><text:span text:style-name="T11">nombre</text:span><text:span text:style-name="T8">,</text:span></text:p>
      <text:p text:style-name="P6">            <text:span text:style-name="T11">tipo</text:span><text:span text:style-name="T12">=</text:span><text:span text:style-name="T11">descripcion</text:span><text:span text:style-name="T8">.</text:span><text:span text:style-name="T11">tipo</text:span><text:span text:style-name="T8">,</text:span></text:p>
      <text:p text:style-name="P6">            <text:span text:style-name="T11">activa</text:span><text:span text:style-name="T12">=</text:span><text:span text:style-name="T11">descripcion</text:span><text:span text:style-name="T8">.</text:span><text:span text:style-name="T11">activa</text:span><text:span text:style-name="T8"> </text:span><text:span text:style-name="T10">if</text:span><text:span text:style-name="T8"> </text:span><text:span text:style-name="T11">descripcion</text:span><text:span text:style-name="T8">.</text:span><text:span text:style-name="T11">activa</text:span><text:span text:style-name="T8"> </text:span><text:span text:style-name="T10">is</text:span><text:span text:style-name="T8"> </text:span><text:span text:style-name="T10">not</text:span><text:span text:style-name="T8"> </text:span><text:span text:style-name="T15">None</text:span><text:span text:style-name="T8"> </text:span><text:span text:style-name="T10">else</text:span><text:span text:style-name="T8"> </text:span><text:span text:style-name="T15">True</text:span><text:span text:style-name="T8">,</text:span></text:p>
      <text:p text:style-name="P6">            <text:span text:style-name="T11">telefono</text:span><text:span text:style-name="T12">=</text:span><text:span text:style-name="T11">descripcion</text:span><text:span text:style-name="T8">.</text:span><text:span text:style-name="T11">telefono</text:span><text:span text:style-name="T8">,</text:span></text:p>
      <text:p text:style-name="P6">            <text:span text:style-name="T11">email</text:span><text:span text:style-name="T12">=</text:span><text:span text:style-name="T11">descripcion</text:span><text:span text:style-name="T8">.</text:span><text:span text:style-name="T11">email</text:span><text:span text:style-name="T8">,</text:span></text:p>
      <text:p text:style-name="P6">            <text:span text:style-name="T11">direccion</text:span><text:span text:style-name="T12">=</text:span><text:span text:style-name="T11">descripcion</text:span><text:span text:style-name="T8">.</text:span><text:span text:style-name="T11">direccion</text:span><text:span text:style-name="T8">,</text:span></text:p>
      <text:p text:style-name="P6">            <text:span text:style-name="T11">tipo_entidad</text:span><text:span text:style-name="T12">=</text:span><text:span text:style-name="T11">descripcion</text:span><text:span text:style-name="T8">.</text:span><text:span text:style-name="T11">tipo_entidad</text:span><text:span text:style-name="T8">,</text:span></text:p>
      <text:p text:style-name="P6">            <text:span text:style-name="T11">fecha_creacion</text:span><text:span text:style-name="T12">=</text:span><text:span text:style-name="T11">descripcion</text:span><text:span text:style-name="T8">.</text:span><text:span text:style-name="T11">fecha_creacion</text:span></text:p>
      <text:p text:style-name="P6">        <text:span text:style-name="T8">)</text:span></text:p>
      <text:p text:style-name="P6">        </text:p>
      <text:p text:style-name="P6">        <text:span text:style-name="T16"># Guardar en la base de datos</text:span></text:p>
      <text:p text:style-name="P6">        <text:span text:style-name="T11">db</text:span><text:span text:style-name="T8">.</text:span><text:span text:style-name="T9">add</text:span><text:span text:style-name="T8">(</text:span><text:span text:style-name="T11">nueva_descripcion</text:span><text:span text:style-name="T8">)</text:span></text:p>
      <text:p text:style-name="P6">        <text:span text:style-name="T11">db</text:span><text:span text:style-name="T8">.</text:span><text:span text:style-name="T9">commit</text:span><text:span text:style-name="T8">()</text:span></text:p>
      <text:p text:style-name="P6">        <text:span text:style-name="T11">db</text:span><text:span text:style-name="T8">.</text:span><text:span text:style-name="T9">refresh</text:span><text:span text:style-name="T8">(</text:span><text:span text:style-name="T11">nueva_descripcion</text:span><text:span text:style-name="T8">)</text:span></text:p>
      <text:p text:style-name="P6"><text:soft-page-break/>        </text:p>
      <text:p text:style-name="P6">        <text:span text:style-name="T10">return</text:span><text:span text:style-name="T8"> </text:span><text:span text:style-name="T11">nueva_descripcion</text:span><text:span text:style-name="T8">.</text:span><text:span text:style-name="T9">to_dict</text:span><text:span text:style-name="T8">()</text:span></text:p>
      <text:p text:style-name="P6">    </text:p>
      <text:p text:style-name="P6">    <text:span text:style-name="T10">except</text:span><text:span text:style-name="T8"> </text:span><text:span text:style-name="T7">Exception</text:span><text:span text:style-name="T8"> </text:span><text:span text:style-name="T10">as</text:span><text:span text:style-name="T8"> </text:span><text:span text:style-name="T11">e</text:span><text:span text:style-name="T8">:</text:span></text:p>
      <text:p text:style-name="P6">        <text:span text:style-name="T11">db</text:span><text:span text:style-name="T8">.</text:span><text:span text:style-name="T9">rollback</text:span><text:span text:style-name="T8">()</text:span></text:p>
      <text:p text:style-name="P6">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500</text:span><text:span text:style-name="T8">, </text:span><text:span text:style-name="T11">detail</text:span><text:span text:style-name="T12">=</text:span><text:span text:style-name="T15">f</text:span><text:span text:style-name="T14">"Error al crear descripción: </text:span><text:span text:style-name="T15">{</text:span><text:span text:style-name="T7">str</text:span><text:span text:style-name="T8">(</text:span><text:span text:style-name="T11">e</text:span><text:span text:style-name="T8">)</text:span><text:span text:style-name="T15">}</text:span><text:span text:style-name="T14">"</text:span><text:span text:style-name="T8">)</text:span></text:p>
      <text:p text:style-name="P5"/>
      <text:p text:style-name="P4"># ============================================</text:p>
      <text:p text:style-name="P4"># ENDPOINTS DE DESCRIPCIONES CON CONTADOR DE USOS</text:p>
      <text:p text:style-name="P4"># ============================================</text:p>
      <text:p text:style-name="P2"/>
      <text:p text:style-name="P4"># REEMPLAZAR el endpoint GET /descripciones/paginadas actual por este:</text:p>
      <text:p text:style-name="P2"/>
      <text:p text:style-name="P3"><text:span text:style-name="T3">@</text:span><text:span text:style-name="T4">app</text:span><text:span text:style-name="T3">.get</text:span>(<text:span text:style-name="T17">"/descripciones/paginadas"</text:span>)</text:p>
      <text:p text:style-name="P3"><text:span text:style-name="T6">def</text:span> <text:span text:style-name="T3">obtener_descripciones_paginadas</text:span>(</text:p>
      <text:p text:style-name="P6">    <text:span text:style-name="T11">page</text:span><text:span text:style-name="T8">: </text:span><text:span text:style-name="T7">int</text:span><text:span text:style-name="T8"> </text:span><text:span text:style-name="T12">=</text:span><text:span text:style-name="T8"> </text:span><text:span text:style-name="T13">1</text:span><text:span text:style-name="T8">,</text:span></text:p>
      <text:p text:style-name="P6">    <text:span text:style-name="T11">limit</text:span><text:span text:style-name="T8">: </text:span><text:span text:style-name="T7">int</text:span><text:span text:style-name="T8"> </text:span><text:span text:style-name="T12">=</text:span><text:span text:style-name="T8"> </text:span><text:span text:style-name="T13">4</text:span><text:span text:style-name="T8">,</text:span></text:p>
      <text:p text:style-name="P6">    <text:span text:style-name="T11">tipo</text:span><text:span text:style-name="T8">: </text:span><text:span text:style-name="T7">Optional</text:span><text:span text:style-name="T8">[</text:span><text:span text:style-name="T7">str</text:span><text:span text:style-name="T8">] </text:span><text:span text:style-name="T12">=</text:span><text:span text:style-name="T8"> </text:span><text:span text:style-name="T15">None</text:span><text:span text:style-name="T8">,</text:span></text:p>
      <text:p text:style-name="P6">    <text:span text:style-name="T11">activa</text:span><text:span text:style-name="T8">: </text:span><text:span text:style-name="T7">Optional</text:span><text:span text:style-name="T8">[</text:span><text:span text:style-name="T7">str</text:span><text:span text:style-name="T8">] </text:span><text:span text:style-name="T12">=</text:span><text:span text:style-name="T8"> </text:span><text:span text:style-name="T15">None</text:span><text:span text:style-name="T8">,</text:span></text:p>
      <text:p text:style-name="P6">    <text:span text:style-name="T11">nombre</text:span><text:span text:style-name="T8">: </text:span><text:span text:style-name="T7">Optional</text:span><text:span text:style-name="T8">[</text:span><text:span text:style-name="T7">str</text:span><text:span text:style-name="T8">] </text:span><text:span text:style-name="T12">=</text:span><text:span text:style-name="T8"> </text:span><text:span text:style-name="T15">None</text:span><text:span text:style-name="T8">,  </text:span><text:span text:style-name="T16"># ← AGREGAR ESTE PARÁMETRO</text:span></text:p>
      <text:p text:style-name="P6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6">    <text:span text:style-name="T10">try</text:span><text:span text:style-name="T8">:</text:span></text:p>
      <text:p text:style-name="P6">        <text:span text:style-name="T16"># PASO 1: Construir query base</text:span></text:p>
      <text:p text:style-name="P6">        <text:span text:style-name="T11">query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scripcion</text:span><text:span text:style-name="T8">)</text:span></text:p>
      <text:p text:style-name="P6">        </text:p>
      <text:p text:style-name="P6">        <text:span text:style-name="T16"># PASO 2: Aplicar filtros si existen</text:span></text:p>
      <text:p text:style-name="P6">        <text:span text:style-name="T10">if</text:span><text:span text:style-name="T8"> </text:span><text:span text:style-name="T11">tipo</text:span><text:span text:style-name="T8">:</text:span></text:p>
      <text:p text:style-name="P6">    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1">tipo</text:span><text:span text:style-name="T8">)</text:span></text:p>
      <text:p text:style-name="P6">        </text:p>
      <text:p text:style-name="P6">        <text:span text:style-name="T10">if</text:span><text:span text:style-name="T8"> </text:span><text:span text:style-name="T11">activa</text:span><text:span text:style-name="T8"> </text:span><text:span text:style-name="T15">is</text:span><text:span text:style-name="T8"> </text:span><text:span text:style-name="T15">not</text:span><text:span text:style-name="T8"> </text:span><text:span text:style-name="T15">None</text:span><text:span text:style-name="T8"> </text:span><text:span text:style-name="T15">and</text:span><text:span text:style-name="T8"> </text:span><text:span text:style-name="T11">activa</text:span><text:span text:style-name="T8"> </text:span><text:span text:style-name="T12">!=</text:span><text:span text:style-name="T8"> </text:span><text:span text:style-name="T14">""</text:span><text:span text:style-name="T8">:</text:span></text:p>
      <text:p text:style-name="P6">            <text:span text:style-name="T11">activa_bool</text:span><text:span text:style-name="T8"> </text:span><text:span text:style-name="T12">=</text:span><text:span text:style-name="T8"> </text:span><text:span text:style-name="T11">activa</text:span><text:span text:style-name="T8">.</text:span><text:span text:style-name="T9">lower</text:span><text:span text:style-name="T8">() </text:span><text:span text:style-name="T12">==</text:span><text:span text:style-name="T8"> </text:span><text:span text:style-name="T14">"true"</text:span></text:p>
      <text:p text:style-name="P6">    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activa</text:span><text:span text:style-name="T8"> </text:span><text:span text:style-name="T9">==</text:span><text:span text:style-name="T8"> </text:span><text:span text:style-name="T11">activa_bool</text:span><text:span text:style-name="T8">)</text:span></text:p>
      <text:p text:style-name="P2"/>
      <text:p text:style-name="P6">        <text:span text:style-name="T16"># NUEVO: Filtro por nombre (búsqueda parcial)</text:span></text:p>
      <text:p text:style-name="P6">        <text:span text:style-name="T10">if</text:span><text:span text:style-name="T8"> </text:span><text:span text:style-name="T11">nombre</text:span><text:span text:style-name="T8">:</text:span></text:p>
      <text:p text:style-name="P6">    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nombre</text:span><text:span text:style-name="T8">.</text:span><text:span text:style-name="T9">ilike</text:span><text:span text:style-name="T8">(</text:span><text:span text:style-name="T15">f</text:span><text:span text:style-name="T14">"%</text:span><text:span text:style-name="T15">{</text:span><text:span text:style-name="T11">nombre</text:span><text:span text:style-name="T15">}</text:span><text:span text:style-name="T14">%"</text:span><text:span text:style-name="T8">))</text:span></text:p>
      <text:p text:style-name="P2"/>
      <text:p text:style-name="P6">         <text:span text:style-name="T16"># NUEVO: Ordenar por ID descendente (más recientes primero)</text:span></text:p>
      <text:p text:style-name="P6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order_by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id</text:span><text:span text:style-name="T8">.</text:span><text:span text:style-name="T9">desc</text:span><text:span text:style-name="T8">())    </text:span></text:p>
      <text:p text:style-name="P6">        </text:p>
      <text:p text:style-name="P6">        <text:span text:style-name="T16"># PASO 3: Contar total de registros que cumplen los filtros</text:span></text:p>
      <text:p text:style-name="P6">        <text:span text:style-name="T11">total</text:span><text:span text:style-name="T8"> </text:span><text:span text:style-name="T12">=</text:span><text:span text:style-name="T8"> </text:span><text:span text:style-name="T11">query</text:span><text:span text:style-name="T8">.</text:span><text:span text:style-name="T9">count</text:span><text:span text:style-name="T8">()</text:span></text:p>
      <text:p text:style-name="P6">        </text:p>
      <text:p text:style-name="P6">        <text:span text:style-name="T16"># PASO 4: Calcular offset y obtener registros paginados</text:span></text:p>
      <text:p text:style-name="P6">        <text:span text:style-name="T11">offset</text:span><text:span text:style-name="T8"> </text:span><text:span text:style-name="T12">=</text:span><text:span text:style-name="T8"> (</text:span><text:span text:style-name="T11">page</text:span><text:span text:style-name="T8"> </text:span><text:span text:style-name="T12">-</text:span><text:span text:style-name="T8"> </text:span><text:span text:style-name="T13">1</text:span><text:span text:style-name="T8">) </text:span><text:span text:style-name="T12">*</text:span><text:span text:style-name="T8"> </text:span><text:span text:style-name="T11">limit</text:span></text:p>
      <text:p text:style-name="P6">        <text:span text:style-name="T11">descripciones</text:span><text:span text:style-name="T8"> </text:span><text:span text:style-name="T12">=</text:span><text:span text:style-name="T8"> </text:span><text:span text:style-name="T11">query</text:span><text:span text:style-name="T8">.</text:span><text:span text:style-name="T9">offset</text:span><text:span text:style-name="T8">(</text:span><text:span text:style-name="T11">offset</text:span><text:span text:style-name="T8">).</text:span><text:span text:style-name="T9">limit</text:span><text:span text:style-name="T8">(</text:span><text:span text:style-name="T11">limit</text:span><text:span text:style-name="T8">).</text:span><text:span text:style-name="T9">all</text:span><text:span text:style-name="T8">()</text:span></text:p>
      <text:p text:style-name="P6">        </text:p>
      <text:p text:style-name="P6">        <text:span text:style-name="T16"># PASO 5: NUEVO - Enriquecer cada descripción con contador de usos</text:span></text:p>
      <text:p text:style-name="P6"><text:soft-page-break/>        <text:span text:style-name="T16"># EXPLICACIÓN: Para cada descripción, contamos cuántos movimientos</text:span></text:p>
      <text:p text:style-name="P6">        <text:span text:style-name="T16"># y deudas están vinculados a ella</text:span></text:p>
      <text:p text:style-name="P6">        <text:span text:style-name="T11">results</text:span><text:span text:style-name="T8"> </text:span><text:span text:style-name="T12">=</text:span><text:span text:style-name="T8"> []</text:span></text:p>
      <text:p text:style-name="P6">        <text:span text:style-name="T10">for</text:span><text:span text:style-name="T8"> </text:span><text:span text:style-name="T11">desc</text:span><text:span text:style-name="T8"> </text:span><text:span text:style-name="T10">in</text:span><text:span text:style-name="T8"> </text:span><text:span text:style-name="T11">descripciones</text:span><text:span text:style-name="T8">:</text:span></text:p>
      <text:p text:style-name="P6">            <text:span text:style-name="T16"># Contar movimientos asociados (ingresos + egresos)</text:span></text:p>
      <text:p text:style-name="P6">            <text:span text:style-name="T11">movimientos_count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Movimiento</text:span><text:span text:style-name="T8">).</text:span><text:span text:style-name="T9">filter</text:span><text:span text:style-name="T8">(</text:span></text:p>
      <text:p text:style-name="P6">                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11">desc</text:span><text:span text:style-name="T8">.</text:span><text:span text:style-name="T11">id</text:span></text:p>
      <text:p text:style-name="P6">            <text:span text:style-name="T8">).</text:span><text:span text:style-name="T9">count</text:span><text:span text:style-name="T8">()</text:span></text:p>
      <text:p text:style-name="P6">            </text:p>
      <text:p text:style-name="P6">            <text:span text:style-name="T16"># Contar deudas asociadas</text:span></text:p>
      <text:p text:style-name="P6">            <text:span text:style-name="T11">deudas_count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filter</text:span><text:span text:style-name="T8">(</text:span></text:p>
      <text:p text:style-name="P6">                <text:span text:style-name="T7">models</text:span><text:span text:style-name="T8">.</text:span><text:span text:style-name="T7">Deuda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11">desc</text:span><text:span text:style-name="T8">.</text:span><text:span text:style-name="T11">id</text:span></text:p>
      <text:p text:style-name="P6">            <text:span text:style-name="T8">).</text:span><text:span text:style-name="T9">count</text:span><text:span text:style-name="T8">()</text:span></text:p>
      <text:p text:style-name="P6">            </text:p>
      <text:p text:style-name="P6">            <text:span text:style-name="T16"># Sumar ambos contadores</text:span></text:p>
      <text:p text:style-name="P6">            <text:span text:style-name="T11">uso_total</text:span><text:span text:style-name="T8"> </text:span><text:span text:style-name="T12">=</text:span><text:span text:style-name="T8"> </text:span><text:span text:style-name="T11">movimientos_count</text:span><text:span text:style-name="T8"> </text:span><text:span text:style-name="T12">+</text:span><text:span text:style-name="T8"> </text:span><text:span text:style-name="T11">deudas_count</text:span></text:p>
      <text:p text:style-name="P6">            </text:p>
      <text:p text:style-name="P6">            <text:span text:style-name="T16"># Determinar si se puede editar/eliminar</text:span></text:p>
      <text:p text:style-name="P6">            <text:span text:style-name="T16"># REGLA: Si uso_total &gt; 0, NO se puede editar ni eliminar</text:span></text:p>
      <text:p text:style-name="P6">            <text:span text:style-name="T11">puede_modificar</text:span><text:span text:style-name="T8"> </text:span><text:span text:style-name="T12">=</text:span><text:span text:style-name="T8"> </text:span><text:span text:style-name="T11">uso_total</text:span><text:span text:style-name="T8"> </text:span><text:span text:style-name="T12">==</text:span><text:span text:style-name="T8"> </text:span><text:span text:style-name="T13">0</text:span></text:p>
      <text:p text:style-name="P6">            </text:p>
      <text:p text:style-name="P6">            <text:span text:style-name="T16"># Crear diccionario con datos enriquecidos</text:span></text:p>
      <text:p text:style-name="P6">            <text:span text:style-name="T11">desc_dict</text:span><text:span text:style-name="T8"> </text:span><text:span text:style-name="T12">=</text:span><text:span text:style-name="T8"> </text:span><text:span text:style-name="T11">desc</text:span><text:span text:style-name="T8">.</text:span><text:span text:style-name="T9">to_dict</text:span><text:span text:style-name="T8">()</text:span></text:p>
      <text:p text:style-name="P6">            <text:span text:style-name="T11">desc_dict</text:span><text:span text:style-name="T8">[</text:span><text:span text:style-name="T14">'uso_count'</text:span><text:span text:style-name="T8">] </text:span><text:span text:style-name="T12">=</text:span><text:span text:style-name="T8"> </text:span><text:span text:style-name="T11">uso_total</text:span></text:p>
      <text:p text:style-name="P6">            <text:span text:style-name="T11">desc_dict</text:span><text:span text:style-name="T8">[</text:span><text:span text:style-name="T14">'puede_editar'</text:span><text:span text:style-name="T8">] </text:span><text:span text:style-name="T12">=</text:span><text:span text:style-name="T8"> </text:span><text:span text:style-name="T11">puede_modificar</text:span></text:p>
      <text:p text:style-name="P6">            <text:span text:style-name="T11">desc_dict</text:span><text:span text:style-name="T8">[</text:span><text:span text:style-name="T14">'puede_eliminar'</text:span><text:span text:style-name="T8">] </text:span><text:span text:style-name="T12">=</text:span><text:span text:style-name="T8"> </text:span><text:span text:style-name="T11">puede_modificar</text:span></text:p>
      <text:p text:style-name="P6">            </text:p>
      <text:p text:style-name="P6">            <text:span text:style-name="T11">results</text:span><text:span text:style-name="T8">.</text:span><text:span text:style-name="T9">append</text:span><text:span text:style-name="T8">(</text:span><text:span text:style-name="T11">desc_dict</text:span><text:span text:style-name="T8">)</text:span></text:p>
      <text:p text:style-name="P6">        </text:p>
      <text:p text:style-name="P6">        <text:span text:style-name="T16"># PASO 6: Calcular total de páginas</text:span></text:p>
      <text:p text:style-name="P6">        <text:span text:style-name="T11">total_pages</text:span><text:span text:style-name="T8"> </text:span><text:span text:style-name="T12">=</text:span><text:span text:style-name="T8"> (</text:span><text:span text:style-name="T11">total</text:span><text:span text:style-name="T8"> </text:span><text:span text:style-name="T12">+</text:span><text:span text:style-name="T8"> </text:span><text:span text:style-name="T11">limit</text:span><text:span text:style-name="T8"> </text:span><text:span text:style-name="T12">-</text:span><text:span text:style-name="T8"> </text:span><text:span text:style-name="T13">1</text:span><text:span text:style-name="T8">) </text:span><text:span text:style-name="T12">//</text:span><text:span text:style-name="T8"> </text:span><text:span text:style-name="T11">limit</text:span><text:span text:style-name="T8"> </text:span><text:span text:style-name="T10">if</text:span><text:span text:style-name="T8"> </text:span><text:span text:style-name="T11">total</text:span><text:span text:style-name="T8"> </text:span><text:span text:style-name="T12">&gt;</text:span><text:span text:style-name="T8"> </text:span><text:span text:style-name="T13">0</text:span><text:span text:style-name="T8"> </text:span><text:span text:style-name="T10">else</text:span><text:span text:style-name="T8"> </text:span><text:span text:style-name="T13">1</text:span></text:p>
      <text:p text:style-name="P6">        </text:p>
      <text:p text:style-name="P6">        <text:span text:style-name="T10">return</text:span><text:span text:style-name="T8"> {</text:span></text:p>
      <text:p text:style-name="P6">            <text:span text:style-name="T14">"results"</text:span><text:span text:style-name="T8">: </text:span><text:span text:style-name="T11">results</text:span><text:span text:style-name="T8">,</text:span></text:p>
      <text:p text:style-name="P6">            <text:span text:style-name="T14">"total"</text:span><text:span text:style-name="T8">: </text:span><text:span text:style-name="T11">total</text:span><text:span text:style-name="T8">,</text:span></text:p>
      <text:p text:style-name="P6">            <text:span text:style-name="T14">"page"</text:span><text:span text:style-name="T8">: </text:span><text:span text:style-name="T11">page</text:span><text:span text:style-name="T8">,</text:span></text:p>
      <text:p text:style-name="P6">            <text:span text:style-name="T14">"limit"</text:span><text:span text:style-name="T8">: </text:span><text:span text:style-name="T11">limit</text:span><text:span text:style-name="T8">,</text:span></text:p>
      <text:p text:style-name="P6">            <text:span text:style-name="T14">"total_pages"</text:span><text:span text:style-name="T8">: </text:span><text:span text:style-name="T11">total_pages</text:span></text:p>
      <text:p text:style-name="P6">        <text:span text:style-name="T8">}</text:span></text:p>
      <text:p text:style-name="P6">    </text:p>
      <text:p text:style-name="P6">    <text:span text:style-name="T10">except</text:span><text:span text:style-name="T8"> </text:span><text:span text:style-name="T7">Exception</text:span><text:span text:style-name="T8"> </text:span><text:span text:style-name="T10">as</text:span><text:span text:style-name="T8"> </text:span><text:span text:style-name="T11">e</text:span><text:span text:style-name="T8">:</text:span></text:p>
      <text:p text:style-name="P6">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500</text:span><text:span text:style-name="T8">, </text:span><text:span text:style-name="T11">detail</text:span><text:span text:style-name="T12">=</text:span><text:span text:style-name="T15">f</text:span><text:span text:style-name="T14">"Error al obtener descripciones: </text:span><text:span text:style-name="T15">{</text:span><text:span text:style-name="T7">str</text:span><text:span text:style-name="T8">(</text:span><text:span text:style-name="T11">e</text:span><text:span text:style-name="T8">)</text:span><text:span text:style-name="T15">}</text:span><text:span text:style-name="T14">"</text:span><text:span text:style-name="T8">)</text:span></text:p>
      <text:p text:style-name="P5"/>
      <text:p text:style-name="P4"># MANTENER IGUAL: Los endpoints PUT y DELETE ya tienen validaciones correctas</text:p>
      <text:p text:style-name="P4"># Solo agregar un comentario explicativo:</text:p>
      <text:p text:style-name="P2"/>
      <text:p text:style-name="P4"># NOTA TÉCNICA: Los endpoints PUT y DELETE mantienen validaciones en backend</text:p>
      <text:p text:style-name="P4"># como SEGUNDA CAPA DE SEGURIDAD. Aunque el frontend deshabilita botones,</text:p>
      <text:p text:style-name="P4"># alguien podría llamar directamente a la API, por eso validamos aquí también.</text:p>
      <text:p text:style-name="P2"><text:soft-page-break/></text:p>
      <text:p text:style-name="P4"># Los endpoints POST, GET por ID, y GET activas NO necesitan cambios</text:p>
      <text:p text:style-name="P5"/>
      <text:p text:style-name="P4"># En tu archivo de rutas (main.py o routes/descripciones.py)</text:p>
      <text:p text:style-name="P3"><text:span text:style-name="T3">@</text:span><text:span text:style-name="T4">app</text:span><text:span text:style-name="T3">.get</text:span>(<text:span text:style-name="T17">"/descripciones/nombres"</text:span>)</text:p>
      <text:p text:style-name="P3"><text:span text:style-name="T6">def</text:span> <text:span text:style-name="T3">obtener_nombres_descripciones</text:span>(</text:p>
      <text:p text:style-name="P6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6">    <text:span text:style-name="T10">try</text:span><text:span text:style-name="T8">:</text:span></text:p>
      <text:p text:style-name="P6">        <text:span text:style-name="T16"># Solo ID y nombre, activas o inactivas (para filtro completo)</text:span></text:p>
      <text:p text:style-name="P6">        <text:span text:style-name="T11">nombre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id</text:span><text:span text:style-name="T8">, </text:span><text:span text:style-name="T7">models</text:span><text:span text:style-name="T8">.</text:span><text:span text:style-name="T7">Descripcion</text:span><text:span text:style-name="T8">.</text:span><text:span text:style-name="T11">nombre</text:span><text:span text:style-name="T8">)\</text:span></text:p>
      <text:p text:style-name="P6">                   <text:span text:style-name="T8">.</text:span><text:span text:style-name="T9">order_by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nombre</text:span><text:span text:style-name="T8">)\</text:span></text:p>
      <text:p text:style-name="P6">                   <text:span text:style-name="T8">.</text:span><text:span text:style-name="T9">limit</text:span><text:span text:style-name="T8">(</text:span><text:span text:style-name="T13">500</text:span><text:span text:style-name="T8">)\</text:span></text:p>
      <text:p text:style-name="P6">                   <text:span text:style-name="T8">.</text:span><text:span text:style-name="T9">all</text:span><text:span text:style-name="T8">()</text:span></text:p>
      <text:p text:style-name="P6">        </text:p>
      <text:p text:style-name="P6">        <text:span text:style-name="T10">return</text:span><text:span text:style-name="T8"> [</text:span></text:p>
      <text:p text:style-name="P6">            <text:span text:style-name="T8">{</text:span><text:span text:style-name="T14">"value"</text:span><text:span text:style-name="T8">: </text:span><text:span text:style-name="T7">str</text:span><text:span text:style-name="T8">(</text:span><text:span text:style-name="T11">desc</text:span><text:span text:style-name="T8">.id), </text:span><text:span text:style-name="T14">"label"</text:span><text:span text:style-name="T8">: </text:span><text:span text:style-name="T11">desc</text:span><text:span text:style-name="T8">.nombre} </text:span></text:p>
      <text:p text:style-name="P6">            <text:span text:style-name="T10">for</text:span><text:span text:style-name="T8"> </text:span><text:span text:style-name="T11">desc</text:span><text:span text:style-name="T8"> </text:span><text:span text:style-name="T10">in</text:span><text:span text:style-name="T8"> </text:span><text:span text:style-name="T11">nombres</text:span></text:p>
      <text:p text:style-name="P6">        <text:span text:style-name="T8">]</text:span></text:p>
      <text:p text:style-name="P6">    <text:span text:style-name="T10">except</text:span><text:span text:style-name="T8"> </text:span><text:span text:style-name="T7">Exception</text:span><text:span text:style-name="T8"> </text:span><text:span text:style-name="T10">as</text:span><text:span text:style-name="T8"> </text:span><text:span text:style-name="T11">e</text:span><text:span text:style-name="T8">:</text:span></text:p>
      <text:p text:style-name="P6">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500</text:span><text:span text:style-name="T8">, </text:span><text:span text:style-name="T11">detail</text:span><text:span text:style-name="T12">=</text:span><text:span text:style-name="T15">f</text:span><text:span text:style-name="T14">"Error al obtener nombres: </text:span><text:span text:style-name="T15">{</text:span><text:span text:style-name="T7">str</text:span><text:span text:style-name="T8">(</text:span><text:span text:style-name="T11">e</text:span><text:span text:style-name="T8">)</text:span><text:span text:style-name="T15">}</text:span><text:span text:style-name="T14">"</text:span><text:span text:style-name="T8">)</text:span></text:p>
      <text:p text:style-name="P2"/>
      <text:p text:style-name="P4"># 3. OBTENER UNA DESCRIPCIÓN POR ID</text:p>
      <text:p text:style-name="P3"><text:span text:style-name="T3">@</text:span><text:span text:style-name="T4">app</text:span><text:span text:style-name="T3">.get</text:span>(<text:span text:style-name="T17">"/descripciones/</text:span><text:span text:style-name="T6">{descripcion_id}</text:span><text:span text:style-name="T17">"</text:span>)</text:p>
      <text:p text:style-name="P3"><text:span text:style-name="T6">def</text:span> <text:span text:style-name="T3">obtener_descripcion</text:span>(<text:span text:style-name="T4">descripcion_id</text:span>: <text:span text:style-name="T2">int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6">    <text:span text:style-name="T14">"""</text:span></text:p>
      <text:p text:style-name="P7">    <text:span text:style-name="T8">Obtiene una descripción específica por su ID.</text:span></text:p>
      <text:p text:style-name="P7">    </text:p>
      <text:p text:style-name="P7">    <text:span text:style-name="T8">Args:</text:span></text:p>
      <text:p text:style-name="P7">        <text:span text:style-name="T8">descripcion_id: ID de la descripción</text:span></text:p>
      <text:p text:style-name="P7">        <text:span text:style-name="T8">db: Sesión de base de datos</text:span></text:p>
      <text:p text:style-name="P7">    </text:p>
      <text:p text:style-name="P7">    <text:span text:style-name="T8">Returns:</text:span></text:p>
      <text:p text:style-name="P7">        <text:span text:style-name="T8">Dict con los datos de la descripción</text:span></text:p>
      <text:p text:style-name="P7">    <text:span text:style-name="T8">"""</text:span></text:p>
      <text:p text:style-name="P6">    <text:span text:style-name="T10">try</text:span><text:span text:style-name="T8">:</text:span></text:p>
      <text:p text:style-name="P6">        <text:span text:style-name="T11">descripcion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scripcion</text:span><text:span text:style-name="T8">)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id</text:span><text:span text:style-name="T8"> </text:span><text:span text:style-name="T9">==</text:span><text:span text:style-name="T8"> </text:span><text:span text:style-name="T11">descripcion_id</text:span><text:span text:style-name="T8">).</text:span><text:span text:style-name="T9">first</text:span><text:span text:style-name="T8">()</text:span></text:p>
      <text:p text:style-name="P6">        </text:p>
      <text:p text:style-name="P6">        <text:span text:style-name="T10">if</text:span><text:span text:style-name="T8"> </text:span><text:span text:style-name="T15">not</text:span><text:span text:style-name="T8"> </text:span><text:span text:style-name="T11">descripcion</text:span><text:span text:style-name="T8">:</text:span></text:p>
      <text:p text:style-name="P6">    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4</text:span><text:span text:style-name="T8">, </text:span><text:span text:style-name="T11">detail</text:span><text:span text:style-name="T12">=</text:span><text:span text:style-name="T14">"Descripción no encontrada"</text:span><text:span text:style-name="T8">)</text:span></text:p>
      <text:p text:style-name="P6">        </text:p>
      <text:p text:style-name="P6">        <text:span text:style-name="T10">return</text:span><text:span text:style-name="T8"> </text:span><text:span text:style-name="T11">descripcion</text:span><text:span text:style-name="T8">.</text:span><text:span text:style-name="T9">to_dict</text:span><text:span text:style-name="T8">()</text:span></text:p>
      <text:p text:style-name="P6">    </text:p>
      <text:p text:style-name="P6">    <text:span text:style-name="T10">except</text:span><text:span text:style-name="T8"> </text:span><text:span text:style-name="T7">HTTPException</text:span><text:span text:style-name="T8">:</text:span></text:p>
      <text:p text:style-name="P6">        <text:span text:style-name="T10">raise</text:span></text:p>
      <text:p text:style-name="P6">    <text:span text:style-name="T10">except</text:span><text:span text:style-name="T8"> </text:span><text:span text:style-name="T7">Exception</text:span><text:span text:style-name="T8"> </text:span><text:span text:style-name="T10">as</text:span><text:span text:style-name="T8"> </text:span><text:span text:style-name="T11">e</text:span><text:span text:style-name="T8">:</text:span></text:p>
      <text:p text:style-name="P6">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500</text:span><text:span text:style-name="T8">, </text:span><text:span text:style-name="T11">detail</text:span><text:span text:style-name="T12">=</text:span><text:span text:style-name="T15">f</text:span><text:span text:style-name="T14">"Error al obtener descripción: </text:span><text:span text:style-name="T15">{</text:span><text:span text:style-name="T7">str</text:span><text:span text:style-name="T8">(</text:span><text:span text:style-name="T11">e</text:span><text:span text:style-name="T8">)</text:span><text:span text:style-name="T15">}</text:span><text:span text:style-name="T14">"</text:span><text:span text:style-name="T8">)</text:span></text:p>
      <text:p text:style-name="P5"><text:soft-page-break/></text:p>
      <text:p text:style-name="P4"># 4. ACTUALIZAR UNA DESCRIPCIÓN</text:p>
      <text:p text:style-name="P3"><text:span text:style-name="T3">@</text:span><text:span text:style-name="T4">app</text:span><text:span text:style-name="T3">.put</text:span>(<text:span text:style-name="T17">"/descripciones/</text:span><text:span text:style-name="T6">{descripcion_id}</text:span><text:span text:style-name="T17">"</text:span>)</text:p>
      <text:p text:style-name="P3"><text:span text:style-name="T6">def</text:span> <text:span text:style-name="T3">actualizar_descripcion</text:span>(</text:p>
      <text:p text:style-name="P6">    <text:span text:style-name="T11">descripcion_id</text:span><text:span text:style-name="T8">: </text:span><text:span text:style-name="T7">int</text:span><text:span text:style-name="T8">,</text:span></text:p>
      <text:p text:style-name="P6">    <text:span text:style-name="T11">descripcion</text:span><text:span text:style-name="T8">: </text:span><text:span text:style-name="T7">DescripcionUpdate</text:span><text:span text:style-name="T8">,</text:span></text:p>
      <text:p text:style-name="P6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6">    <text:span text:style-name="T14">"""</text:span></text:p>
      <text:p text:style-name="P7">    <text:span text:style-name="T8">Actualiza una descripción existente.</text:span></text:p>
      <text:p text:style-name="P7">    </text:p>
      <text:p text:style-name="P7">    <text:span text:style-name="T8">Args:</text:span></text:p>
      <text:p text:style-name="P7">        <text:span text:style-name="T8">descripcion_id: ID de la descripción a actualizar</text:span></text:p>
      <text:p text:style-name="P7">        <text:span text:style-name="T8">descripcion: Datos a actualizar</text:span></text:p>
      <text:p text:style-name="P7">        <text:span text:style-name="T8">db: Sesión de base de datos</text:span></text:p>
      <text:p text:style-name="P7">    </text:p>
      <text:p text:style-name="P7">    <text:span text:style-name="T8">Returns:</text:span></text:p>
      <text:p text:style-name="P7">        <text:span text:style-name="T8">Dict con la descripción actualizada</text:span></text:p>
      <text:p text:style-name="P7">    <text:span text:style-name="T8">"""</text:span></text:p>
      <text:p text:style-name="P6">    <text:span text:style-name="T10">try</text:span><text:span text:style-name="T8">:</text:span></text:p>
      <text:p text:style-name="P6">        <text:span text:style-name="T16"># Buscar la descripción</text:span></text:p>
      <text:p text:style-name="P6">        <text:span text:style-name="T11">db_descripcion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scripcion</text:span><text:span text:style-name="T8">)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id</text:span><text:span text:style-name="T8"> </text:span><text:span text:style-name="T9">==</text:span><text:span text:style-name="T8"> </text:span><text:span text:style-name="T11">descripcion_id</text:span><text:span text:style-name="T8">).</text:span><text:span text:style-name="T9">first</text:span><text:span text:style-name="T8">()</text:span></text:p>
      <text:p text:style-name="P6">        </text:p>
      <text:p text:style-name="P6">        <text:span text:style-name="T10">if</text:span><text:span text:style-name="T8"> </text:span><text:span text:style-name="T15">not</text:span><text:span text:style-name="T8"> </text:span><text:span text:style-name="T11">db_descripcion</text:span><text:span text:style-name="T8">:</text:span></text:p>
      <text:p text:style-name="P6">    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4</text:span><text:span text:style-name="T8">, </text:span><text:span text:style-name="T11">detail</text:span><text:span text:style-name="T12">=</text:span><text:span text:style-name="T14">"Descripción no encontrada"</text:span><text:span text:style-name="T8">)</text:span></text:p>
      <text:p text:style-name="P6">        </text:p>
      <text:p text:style-name="P6">        <text:span text:style-name="T16"># Actualizar solo los campos que no son None</text:span></text:p>
      <text:p text:style-name="P6">        <text:span text:style-name="T11">update_data</text:span><text:span text:style-name="T8"> </text:span><text:span text:style-name="T12">=</text:span><text:span text:style-name="T8"> </text:span><text:span text:style-name="T11">descripcion</text:span><text:span text:style-name="T8">.</text:span><text:span text:style-name="T9">dict</text:span><text:span text:style-name="T8">(</text:span><text:span text:style-name="T11">exclude_unset</text:span><text:span text:style-name="T12">=</text:span><text:span text:style-name="T15">True</text:span><text:span text:style-name="T8">)</text:span></text:p>
      <text:p text:style-name="P6">        </text:p>
      <text:p text:style-name="P6">        <text:span text:style-name="T10">for</text:span><text:span text:style-name="T8"> </text:span><text:span text:style-name="T11">campo</text:span><text:span text:style-name="T8">, </text:span><text:span text:style-name="T11">valor</text:span><text:span text:style-name="T8"> </text:span><text:span text:style-name="T10">in</text:span><text:span text:style-name="T8"> </text:span><text:span text:style-name="T11">update_data</text:span><text:span text:style-name="T8">.</text:span><text:span text:style-name="T9">items</text:span><text:span text:style-name="T8">():</text:span></text:p>
      <text:p text:style-name="P6">            <text:span text:style-name="T9">setattr</text:span><text:span text:style-name="T8">(</text:span><text:span text:style-name="T11">db_descripcion</text:span><text:span text:style-name="T8">, </text:span><text:span text:style-name="T11">campo</text:span><text:span text:style-name="T8">, </text:span><text:span text:style-name="T11">valor</text:span><text:span text:style-name="T8">)</text:span></text:p>
      <text:p text:style-name="P6">        </text:p>
      <text:p text:style-name="P6">        <text:span text:style-name="T11">db</text:span><text:span text:style-name="T8">.</text:span><text:span text:style-name="T9">commit</text:span><text:span text:style-name="T8">()</text:span></text:p>
      <text:p text:style-name="P6">        <text:span text:style-name="T11">db</text:span><text:span text:style-name="T8">.</text:span><text:span text:style-name="T9">refresh</text:span><text:span text:style-name="T8">(</text:span><text:span text:style-name="T11">db_descripcion</text:span><text:span text:style-name="T8">)</text:span></text:p>
      <text:p text:style-name="P6">        </text:p>
      <text:p text:style-name="P6">        <text:span text:style-name="T10">return</text:span><text:span text:style-name="T8"> </text:span><text:span text:style-name="T11">db_descripcion</text:span><text:span text:style-name="T8">.</text:span><text:span text:style-name="T9">to_dict</text:span><text:span text:style-name="T8">()</text:span></text:p>
      <text:p text:style-name="P6">    </text:p>
      <text:p text:style-name="P6">    <text:span text:style-name="T10">except</text:span><text:span text:style-name="T8"> </text:span><text:span text:style-name="T7">HTTPException</text:span><text:span text:style-name="T8">:</text:span></text:p>
      <text:p text:style-name="P6">        <text:span text:style-name="T10">raise</text:span></text:p>
      <text:p text:style-name="P6">    <text:span text:style-name="T10">except</text:span><text:span text:style-name="T8"> </text:span><text:span text:style-name="T7">Exception</text:span><text:span text:style-name="T8"> </text:span><text:span text:style-name="T10">as</text:span><text:span text:style-name="T8"> </text:span><text:span text:style-name="T11">e</text:span><text:span text:style-name="T8">:</text:span></text:p>
      <text:p text:style-name="P6">        <text:span text:style-name="T11">db</text:span><text:span text:style-name="T8">.</text:span><text:span text:style-name="T9">rollback</text:span><text:span text:style-name="T8">()</text:span></text:p>
      <text:p text:style-name="P6">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500</text:span><text:span text:style-name="T8">, </text:span><text:span text:style-name="T11">detail</text:span><text:span text:style-name="T12">=</text:span><text:span text:style-name="T15">f</text:span><text:span text:style-name="T14">"Error al actualizar descripción: </text:span><text:span text:style-name="T15">{</text:span><text:span text:style-name="T7">str</text:span><text:span text:style-name="T8">(</text:span><text:span text:style-name="T11">e</text:span><text:span text:style-name="T8">)</text:span><text:span text:style-name="T15">}</text:span><text:span text:style-name="T14">"</text:span><text:span text:style-name="T8">)</text:span></text:p>
      <text:p text:style-name="P5"/>
      <text:p text:style-name="P4"># 5. ELIMINAR UNA DESCRIPCIÓN</text:p>
      <text:p text:style-name="P3"><text:span text:style-name="T3">@</text:span><text:span text:style-name="T4">app</text:span><text:span text:style-name="T3">.delete</text:span>(<text:span text:style-name="T17">"/descripciones/</text:span><text:span text:style-name="T6">{descripcion_id}</text:span><text:span text:style-name="T17">"</text:span>)</text:p>
      <text:p text:style-name="P3"><text:span text:style-name="T6">def</text:span> <text:span text:style-name="T3">eliminar_descripcion</text:span>(<text:span text:style-name="T4">descripcion_id</text:span>: <text:span text:style-name="T2">int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6">    <text:span text:style-name="T14">"""</text:span></text:p>
      <text:p text:style-name="P7"><text:soft-page-break/>    <text:span text:style-name="T8">Elimina una descripción de la base de datos.</text:span></text:p>
      <text:p text:style-name="P7">    </text:p>
      <text:p text:style-name="P7">    <text:span text:style-name="T8">IMPORTANTE: Verifica que no haya movimientos o deudas asociadas antes de eliminar.</text:span></text:p>
      <text:p text:style-name="P7">    </text:p>
      <text:p text:style-name="P7">    <text:span text:style-name="T8">Args:</text:span></text:p>
      <text:p text:style-name="P7">        <text:span text:style-name="T8">descripcion_id: ID de la descripción a eliminar</text:span></text:p>
      <text:p text:style-name="P7">        <text:span text:style-name="T8">db: Sesión de base de datos</text:span></text:p>
      <text:p text:style-name="P7">    </text:p>
      <text:p text:style-name="P7">    <text:span text:style-name="T8">Returns:</text:span></text:p>
      <text:p text:style-name="P7">        <text:span text:style-name="T8">Dict con mensaje de confirmación</text:span></text:p>
      <text:p text:style-name="P7">    <text:span text:style-name="T8">"""</text:span></text:p>
      <text:p text:style-name="P6">    <text:span text:style-name="T10">try</text:span><text:span text:style-name="T8">:</text:span></text:p>
      <text:p text:style-name="P6">        <text:span text:style-name="T16"># Buscar la descripción</text:span></text:p>
      <text:p text:style-name="P6">        <text:span text:style-name="T11">descripcion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scripcion</text:span><text:span text:style-name="T8">)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id</text:span><text:span text:style-name="T8"> </text:span><text:span text:style-name="T9">==</text:span><text:span text:style-name="T8"> </text:span><text:span text:style-name="T11">descripcion_id</text:span><text:span text:style-name="T8">).</text:span><text:span text:style-name="T9">first</text:span><text:span text:style-name="T8">()</text:span></text:p>
      <text:p text:style-name="P6">        </text:p>
      <text:p text:style-name="P6">        <text:span text:style-name="T10">if</text:span><text:span text:style-name="T8"> </text:span><text:span text:style-name="T15">not</text:span><text:span text:style-name="T8"> </text:span><text:span text:style-name="T11">descripcion</text:span><text:span text:style-name="T8">:</text:span></text:p>
      <text:p text:style-name="P6">    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4</text:span><text:span text:style-name="T8">, </text:span><text:span text:style-name="T11">detail</text:span><text:span text:style-name="T12">=</text:span><text:span text:style-name="T14">"Descripción no encontrada"</text:span><text:span text:style-name="T8">)</text:span></text:p>
      <text:p text:style-name="P6">        </text:p>
      <text:p text:style-name="P6">        <text:span text:style-name="T16"># Verificar si tiene movimientos asociados</text:span></text:p>
      <text:p text:style-name="P6">        <text:span text:style-name="T11">movimientos_count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Movimiento</text:span><text:span text:style-name="T8">)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11">descripcion_id</text:span><text:span text:style-name="T8">).</text:span><text:span text:style-name="T9">count</text:span><text:span text:style-name="T8">()</text:span></text:p>
      <text:p text:style-name="P6">        <text:span text:style-name="T10">if</text:span><text:span text:style-name="T8"> </text:span><text:span text:style-name="T11">movimientos_count</text:span><text:span text:style-name="T8"> </text:span><text:span text:style-name="T12">&gt;</text:span><text:span text:style-name="T8"> </text:span><text:span text:style-name="T13">0</text:span><text:span text:style-name="T8">:</text:span></text:p>
      <text:p text:style-name="P6">            <text:span text:style-name="T10">raise</text:span><text:span text:style-name="T8"> </text:span><text:span text:style-name="T7">HTTPException</text:span><text:span text:style-name="T8">(</text:span></text:p>
      <text:p text:style-name="P6">                <text:span text:style-name="T11">status_code</text:span><text:span text:style-name="T12">=</text:span><text:span text:style-name="T13">400</text:span><text:span text:style-name="T8">,</text:span></text:p>
      <text:p text:style-name="P6">                <text:span text:style-name="T11">detail</text:span><text:span text:style-name="T12">=</text:span><text:span text:style-name="T15">f</text:span><text:span text:style-name="T14">"No se puede eliminar. Hay </text:span><text:span text:style-name="T15">{</text:span><text:span text:style-name="T11">movimientos_count</text:span><text:span text:style-name="T15">}</text:span><text:span text:style-name="T14"> movimiento(s) asociado(s) a esta descripción."</text:span></text:p>
      <text:p text:style-name="P6">            <text:span text:style-name="T8">)</text:span></text:p>
      <text:p text:style-name="P6">        </text:p>
      <text:p text:style-name="P6">        <text:span text:style-name="T16"># Verificar si tiene deudas asociadas</text:span></text:p>
      <text:p text:style-name="P6">        <text:span text:style-name="T11">deudas_count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11">descripcion_id</text:span><text:span text:style-name="T8">).</text:span><text:span text:style-name="T9">count</text:span><text:span text:style-name="T8">()</text:span></text:p>
      <text:p text:style-name="P6">        <text:span text:style-name="T10">if</text:span><text:span text:style-name="T8"> </text:span><text:span text:style-name="T11">deudas_count</text:span><text:span text:style-name="T8"> </text:span><text:span text:style-name="T12">&gt;</text:span><text:span text:style-name="T8"> </text:span><text:span text:style-name="T13">0</text:span><text:span text:style-name="T8">:</text:span></text:p>
      <text:p text:style-name="P6">            <text:span text:style-name="T10">raise</text:span><text:span text:style-name="T8"> </text:span><text:span text:style-name="T7">HTTPException</text:span><text:span text:style-name="T8">(</text:span></text:p>
      <text:p text:style-name="P6">                <text:span text:style-name="T11">status_code</text:span><text:span text:style-name="T12">=</text:span><text:span text:style-name="T13">400</text:span><text:span text:style-name="T8">,</text:span></text:p>
      <text:p text:style-name="P6">                <text:span text:style-name="T11">detail</text:span><text:span text:style-name="T12">=</text:span><text:span text:style-name="T15">f</text:span><text:span text:style-name="T14">"No se puede eliminar. Hay </text:span><text:span text:style-name="T15">{</text:span><text:span text:style-name="T11">deudas_count</text:span><text:span text:style-name="T15">}</text:span><text:span text:style-name="T14"> deuda(s) asociada(s) a esta descripción."</text:span></text:p>
      <text:p text:style-name="P6">            <text:span text:style-name="T8">)</text:span></text:p>
      <text:p text:style-name="P6">        </text:p>
      <text:p text:style-name="P6">        <text:span text:style-name="T16"># Si no hay asociaciones, eliminar</text:span></text:p>
      <text:p text:style-name="P6">        <text:span text:style-name="T11">db</text:span><text:span text:style-name="T8">.</text:span><text:span text:style-name="T9">delete</text:span><text:span text:style-name="T8">(</text:span><text:span text:style-name="T11">descripcion</text:span><text:span text:style-name="T8">)</text:span></text:p>
      <text:p text:style-name="P6">        <text:span text:style-name="T11">db</text:span><text:span text:style-name="T8">.</text:span><text:span text:style-name="T9">commit</text:span><text:span text:style-name="T8">()</text:span></text:p>
      <text:p text:style-name="P6">        </text:p>
      <text:p text:style-name="P6">        <text:span text:style-name="T10">return</text:span><text:span text:style-name="T8"> {</text:span><text:span text:style-name="T14">"message"</text:span><text:span text:style-name="T8">: </text:span><text:span text:style-name="T14">"Descripción eliminada exitosamente"</text:span><text:span text:style-name="T8">, </text:span><text:span text:style-name="T14">"id"</text:span><text:span text:style-name="T8">: </text:span><text:span text:style-name="T11">descripcion_id</text:span><text:span text:style-name="T8">}</text:span></text:p>
      <text:p text:style-name="P6">    </text:p>
      <text:p text:style-name="P6">    <text:span text:style-name="T10">except</text:span><text:span text:style-name="T8"> </text:span><text:span text:style-name="T7">HTTPException</text:span><text:span text:style-name="T8">:</text:span></text:p>
      <text:p text:style-name="P6">        <text:span text:style-name="T10">raise</text:span></text:p>
      <text:p text:style-name="P6">    <text:span text:style-name="T10">except</text:span><text:span text:style-name="T8"> </text:span><text:span text:style-name="T7">Exception</text:span><text:span text:style-name="T8"> </text:span><text:span text:style-name="T10">as</text:span><text:span text:style-name="T8"> </text:span><text:span text:style-name="T11">e</text:span><text:span text:style-name="T8">:</text:span></text:p>
      <text:p text:style-name="P6">        <text:span text:style-name="T11">db</text:span><text:span text:style-name="T8">.</text:span><text:span text:style-name="T9">rollback</text:span><text:span text:style-name="T8">()</text:span></text:p>
      <text:p text:style-name="P6"><text:soft-page-break/>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500</text:span><text:span text:style-name="T8">, </text:span><text:span text:style-name="T11">detail</text:span><text:span text:style-name="T12">=</text:span><text:span text:style-name="T15">f</text:span><text:span text:style-name="T14">"Error al eliminar descripción: </text:span><text:span text:style-name="T15">{</text:span><text:span text:style-name="T7">str</text:span><text:span text:style-name="T8">(</text:span><text:span text:style-name="T11">e</text:span><text:span text:style-name="T8">)</text:span><text:span text:style-name="T15">}</text:span><text:span text:style-name="T14">"</text:span><text:span text:style-name="T8">)</text:span></text:p>
      <text:p text:style-name="P5"/>
      <text:p text:style-name="P4"># 6. OBTENER TODAS LAS DESCRIPCIONES ACTIVAS (sin paginación)</text:p>
      <text:p text:style-name="P3"><text:span text:style-name="T3">@</text:span><text:span text:style-name="T4">app</text:span><text:span text:style-name="T3">.get</text:span>(<text:span text:style-name="T17">"/descripciones/activas/lista"</text:span>)</text:p>
      <text:p text:style-name="P3"><text:span text:style-name="T6">def</text:span> <text:span text:style-name="T3">obtener_descripciones_activas</text:span>(</text:p>
      <text:p text:style-name="P6">    <text:span text:style-name="T11">tipo</text:span><text:span text:style-name="T8">: </text:span><text:span text:style-name="T7">Optional</text:span><text:span text:style-name="T8">[</text:span><text:span text:style-name="T7">str</text:span><text:span text:style-name="T8">] </text:span><text:span text:style-name="T12">=</text:span><text:span text:style-name="T8"> </text:span><text:span text:style-name="T15">None</text:span><text:span text:style-name="T8">,</text:span></text:p>
      <text:p text:style-name="P6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6">    <text:span text:style-name="T14">"""</text:span></text:p>
      <text:p text:style-name="P7">    <text:span text:style-name="T8">Obtiene todas las descripciones activas, útil para llenar dropdowns.</text:span></text:p>
      <text:p text:style-name="P7">    </text:p>
      <text:p text:style-name="P7">    <text:span text:style-name="T8">Args:</text:span></text:p>
      <text:p text:style-name="P7">        <text:span text:style-name="T8">tipo: Filtro opcional por tipo ('ingreso', 'egreso', 'deuda')</text:span></text:p>
      <text:p text:style-name="P7">        <text:span text:style-name="T8">db: Sesión de base de datos</text:span></text:p>
      <text:p text:style-name="P7">    </text:p>
      <text:p text:style-name="P7">    <text:span text:style-name="T8">Returns:</text:span></text:p>
      <text:p text:style-name="P7">        <text:span text:style-name="T8">Lista de descripciones activas</text:span></text:p>
      <text:p text:style-name="P7">    <text:span text:style-name="T8">"""</text:span></text:p>
      <text:p text:style-name="P6">    <text:span text:style-name="T10">try</text:span><text:span text:style-name="T8">:</text:span></text:p>
      <text:p text:style-name="P6">        <text:span text:style-name="T11">query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scripcion</text:span><text:span text:style-name="T8">)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activa</text:span><text:span text:style-name="T8"> </text:span><text:span text:style-name="T9">==</text:span><text:span text:style-name="T8"> </text:span><text:span text:style-name="T15">True</text:span><text:span text:style-name="T8">)</text:span></text:p>
      <text:p text:style-name="P6">        </text:p>
      <text:p text:style-name="P6">        <text:span text:style-name="T10">if</text:span><text:span text:style-name="T8"> </text:span><text:span text:style-name="T11">tipo</text:span><text:span text:style-name="T8">:</text:span></text:p>
      <text:p text:style-name="P6">    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1">tipo</text:span><text:span text:style-name="T8">)</text:span></text:p>
      <text:p text:style-name="P6">        </text:p>
      <text:p text:style-name="P6">        <text:span text:style-name="T11">descripciones</text:span><text:span text:style-name="T8"> </text:span><text:span text:style-name="T12">=</text:span><text:span text:style-name="T8"> </text:span><text:span text:style-name="T11">query</text:span><text:span text:style-name="T8">.</text:span><text:span text:style-name="T9">order_by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nombre</text:span><text:span text:style-name="T8">).</text:span><text:span text:style-name="T9">all</text:span><text:span text:style-name="T8">()</text:span></text:p>
      <text:p text:style-name="P6">        </text:p>
      <text:p text:style-name="P6">        <text:span text:style-name="T10">return</text:span><text:span text:style-name="T8"> [</text:span><text:span text:style-name="T11">d</text:span><text:span text:style-name="T8">.</text:span><text:span text:style-name="T9">to_dict</text:span><text:span text:style-name="T8">() </text:span><text:span text:style-name="T10">for</text:span><text:span text:style-name="T8"> </text:span><text:span text:style-name="T11">d</text:span><text:span text:style-name="T8"> </text:span><text:span text:style-name="T10">in</text:span><text:span text:style-name="T8"> </text:span><text:span text:style-name="T11">descripciones</text:span><text:span text:style-name="T8">]</text:span></text:p>
      <text:p text:style-name="P6">    </text:p>
      <text:p text:style-name="P6">    <text:span text:style-name="T10">except</text:span><text:span text:style-name="T8"> </text:span><text:span text:style-name="T7">Exception</text:span><text:span text:style-name="T8"> </text:span><text:span text:style-name="T10">as</text:span><text:span text:style-name="T8"> </text:span><text:span text:style-name="T11">e</text:span><text:span text:style-name="T8">:</text:span></text:p>
      <text:p text:style-name="P6">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500</text:span><text:span text:style-name="T8">, </text:span><text:span text:style-name="T11">detail</text:span><text:span text:style-name="T12">=</text:span><text:span text:style-name="T15">f</text:span><text:span text:style-name="T14">"Error al obtener descripciones activas: </text:span><text:span text:style-name="T15">{</text:span><text:span text:style-name="T7">str</text:span><text:span text:style-name="T8">(</text:span><text:span text:style-name="T11">e</text:span><text:span text:style-name="T8">)</text:span><text:span text:style-name="T15">}</text:span><text:span text:style-name="T14">"</text:span><text:span text:style-name="T8">)</text:span></text:p>
      <text:p text:style-name="P5"/>
      <text:p text:style-name="P4"># REEMPLAZAR estos endpoints en main.py</text:p>
      <text:p text:style-name="P3"><text:span text:style-name="T3">@</text:span><text:span text:style-name="T4">app</text:span><text:span text:style-name="T3">.get</text:span>(<text:span text:style-name="T17">"/informe/ingresos"</text:span>)</text:p>
      <text:p text:style-name="P3"><text:span text:style-name="T6">def</text:span> <text:span text:style-name="T3">informe_ingresos</text:span>(</text:p>
      <text:p text:style-name="P6">    <text:span text:style-name="T11">desde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),</text:span></text:p>
      <text:p text:style-name="P6">    <text:span text:style-name="T11">hasta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),</text:span></text:p>
      <text:p text:style-name="P6">    <text:span text:style-name="T11">descripcion</text:span><text:span text:style-name="T8">: </text:span><text:span text:style-name="T7">str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),  </text:span><text:span text:style-name="T16"># ← NUEVO PARÁMETRO</text:span></text:p>
      <text:p text:style-name="P6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6">    <text:span text:style-name="T14">"""</text:span></text:p>
      <text:p text:style-name="P7">    <text:span text:style-name="T8">Devuelve todos los ingresos registrados en la tabla movimientos.</text:span></text:p>
      <text:p text:style-name="P7">    <text:span text:style-name="T8">Se pueden filtrar por rango de fechas y descripción.</text:span></text:p>
      <text:p text:style-name="P7">    <text:span text:style-name="T8">"""</text:span></text:p>
      <text:p text:style-name="P6">    <text:span text:style-name="T16"># JOIN con Descripcion para obtener tipo</text:span></text:p>
      <text:p text:style-name="P6">    <text:span text:style-name="T11">query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Movimiento</text:span><text:span text:style-name="T8">).</text:span><text:span text:style-name="T9">join</text:span><text:span text:style-name="T8">(</text:span></text:p>
      <text:p text:style-name="P6">        <text:span text:style-name="T7">models</text:span><text:span text:style-name="T8">.</text:span><text:span text:style-name="T7">Descripcion</text:span><text:span text:style-name="T8">,</text:span></text:p>
      <text:p text:style-name="P6">        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6"><text:soft-page-break/>    <text:span text:style-name="T8">)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4">"ingreso"</text:span><text:span text:style-name="T8">)</text:span></text:p>
      <text:p text:style-name="P2"/>
      <text:p text:style-name="P6">    <text:span text:style-name="T10">if</text:span><text:span text:style-name="T8"> </text:span><text:span text:style-name="T11">desde</text:span><text:span text:style-name="T8">:</text:span></text:p>
      <text:p text:style-name="P6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gt;=</text:span><text:span text:style-name="T8"> </text:span><text:span text:style-name="T11">desde</text:span><text:span text:style-name="T8">)</text:span></text:p>
      <text:p text:style-name="P6">    <text:span text:style-name="T10">if</text:span><text:span text:style-name="T8"> </text:span><text:span text:style-name="T11">hasta</text:span><text:span text:style-name="T8">:</text:span></text:p>
      <text:p text:style-name="P6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lt;=</text:span><text:span text:style-name="T8"> </text:span><text:span text:style-name="T11">hasta</text:span><text:span text:style-name="T8">)</text:span></text:p>
      <text:p text:style-name="P6">    </text:p>
      <text:p text:style-name="P6">    <text:span text:style-name="T16"># ← NUEVO: Filtro por descripción</text:span></text:p>
      <text:p text:style-name="P6">    <text:span text:style-name="T10">if</text:span><text:span text:style-name="T8"> </text:span><text:span text:style-name="T11">descripcion</text:span><text:span text:style-name="T8">:</text:span></text:p>
      <text:p text:style-name="P6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nombre</text:span><text:span text:style-name="T8"> </text:span><text:span text:style-name="T9">==</text:span><text:span text:style-name="T8"> </text:span><text:span text:style-name="T11">descripcion</text:span><text:span text:style-name="T8">)</text:span></text:p>
      <text:p text:style-name="P2"/>
      <text:p text:style-name="P6">    <text:span text:style-name="T11">ingresos</text:span><text:span text:style-name="T8"> </text:span><text:span text:style-name="T12">=</text:span><text:span text:style-name="T8"> </text:span><text:span text:style-name="T11">query</text:span><text:span text:style-name="T8">.</text:span><text:span text:style-name="T9">order_by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.</text:span><text:span text:style-name="T9">all</text:span><text:span text:style-name="T8">()</text:span></text:p>
      <text:p text:style-name="P6">    <text:span text:style-name="T10">return</text:span><text:span text:style-name="T8"> [</text:span><text:span text:style-name="T11">ingreso</text:span><text:span text:style-name="T8">.</text:span><text:span text:style-name="T9">to_dict</text:span><text:span text:style-name="T8">() </text:span><text:span text:style-name="T10">for</text:span><text:span text:style-name="T8"> </text:span><text:span text:style-name="T11">ingreso</text:span><text:span text:style-name="T8"> </text:span><text:span text:style-name="T10">in</text:span><text:span text:style-name="T8"> </text:span><text:span text:style-name="T11">ingresos</text:span><text:span text:style-name="T8">]</text:span></text:p>
      <text:p text:style-name="P5"/>
      <text:p text:style-name="P3"><text:span text:style-name="T3">@</text:span><text:span text:style-name="T4">app</text:span><text:span text:style-name="T3">.get</text:span>(<text:span text:style-name="T17">"/informe/egresos"</text:span>)</text:p>
      <text:p text:style-name="P3"><text:span text:style-name="T6">def</text:span> <text:span text:style-name="T3">informe_egresos</text:span>(</text:p>
      <text:p text:style-name="P6">    <text:span text:style-name="T11">desde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),</text:span></text:p>
      <text:p text:style-name="P6">    <text:span text:style-name="T11">hasta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),</text:span></text:p>
      <text:p text:style-name="P6">    <text:span text:style-name="T11">descripcion</text:span><text:span text:style-name="T8">: </text:span><text:span text:style-name="T7">str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),  </text:span><text:span text:style-name="T16"># ← NUEVO PARÁMETRO</text:span></text:p>
      <text:p text:style-name="P6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6">    <text:span text:style-name="T14">"""</text:span></text:p>
      <text:p text:style-name="P7">    <text:span text:style-name="T8">Devuelve todos los egresos registrados en la tabla movimientos.</text:span></text:p>
      <text:p text:style-name="P7">    <text:span text:style-name="T8">Se pueden filtrar por rango de fechas y descripción.</text:span></text:p>
      <text:p text:style-name="P7">    </text:p>
      <text:p text:style-name="P7">    <text:span text:style-name="T8">NUEVO: Incluye fecha de registro de deuda si el egreso está vinculado a una deuda</text:span></text:p>
      <text:p text:style-name="P7">    <text:span text:style-name="T8">"""</text:span></text:p>
      <text:p text:style-name="P6">    <text:span text:style-name="T16"># JOIN con Descripcion para tipo y LEFT JOIN con Deuda para fecha_registro</text:span></text:p>
      <text:p text:style-name="P6">    <text:span text:style-name="T11">query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Movimiento</text:span><text:span text:style-name="T8">).</text:span><text:span text:style-name="T9">join</text:span><text:span text:style-name="T8">(</text:span></text:p>
      <text:p text:style-name="P6">        <text:span text:style-name="T7">models</text:span><text:span text:style-name="T8">.</text:span><text:span text:style-name="T7">Descripcion</text:span><text:span text:style-name="T8">,</text:span></text:p>
      <text:p text:style-name="P6">        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6">    <text:span text:style-name="T8">).</text:span><text:span text:style-name="T9">outerjoin</text:span><text:span text:style-name="T8">(</text:span></text:p>
      <text:p text:style-name="P6">        <text:span text:style-name="T7">models</text:span><text:span text:style-name="T8">.</text:span><text:span text:style-name="T7">Deuda</text:span><text:span text:style-name="T8">,</text:span></text:p>
      <text:p text:style-name="P6">        <text:span text:style-name="T7">models</text:span><text:span text:style-name="T8">.</text:span><text:span text:style-name="T7">Movimiento</text:span><text:span text:style-name="T8">.</text:span><text:span text:style-name="T11">deuda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uda</text:span><text:span text:style-name="T8">.</text:span><text:span text:style-name="T11">id</text:span></text:p>
      <text:p text:style-name="P6">    <text:span text:style-name="T8">)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4">"egreso"</text:span><text:span text:style-name="T8">)</text:span></text:p>
      <text:p text:style-name="P2"/>
      <text:p text:style-name="P6">    <text:span text:style-name="T10">if</text:span><text:span text:style-name="T8"> </text:span><text:span text:style-name="T11">desde</text:span><text:span text:style-name="T8">:</text:span></text:p>
      <text:p text:style-name="P6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gt;=</text:span><text:span text:style-name="T8"> </text:span><text:span text:style-name="T11">desde</text:span><text:span text:style-name="T8">)</text:span></text:p>
      <text:p text:style-name="P6">    <text:span text:style-name="T10">if</text:span><text:span text:style-name="T8"> </text:span><text:span text:style-name="T11">hasta</text:span><text:span text:style-name="T8">:</text:span></text:p>
      <text:p text:style-name="P6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lt;=</text:span><text:span text:style-name="T8"> </text:span><text:span text:style-name="T11">hasta</text:span><text:span text:style-name="T8">)</text:span></text:p>
      <text:p text:style-name="P6">    </text:p>
      <text:p text:style-name="P6">    <text:span text:style-name="T16"># ← NUEVO: Filtro por descripción</text:span></text:p>
      <text:p text:style-name="P6">    <text:span text:style-name="T10">if</text:span><text:span text:style-name="T8"> </text:span><text:span text:style-name="T11">descripcion</text:span><text:span text:style-name="T8">:</text:span></text:p>
      <text:p text:style-name="P6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nombre</text:span><text:span text:style-name="T8"> </text:span><text:span text:style-name="T9">==</text:span><text:span text:style-name="T8"> </text:span><text:span text:style-name="T11">descripcion</text:span><text:span text:style-name="T8">)</text:span></text:p>
      <text:p text:style-name="P2"/>
      <text:p text:style-name="P6">    <text:span text:style-name="T11">egresos</text:span><text:span text:style-name="T8"> </text:span><text:span text:style-name="T12">=</text:span><text:span text:style-name="T8"> </text:span><text:span text:style-name="T11">query</text:span><text:span text:style-name="T8">.</text:span><text:span text:style-name="T9">order_by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.</text:span><text:span text:style-name="T9">all</text:span><text:span text:style-name="T8">()</text:span></text:p>
      <text:p text:style-name="P6">    </text:p>
      <text:p text:style-name="P6">    <text:span text:style-name="T16"># Enriquecer con fecha de deuda</text:span></text:p>
      <text:p text:style-name="P6">    <text:span text:style-name="T11">resultado</text:span><text:span text:style-name="T8"> </text:span><text:span text:style-name="T12">=</text:span><text:span text:style-name="T8"> []</text:span></text:p>
      <text:p text:style-name="P6">    <text:span text:style-name="T10">for</text:span><text:span text:style-name="T8"> </text:span><text:span text:style-name="T11">egreso</text:span><text:span text:style-name="T8"> </text:span><text:span text:style-name="T10">in</text:span><text:span text:style-name="T8"> </text:span><text:span text:style-name="T11">egresos</text:span><text:span text:style-name="T8">:</text:span></text:p>
      <text:p text:style-name="P6"><text:soft-page-break/>        <text:span text:style-name="T11">egreso_dict</text:span><text:span text:style-name="T8"> </text:span><text:span text:style-name="T12">=</text:span><text:span text:style-name="T8"> </text:span><text:span text:style-name="T11">egreso</text:span><text:span text:style-name="T8">.</text:span><text:span text:style-name="T9">to_dict</text:span><text:span text:style-name="T8">()</text:span></text:p>
      <text:p text:style-name="P6">        <text:span text:style-name="T16"># Agregar fecha de registro de deuda si existe</text:span></text:p>
      <text:p text:style-name="P6">        <text:span text:style-name="T10">if</text:span><text:span text:style-name="T8"> </text:span><text:span text:style-name="T11">egreso</text:span><text:span text:style-name="T8">.</text:span><text:span text:style-name="T11">deuda_id</text:span><text:span text:style-name="T8"> </text:span><text:span text:style-name="T15">and</text:span><text:span text:style-name="T8"> </text:span><text:span text:style-name="T11">egreso</text:span><text:span text:style-name="T8">.</text:span><text:span text:style-name="T11">deuda</text:span><text:span text:style-name="T8">:</text:span></text:p>
      <text:p text:style-name="P6">            <text:span text:style-name="T11">egreso_dict</text:span><text:span text:style-name="T8">[</text:span><text:span text:style-name="T14">'deuda_fecha_registro'</text:span><text:span text:style-name="T8">] </text:span><text:span text:style-name="T12">=</text:span><text:span text:style-name="T8"> </text:span><text:span text:style-name="T11">egreso</text:span><text:span text:style-name="T8">.</text:span><text:span text:style-name="T11">deuda</text:span><text:span text:style-name="T8">.fecha_registro.isoformat()</text:span></text:p>
      <text:p text:style-name="P6">        <text:span text:style-name="T10">else</text:span><text:span text:style-name="T8">:</text:span></text:p>
      <text:p text:style-name="P6">            <text:span text:style-name="T11">egreso_dict</text:span><text:span text:style-name="T8">[</text:span><text:span text:style-name="T14">'deuda_fecha_registro'</text:span><text:span text:style-name="T8">] </text:span><text:span text:style-name="T12">=</text:span><text:span text:style-name="T8"> </text:span><text:span text:style-name="T15">None</text:span></text:p>
      <text:p text:style-name="P6">        <text:span text:style-name="T11">resultado</text:span><text:span text:style-name="T8">.</text:span><text:span text:style-name="T9">append</text:span><text:span text:style-name="T8">(</text:span><text:span text:style-name="T11">egreso_dict</text:span><text:span text:style-name="T8">)</text:span></text:p>
      <text:p text:style-name="P6">    </text:p>
      <text:p text:style-name="P6">    <text:span text:style-name="T10">return</text:span><text:span text:style-name="T8"> </text:span><text:span text:style-name="T11">resultado</text:span></text:p>
      <text:p text:style-name="P5"/>
      <text:p text:style-name="P3"><text:span text:style-name="T3">@</text:span><text:span text:style-name="T4">app</text:span><text:span text:style-name="T3">.get</text:span>(<text:span text:style-name="T17">"/informe/ing_egr"</text:span>)</text:p>
      <text:p text:style-name="P3"><text:span text:style-name="T6">def</text:span> <text:span text:style-name="T3">informe_ing_egr</text:span>(</text:p>
      <text:p text:style-name="P6">    <text:span text:style-name="T11">desde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),</text:span></text:p>
      <text:p text:style-name="P6">    <text:span text:style-name="T11">hasta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),</text:span></text:p>
      <text:p text:style-name="P6">    <text:span text:style-name="T11">descripcion</text:span><text:span text:style-name="T8">: </text:span><text:span text:style-name="T7">str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),  </text:span><text:span text:style-name="T16"># ← NUEVO PARÁMETRO</text:span></text:p>
      <text:p text:style-name="P6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6">    <text:span text:style-name="T14">"""</text:span></text:p>
      <text:p text:style-name="P7">    <text:span text:style-name="T8">Devuelve todos los movimientos (ingresos y egresos).</text:span></text:p>
      <text:p text:style-name="P7">    <text:span text:style-name="T8">Se pueden filtrar por rango de fechas y descripción.</text:span></text:p>
      <text:p text:style-name="P7">    </text:p>
      <text:p text:style-name="P7">    <text:span text:style-name="T8">NUEVO: Incluye fecha de registro de deuda si el movimiento está vinculado a una deuda</text:span></text:p>
      <text:p text:style-name="P7">    <text:span text:style-name="T8">"""</text:span></text:p>
      <text:p text:style-name="P6">    <text:span text:style-name="T10">from</text:span><text:span text:style-name="T8"> </text:span><text:span text:style-name="T7">sqlalchemy</text:span><text:span text:style-name="T8">.</text:span><text:span text:style-name="T7">orm</text:span><text:span text:style-name="T8"> </text:span><text:span text:style-name="T10">import</text:span><text:span text:style-name="T8"> </text:span><text:span text:style-name="T9">joinedload</text:span></text:p>
      <text:p text:style-name="P6">    </text:p>
      <text:p text:style-name="P6">    <text:span text:style-name="T16"># LEFT JOIN con Deuda usando joinedload para cargar la relación</text:span></text:p>
      <text:p text:style-name="P6">    <text:span text:style-name="T11">query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Movimiento</text:span><text:span text:style-name="T8">).</text:span><text:span text:style-name="T9">join</text:span><text:span text:style-name="T8">(</text:span></text:p>
      <text:p text:style-name="P6">        <text:span text:style-name="T7">models</text:span><text:span text:style-name="T8">.</text:span><text:span text:style-name="T7">Descripcion</text:span><text:span text:style-name="T8">,</text:span></text:p>
      <text:p text:style-name="P6">        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6">    <text:span text:style-name="T8">).</text:span><text:span text:style-name="T9">options</text:span><text:span text:style-name="T8">(</text:span></text:p>
      <text:p text:style-name="P6">        <text:span text:style-name="T9">joinedload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deuda</text:span><text:span text:style-name="T8">)</text:span></text:p>
      <text:p text:style-name="P6">    <text:span text:style-name="T8">)</text:span></text:p>
      <text:p text:style-name="P2"/>
      <text:p text:style-name="P6">    <text:span text:style-name="T10">if</text:span><text:span text:style-name="T8"> </text:span><text:span text:style-name="T11">desde</text:span><text:span text:style-name="T8">:</text:span></text:p>
      <text:p text:style-name="P6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gt;=</text:span><text:span text:style-name="T8"> </text:span><text:span text:style-name="T11">desde</text:span><text:span text:style-name="T8">)</text:span></text:p>
      <text:p text:style-name="P6">    <text:span text:style-name="T10">if</text:span><text:span text:style-name="T8"> </text:span><text:span text:style-name="T11">hasta</text:span><text:span text:style-name="T8">:</text:span></text:p>
      <text:p text:style-name="P6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lt;=</text:span><text:span text:style-name="T8"> </text:span><text:span text:style-name="T11">hasta</text:span><text:span text:style-name="T8">)</text:span></text:p>
      <text:p text:style-name="P6">    </text:p>
      <text:p text:style-name="P6">    <text:span text:style-name="T16"># ← NUEVO: Filtro por descripción</text:span></text:p>
      <text:p text:style-name="P6">    <text:span text:style-name="T10">if</text:span><text:span text:style-name="T8"> </text:span><text:span text:style-name="T11">descripcion</text:span><text:span text:style-name="T8">:</text:span></text:p>
      <text:p text:style-name="P6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nombre</text:span><text:span text:style-name="T8"> </text:span><text:span text:style-name="T9">==</text:span><text:span text:style-name="T8"> </text:span><text:span text:style-name="T11">descripcion</text:span><text:span text:style-name="T8">)</text:span></text:p>
      <text:p text:style-name="P2"/>
      <text:p text:style-name="P6">    <text:span text:style-name="T11">movimientos</text:span><text:span text:style-name="T8"> </text:span><text:span text:style-name="T12">=</text:span><text:span text:style-name="T8"> </text:span><text:span text:style-name="T11">query</text:span><text:span text:style-name="T8">.</text:span><text:span text:style-name="T9">order_by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.</text:span><text:span text:style-name="T9">all</text:span><text:span text:style-name="T8">()</text:span></text:p>
      <text:p text:style-name="P6">    </text:p>
      <text:p text:style-name="P6">    <text:span text:style-name="T16"># Enriquecer con fecha de deuda</text:span></text:p>
      <text:p text:style-name="P6">    <text:span text:style-name="T11">resultado</text:span><text:span text:style-name="T8"> </text:span><text:span text:style-name="T12">=</text:span><text:span text:style-name="T8"> []</text:span></text:p>
      <text:p text:style-name="P6">    <text:span text:style-name="T10">for</text:span><text:span text:style-name="T8"> </text:span><text:span text:style-name="T11">mov</text:span><text:span text:style-name="T8"> </text:span><text:span text:style-name="T10">in</text:span><text:span text:style-name="T8"> </text:span><text:span text:style-name="T11">movimientos</text:span><text:span text:style-name="T8">:</text:span></text:p>
      <text:p text:style-name="P6">        <text:span text:style-name="T11">mov_dict</text:span><text:span text:style-name="T8"> </text:span><text:span text:style-name="T12">=</text:span><text:span text:style-name="T8"> </text:span><text:span text:style-name="T11">mov</text:span><text:span text:style-name="T8">.</text:span><text:span text:style-name="T9">to_dict</text:span><text:span text:style-name="T8">()</text:span></text:p>
      <text:p text:style-name="P6">        <text:span text:style-name="T16"># Agregar fecha de registro de deuda si existe</text:span></text:p>
      <text:p text:style-name="P6"><text:soft-page-break/>        <text:span text:style-name="T10">if</text:span><text:span text:style-name="T8"> </text:span><text:span text:style-name="T11">mov</text:span><text:span text:style-name="T8">.</text:span><text:span text:style-name="T11">deuda_id</text:span><text:span text:style-name="T8"> </text:span><text:span text:style-name="T15">and</text:span><text:span text:style-name="T8"> </text:span><text:span text:style-name="T11">mov</text:span><text:span text:style-name="T8">.</text:span><text:span text:style-name="T11">deuda</text:span><text:span text:style-name="T8">:</text:span></text:p>
      <text:p text:style-name="P6">            <text:span text:style-name="T11">mov_dict</text:span><text:span text:style-name="T8">[</text:span><text:span text:style-name="T14">'deuda_fecha_registro'</text:span><text:span text:style-name="T8">] </text:span><text:span text:style-name="T12">=</text:span><text:span text:style-name="T8"> </text:span><text:span text:style-name="T11">mov</text:span><text:span text:style-name="T8">.</text:span><text:span text:style-name="T11">deuda</text:span><text:span text:style-name="T8">.fecha_registro.isoformat()</text:span></text:p>
      <text:p text:style-name="P6">        <text:span text:style-name="T10">else</text:span><text:span text:style-name="T8">:</text:span></text:p>
      <text:p text:style-name="P6">            <text:span text:style-name="T11">mov_dict</text:span><text:span text:style-name="T8">[</text:span><text:span text:style-name="T14">'deuda_fecha_registro'</text:span><text:span text:style-name="T8">] </text:span><text:span text:style-name="T12">=</text:span><text:span text:style-name="T8"> </text:span><text:span text:style-name="T15">None</text:span></text:p>
      <text:p text:style-name="P6">        <text:span text:style-name="T11">resultado</text:span><text:span text:style-name="T8">.</text:span><text:span text:style-name="T9">append</text:span><text:span text:style-name="T8">(</text:span><text:span text:style-name="T11">mov_dict</text:span><text:span text:style-name="T8">)</text:span></text:p>
      <text:p text:style-name="P6">    </text:p>
      <text:p text:style-name="P6">    <text:span text:style-name="T10">return</text:span><text:span text:style-name="T8"> </text:span><text:span text:style-name="T11">resultado</text:span></text:p>
      <text:p text:style-name="P2"/>
      <text:p text:style-name="P4"># NO MODIFICAR - Este endpoint está bien como está</text:p>
      <text:p text:style-name="P3"><text:span text:style-name="T3">@</text:span><text:span text:style-name="T4">app</text:span><text:span text:style-name="T3">.get</text:span>(<text:span text:style-name="T17">"/graficos/ing_egr"</text:span>)</text:p>
      <text:p text:style-name="P3"><text:span text:style-name="T6">def</text:span> <text:span text:style-name="T3">grafico_ingresos_egresos</text:span>(</text:p>
      <text:p text:style-name="P6">    <text:span text:style-name="T11">desde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..., </text:span><text:span text:style-name="T11">description</text:span><text:span text:style-name="T8">=</text:span><text:span text:style-name="T14">"Fecha de inicio"</text:span><text:span text:style-name="T8">),</text:span></text:p>
      <text:p text:style-name="P6">    <text:span text:style-name="T11">hasta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..., </text:span><text:span text:style-name="T11">description</text:span><text:span text:style-name="T8">=</text:span><text:span text:style-name="T14">"Fecha de fin"</text:span><text:span text:style-name="T8">),</text:span></text:p>
      <text:p text:style-name="P6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6">    <text:span text:style-name="T14">"""</text:span></text:p>
      <text:p text:style-name="P7">    <text:span text:style-name="T8">Devuelve los ingresos y egresos agrupados por mes dentro del intervalo dado.</text:span></text:p>
      <text:p text:style-name="P7">    <text:span text:style-name="T8">Formato de salida ideal para gráficos.</text:span></text:p>
      <text:p text:style-name="P7">    <text:span text:style-name="T8">"""</text:span></text:p>
      <text:p text:style-name="P6">    <text:span text:style-name="T16"># Ingresos agrupados por mes</text:span></text:p>
      <text:p text:style-name="P6">    <text:span text:style-name="T11">ingreso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/text:p>
      <text:p text:style-name="P6">        <text:span text:style-name="T9">extract</text:span><text:span text:style-name="T8">(</text:span><text:span text:style-name="T14">'year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.</text:span><text:span text:style-name="T9">label</text:span><text:span text:style-name="T8">(</text:span><text:span text:style-name="T14">'anio'</text:span><text:span text:style-name="T8">),</text:span></text:p>
      <text:p text:style-name="P6">        <text:span text:style-name="T9">extract</text:span><text:span text:style-name="T8">(</text:span><text:span text:style-name="T14">'month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.</text:span><text:span text:style-name="T9">label</text:span><text:span text:style-name="T8">(</text:span><text:span text:style-name="T14">'mes'</text:span><text:span text:style-name="T8">),</text:span></text:p>
      <text:p text:style-name="P6">        <text:span text:style-name="T11">func</text:span><text:span text:style-name="T8">.</text:span><text:span text:style-name="T9">sum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monto</text:span><text:span text:style-name="T8">).</text:span><text:span text:style-name="T9">label</text:span><text:span text:style-name="T8">(</text:span><text:span text:style-name="T14">'total'</text:span><text:span text:style-name="T8">)</text:span></text:p>
      <text:p text:style-name="P6">    <text:span text:style-name="T8">).</text:span><text:span text:style-name="T9">join</text:span><text:span text:style-name="T8">(</text:span></text:p>
      <text:p text:style-name="P6">        <text:span text:style-name="T7">models</text:span><text:span text:style-name="T8">.</text:span><text:span text:style-name="T7">Descripcion</text:span><text:span text:style-name="T8">,</text:span></text:p>
      <text:p text:style-name="P6">        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6">    <text:span text:style-name="T8">).</text:span><text:span text:style-name="T9">filter</text:span><text:span text:style-name="T8">(</text:span></text:p>
      <text:p text:style-name="P6">        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4">"ingreso"</text:span><text:span text:style-name="T8">,</text:span></text:p>
      <text:p text:style-name="P6">        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gt;=</text:span><text:span text:style-name="T8"> </text:span><text:span text:style-name="T11">desde</text:span><text:span text:style-name="T8">,</text:span></text:p>
      <text:p text:style-name="P6">        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lt;=</text:span><text:span text:style-name="T8"> </text:span><text:span text:style-name="T11">hasta</text:span></text:p>
      <text:p text:style-name="P6">    <text:span text:style-name="T8">).</text:span><text:span text:style-name="T9">group_by</text:span><text:span text:style-name="T8">(</text:span><text:span text:style-name="T14">'anio'</text:span><text:span text:style-name="T8">, </text:span><text:span text:style-name="T14">'mes'</text:span><text:span text:style-name="T8">).</text:span><text:span text:style-name="T9">order_by</text:span><text:span text:style-name="T8">(</text:span><text:span text:style-name="T14">'anio'</text:span><text:span text:style-name="T8">, </text:span><text:span text:style-name="T14">'mes'</text:span><text:span text:style-name="T8">).</text:span><text:span text:style-name="T9">all</text:span><text:span text:style-name="T8">()</text:span></text:p>
      <text:p text:style-name="P2"/>
      <text:p text:style-name="P6">    <text:span text:style-name="T16"># Egresos agrupados por mes</text:span></text:p>
      <text:p text:style-name="P6">    <text:span text:style-name="T11">egreso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/text:p>
      <text:p text:style-name="P6">        <text:span text:style-name="T9">extract</text:span><text:span text:style-name="T8">(</text:span><text:span text:style-name="T14">'year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.</text:span><text:span text:style-name="T9">label</text:span><text:span text:style-name="T8">(</text:span><text:span text:style-name="T14">'anio'</text:span><text:span text:style-name="T8">),</text:span></text:p>
      <text:p text:style-name="P6">        <text:span text:style-name="T9">extract</text:span><text:span text:style-name="T8">(</text:span><text:span text:style-name="T14">'month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.</text:span><text:span text:style-name="T9">label</text:span><text:span text:style-name="T8">(</text:span><text:span text:style-name="T14">'mes'</text:span><text:span text:style-name="T8">),</text:span></text:p>
      <text:p text:style-name="P6">        <text:span text:style-name="T11">func</text:span><text:span text:style-name="T8">.</text:span><text:span text:style-name="T9">sum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monto</text:span><text:span text:style-name="T8">).</text:span><text:span text:style-name="T9">label</text:span><text:span text:style-name="T8">(</text:span><text:span text:style-name="T14">'total'</text:span><text:span text:style-name="T8">)</text:span></text:p>
      <text:p text:style-name="P6">    <text:span text:style-name="T8">).</text:span><text:span text:style-name="T9">join</text:span><text:span text:style-name="T8">(</text:span></text:p>
      <text:p text:style-name="P6">        <text:span text:style-name="T7">models</text:span><text:span text:style-name="T8">.</text:span><text:span text:style-name="T7">Descripcion</text:span><text:span text:style-name="T8">,</text:span></text:p>
      <text:p text:style-name="P6">        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6">    <text:span text:style-name="T8">).</text:span><text:span text:style-name="T9">filter</text:span><text:span text:style-name="T8">(</text:span></text:p>
      <text:p text:style-name="P6">        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4">"egreso"</text:span><text:span text:style-name="T8">,</text:span></text:p>
      <text:p text:style-name="P6">        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gt;=</text:span><text:span text:style-name="T8"> </text:span><text:span text:style-name="T11">desde</text:span><text:span text:style-name="T8">,</text:span></text:p>
      <text:p text:style-name="P6">        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lt;=</text:span><text:span text:style-name="T8"> </text:span><text:span text:style-name="T11">hasta</text:span></text:p>
      <text:p text:style-name="P6">    <text:span text:style-name="T8">).</text:span><text:span text:style-name="T9">group_by</text:span><text:span text:style-name="T8">(</text:span><text:span text:style-name="T14">'anio'</text:span><text:span text:style-name="T8">, </text:span><text:span text:style-name="T14">'mes'</text:span><text:span text:style-name="T8">).</text:span><text:span text:style-name="T9">order_by</text:span><text:span text:style-name="T8">(</text:span><text:span text:style-name="T14">'anio'</text:span><text:span text:style-name="T8">, </text:span><text:span text:style-name="T14">'mes'</text:span><text:span text:style-name="T8">).</text:span><text:span text:style-name="T9">all</text:span><text:span text:style-name="T8">()</text:span></text:p>
      <text:p text:style-name="P2"/>
      <text:p text:style-name="P6">    <text:span text:style-name="T16"># Transformar a diccionarios para fácil unión</text:span></text:p>
      <text:p text:style-name="P6">    <text:span text:style-name="T11">ingresos_dict</text:span><text:span text:style-name="T8"> </text:span><text:span text:style-name="T12">=</text:span><text:span text:style-name="T8"> { (</text:span><text:span text:style-name="T7">int</text:span><text:span text:style-name="T8">(</text:span><text:span text:style-name="T11">a</text:span><text:span text:style-name="T8">), </text:span><text:span text:style-name="T7">int</text:span><text:span text:style-name="T8">(</text:span><text:span text:style-name="T11">m</text:span><text:span text:style-name="T8">)): </text:span><text:span text:style-name="T7">float</text:span><text:span text:style-name="T8">(</text:span><text:span text:style-name="T11">t</text:span><text:span text:style-name="T8">) </text:span><text:span text:style-name="T10">for</text:span><text:span text:style-name="T8"> </text:span><text:span text:style-name="T11">a</text:span><text:span text:style-name="T8">, </text:span><text:span text:style-name="T11">m</text:span><text:span text:style-name="T8">, </text:span><text:span text:style-name="T11">t</text:span><text:span text:style-name="T8"> </text:span><text:span text:style-name="T10">in</text:span><text:span text:style-name="T8"> </text:span><text:span text:style-name="T11">ingresos</text:span><text:span text:style-name="T8"> }</text:span></text:p>
      <text:p text:style-name="P6">    <text:span text:style-name="T11">egresos_dict</text:span><text:span text:style-name="T8"> </text:span><text:span text:style-name="T12">=</text:span><text:span text:style-name="T8"> { (</text:span><text:span text:style-name="T7">int</text:span><text:span text:style-name="T8">(</text:span><text:span text:style-name="T11">a</text:span><text:span text:style-name="T8">), </text:span><text:span text:style-name="T7">int</text:span><text:span text:style-name="T8">(</text:span><text:span text:style-name="T11">m</text:span><text:span text:style-name="T8">)): </text:span><text:span text:style-name="T7">float</text:span><text:span text:style-name="T8">(</text:span><text:span text:style-name="T11">t</text:span><text:span text:style-name="T8">) </text:span><text:span text:style-name="T10">for</text:span><text:span text:style-name="T8"> </text:span><text:span text:style-name="T11">a</text:span><text:span text:style-name="T8">, </text:span><text:span text:style-name="T11">m</text:span><text:span text:style-name="T8">, </text:span><text:span text:style-name="T11">t</text:span><text:span text:style-name="T8"> </text:span><text:span text:style-name="T10">in</text:span><text:span text:style-name="T8"> </text:span><text:span text:style-name="T11">egresos</text:span><text:span text:style-name="T8"> }</text:span></text:p>
      <text:p text:style-name="P2"/>
      <text:p text:style-name="P6"><text:soft-page-break/>    <text:span text:style-name="T16"># Unir todos los meses presentes en ingresos o egresos</text:span></text:p>
      <text:p text:style-name="P6">    <text:span text:style-name="T11">todos_meses</text:span><text:span text:style-name="T8"> </text:span><text:span text:style-name="T12">=</text:span><text:span text:style-name="T8"> </text:span><text:span text:style-name="T9">sorted</text:span><text:span text:style-name="T8">(</text:span><text:span text:style-name="T7">set</text:span><text:span text:style-name="T8">(</text:span><text:span text:style-name="T11">ingresos_dict</text:span><text:span text:style-name="T8">.</text:span><text:span text:style-name="T9">keys</text:span><text:span text:style-name="T8">()) </text:span><text:span text:style-name="T12">|</text:span><text:span text:style-name="T8"> </text:span><text:span text:style-name="T7">set</text:span><text:span text:style-name="T8">(</text:span><text:span text:style-name="T11">egresos_dict</text:span><text:span text:style-name="T8">.</text:span><text:span text:style-name="T9">keys</text:span><text:span text:style-name="T8">()))</text:span></text:p>
      <text:p text:style-name="P2"/>
      <text:p text:style-name="P6">    <text:span text:style-name="T11">resultado</text:span><text:span text:style-name="T8"> </text:span><text:span text:style-name="T12">=</text:span><text:span text:style-name="T8"> []</text:span></text:p>
      <text:p text:style-name="P6">    <text:span text:style-name="T10">for</text:span><text:span text:style-name="T8"> </text:span><text:span text:style-name="T11">anio</text:span><text:span text:style-name="T8">, </text:span><text:span text:style-name="T11">mes</text:span><text:span text:style-name="T8"> </text:span><text:span text:style-name="T10">in</text:span><text:span text:style-name="T8"> </text:span><text:span text:style-name="T11">todos_meses</text:span><text:span text:style-name="T8">:</text:span></text:p>
      <text:p text:style-name="P6">        <text:span text:style-name="T11">resultado</text:span><text:span text:style-name="T8">.</text:span><text:span text:style-name="T9">append</text:span><text:span text:style-name="T8">({</text:span></text:p>
      <text:p text:style-name="P6">            <text:span text:style-name="T14">"anio"</text:span><text:span text:style-name="T8">: </text:span><text:span text:style-name="T11">anio</text:span><text:span text:style-name="T8">,</text:span></text:p>
      <text:p text:style-name="P6">            <text:span text:style-name="T14">"mes"</text:span><text:span text:style-name="T8">: </text:span><text:span text:style-name="T11">mes</text:span><text:span text:style-name="T8">,</text:span></text:p>
      <text:p text:style-name="P6">            <text:span text:style-name="T14">"ingresos"</text:span><text:span text:style-name="T8">: </text:span><text:span text:style-name="T11">ingresos_dict</text:span><text:span text:style-name="T8">.</text:span><text:span text:style-name="T9">get</text:span><text:span text:style-name="T8">((</text:span><text:span text:style-name="T11">anio</text:span><text:span text:style-name="T8">, </text:span><text:span text:style-name="T11">mes</text:span><text:span text:style-name="T8">), </text:span><text:span text:style-name="T13">0</text:span><text:span text:style-name="T8">),</text:span></text:p>
      <text:p text:style-name="P6">            <text:span text:style-name="T14">"egresos"</text:span><text:span text:style-name="T8">: </text:span><text:span text:style-name="T11">egresos_dict</text:span><text:span text:style-name="T8">.</text:span><text:span text:style-name="T9">get</text:span><text:span text:style-name="T8">((</text:span><text:span text:style-name="T11">anio</text:span><text:span text:style-name="T8">, </text:span><text:span text:style-name="T11">mes</text:span><text:span text:style-name="T8">), </text:span><text:span text:style-name="T13">0</text:span><text:span text:style-name="T8">)</text:span></text:p>
      <text:p text:style-name="P6">        <text:span text:style-name="T8">})</text:span></text:p>
      <text:p text:style-name="P2"/>
      <text:p text:style-name="P6">    <text:span text:style-name="T10">return</text:span><text:span text:style-name="T8"> </text:span><text:span text:style-name="T11">resultado</text:span></text:p>
      <text:p text:style-name="P2"/>
      <text:p text:style-name="P3"><text:span text:style-name="T3">@</text:span><text:span text:style-name="T4">app</text:span><text:span text:style-name="T3">.get</text:span>(<text:span text:style-name="T17">"/resumen-general"</text:span>)</text:p>
      <text:p text:style-name="P3"><text:span text:style-name="T6">def</text:span> <text:span text:style-name="T3">resumen_general</text:span>(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6">    <text:span text:style-name="T11">ahora</text:span><text:span text:style-name="T8"> </text:span><text:span text:style-name="T12">=</text:span><text:span text:style-name="T8"> </text:span><text:span text:style-name="T7">datetime</text:span><text:span text:style-name="T8">.</text:span><text:span text:style-name="T9">now</text:span><text:span text:style-name="T8">()</text:span></text:p>
      <text:p text:style-name="P6">    <text:span text:style-name="T11">anio</text:span><text:span text:style-name="T8"> </text:span><text:span text:style-name="T12">=</text:span><text:span text:style-name="T8"> </text:span><text:span text:style-name="T11">ahora</text:span><text:span text:style-name="T8">.</text:span><text:span text:style-name="T11">year</text:span></text:p>
      <text:p text:style-name="P6">    <text:span text:style-name="T11">mes</text:span><text:span text:style-name="T8"> </text:span><text:span text:style-name="T12">=</text:span><text:span text:style-name="T8"> </text:span><text:span text:style-name="T11">ahora</text:span><text:span text:style-name="T8">.</text:span><text:span text:style-name="T11">month</text:span></text:p>
      <text:p text:style-name="P2"/>
      <text:p text:style-name="P6">    <text:span text:style-name="T16"># Ingresos/Egresos anuales (totales) - usando JOIN con descripciones</text:span></text:p>
      <text:p text:style-name="P6">    <text:span text:style-name="T11">ingresos_total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11">func</text:span><text:span text:style-name="T8">.</text:span><text:span text:style-name="T9">sum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monto</text:span><text:span text:style-name="T8">)).</text:span><text:span text:style-name="T9">join</text:span><text:span text:style-name="T8">(</text:span></text:p>
      <text:p text:style-name="P6">        <text:span text:style-name="T7">models</text:span><text:span text:style-name="T8">.</text:span><text:span text:style-name="T7">Descripcion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6">    <text:span text:style-name="T8">).</text:span><text:span text:style-name="T9">filter</text:span><text:span text:style-name="T8">(</text:span></text:p>
      <text:p text:style-name="P6">        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4">"ingreso"</text:span><text:span text:style-name="T8">,</text:span></text:p>
      <text:p text:style-name="P6">        <text:span text:style-name="T9">extract</text:span><text:span text:style-name="T8">(</text:span><text:span text:style-name="T14">'year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 </text:span><text:span text:style-name="T9">==</text:span><text:span text:style-name="T8"> </text:span><text:span text:style-name="T11">anio</text:span></text:p>
      <text:p text:style-name="P6">    <text:span text:style-name="T8">).</text:span><text:span text:style-name="T9">scalar</text:span><text:span text:style-name="T8">() </text:span><text:span text:style-name="T15">or</text:span><text:span text:style-name="T8"> </text:span><text:span text:style-name="T13">0</text:span></text:p>
      <text:p text:style-name="P2"/>
      <text:p text:style-name="P6">    <text:span text:style-name="T11">egresos_total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11">func</text:span><text:span text:style-name="T8">.</text:span><text:span text:style-name="T9">sum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monto</text:span><text:span text:style-name="T8">)).</text:span><text:span text:style-name="T9">join</text:span><text:span text:style-name="T8">(</text:span></text:p>
      <text:p text:style-name="P6">        <text:span text:style-name="T7">models</text:span><text:span text:style-name="T8">.</text:span><text:span text:style-name="T7">Descripcion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6">    <text:span text:style-name="T8">).</text:span><text:span text:style-name="T9">filter</text:span><text:span text:style-name="T8">(</text:span></text:p>
      <text:p text:style-name="P6">        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4">"egreso"</text:span><text:span text:style-name="T8">,</text:span></text:p>
      <text:p text:style-name="P6">        <text:span text:style-name="T9">extract</text:span><text:span text:style-name="T8">(</text:span><text:span text:style-name="T14">'year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 </text:span><text:span text:style-name="T9">==</text:span><text:span text:style-name="T8"> </text:span><text:span text:style-name="T11">anio</text:span></text:p>
      <text:p text:style-name="P6">    <text:span text:style-name="T8">).</text:span><text:span text:style-name="T9">scalar</text:span><text:span text:style-name="T8">() </text:span><text:span text:style-name="T15">or</text:span><text:span text:style-name="T8"> </text:span><text:span text:style-name="T13">0</text:span></text:p>
      <text:p text:style-name="P2"/>
      <text:p text:style-name="P6">    <text:span text:style-name="T16"># Ingresos/Egresos por mes (barras) - usando JOIN</text:span></text:p>
      <text:p text:style-name="P6">    <text:span text:style-name="T11">ingresos_por_me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/text:p>
      <text:p text:style-name="P6">        <text:span text:style-name="T9">extract</text:span><text:span text:style-name="T8">(</text:span><text:span text:style-name="T14">'month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.</text:span><text:span text:style-name="T9">label</text:span><text:span text:style-name="T8">(</text:span><text:span text:style-name="T14">'mes'</text:span><text:span text:style-name="T8">),</text:span></text:p>
      <text:p text:style-name="P6">        <text:span text:style-name="T11">func</text:span><text:span text:style-name="T8">.</text:span><text:span text:style-name="T9">sum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monto</text:span><text:span text:style-name="T8">)</text:span></text:p>
      <text:p text:style-name="P6">    <text:span text:style-name="T8">).</text:span><text:span text:style-name="T9">join</text:span><text:span text:style-name="T8">(</text:span></text:p>
      <text:p text:style-name="P6">        <text:span text:style-name="T7">models</text:span><text:span text:style-name="T8">.</text:span><text:span text:style-name="T7">Descripcion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6">    <text:span text:style-name="T8">).</text:span><text:span text:style-name="T9">filter</text:span><text:span text:style-name="T8">(</text:span></text:p>
      <text:p text:style-name="P6">        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4">"ingreso"</text:span><text:span text:style-name="T8">,</text:span></text:p>
      <text:p text:style-name="P6">        <text:span text:style-name="T9">extract</text:span><text:span text:style-name="T8">(</text:span><text:span text:style-name="T14">'year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 </text:span><text:span text:style-name="T9">==</text:span><text:span text:style-name="T8"> </text:span><text:span text:style-name="T11">anio</text:span></text:p>
      <text:p text:style-name="P6">    <text:span text:style-name="T8">).</text:span><text:span text:style-name="T9">group_by</text:span><text:span text:style-name="T8">(</text:span><text:span text:style-name="T14">'mes'</text:span><text:span text:style-name="T8">).</text:span><text:span text:style-name="T9">order_by</text:span><text:span text:style-name="T8">(</text:span><text:span text:style-name="T14">'mes'</text:span><text:span text:style-name="T8">).</text:span><text:span text:style-name="T9">all</text:span><text:span text:style-name="T8">()</text:span></text:p>
      <text:p text:style-name="P2"/>
      <text:p text:style-name="P6">    <text:span text:style-name="T11">egresos_por_me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/text:p>
      <text:p text:style-name="P6">        <text:span text:style-name="T9">extract</text:span><text:span text:style-name="T8">(</text:span><text:span text:style-name="T14">'month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.</text:span><text:span text:style-name="T9">label</text:span><text:span text:style-name="T8">(</text:span><text:span text:style-name="T14">'mes'</text:span><text:span text:style-name="T8">),</text:span></text:p>
      <text:p text:style-name="P6">        <text:span text:style-name="T11">func</text:span><text:span text:style-name="T8">.</text:span><text:span text:style-name="T9">sum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monto</text:span><text:span text:style-name="T8">)</text:span></text:p>
      <text:p text:style-name="P6">    <text:span text:style-name="T8">).</text:span><text:span text:style-name="T9">join</text:span><text:span text:style-name="T8">(</text:span></text:p>
      <text:p text:style-name="P6">        <text:span text:style-name="T7">models</text:span><text:span text:style-name="T8">.</text:span><text:span text:style-name="T7">Descripcion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6"><text:soft-page-break/>    <text:span text:style-name="T8">).</text:span><text:span text:style-name="T9">filter</text:span><text:span text:style-name="T8">(</text:span></text:p>
      <text:p text:style-name="P6">        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4">"egreso"</text:span><text:span text:style-name="T8">,</text:span></text:p>
      <text:p text:style-name="P6">        <text:span text:style-name="T9">extract</text:span><text:span text:style-name="T8">(</text:span><text:span text:style-name="T14">'year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 </text:span><text:span text:style-name="T9">==</text:span><text:span text:style-name="T8"> </text:span><text:span text:style-name="T11">anio</text:span></text:p>
      <text:p text:style-name="P6">    <text:span text:style-name="T8">).</text:span><text:span text:style-name="T9">group_by</text:span><text:span text:style-name="T8">(</text:span><text:span text:style-name="T14">'mes'</text:span><text:span text:style-name="T8">).</text:span><text:span text:style-name="T9">order_by</text:span><text:span text:style-name="T8">(</text:span><text:span text:style-name="T14">'mes'</text:span><text:span text:style-name="T8">).</text:span><text:span text:style-name="T9">all</text:span><text:span text:style-name="T8">()</text:span></text:p>
      <text:p text:style-name="P2"/>
      <text:p text:style-name="P6">    <text:span text:style-name="T16"># Deudas anuales - torta (pagadas vs pendientes) - SIN CAMBIOS</text:span></text:p>
      <text:p text:style-name="P6">    <text:span text:style-name="T11">deudas_pendiente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11">func</text:span><text:span text:style-name="T8">.</text:span><text:span text:style-name="T9">sum</text:span><text:span text:style-name="T8">(</text:span><text:span text:style-name="T7">models</text:span><text:span text:style-name="T8">.</text:span><text:span text:style-name="T7">Deuda</text:span><text:span text:style-name="T8">.</text:span><text:span text:style-name="T11">saldo_pendiente</text:span><text:span text:style-name="T8">)).</text:span><text:span text:style-name="T9">filter</text:span><text:span text:style-name="T8">(</text:span></text:p>
      <text:p text:style-name="P6">        <text:span text:style-name="T7">models</text:span><text:span text:style-name="T8">.</text:span><text:span text:style-name="T7">Deuda</text:span><text:span text:style-name="T8">.</text:span><text:span text:style-name="T11">pagado</text:span><text:span text:style-name="T8"> </text:span><text:span text:style-name="T9">==</text:span><text:span text:style-name="T8"> </text:span><text:span text:style-name="T13">0</text:span><text:span text:style-name="T8">,</text:span></text:p>
      <text:p text:style-name="P6">        <text:span text:style-name="T9">extract</text:span><text:span text:style-name="T8">(</text:span><text:span text:style-name="T14">'year'</text:span><text:span text:style-name="T8">, 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) </text:span><text:span text:style-name="T9">==</text:span><text:span text:style-name="T8"> </text:span><text:span text:style-name="T11">anio</text:span></text:p>
      <text:p text:style-name="P6">    <text:span text:style-name="T8">).</text:span><text:span text:style-name="T9">scalar</text:span><text:span text:style-name="T8">() </text:span><text:span text:style-name="T15">or</text:span><text:span text:style-name="T8"> </text:span><text:span text:style-name="T13">0</text:span></text:p>
      <text:p text:style-name="P2"/>
      <text:p text:style-name="P6">    <text:span text:style-name="T11">deudas_pagada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11">func</text:span><text:span text:style-name="T8">.</text:span><text:span text:style-name="T9">sum</text:span><text:span text:style-name="T8">(</text:span><text:span text:style-name="T7">models</text:span><text:span text:style-name="T8">.</text:span><text:span text:style-name="T7">Deuda</text:span><text:span text:style-name="T8">.</text:span><text:span text:style-name="T11">monto</text:span><text:span text:style-name="T8">)).</text:span><text:span text:style-name="T9">filter</text:span><text:span text:style-name="T8">(</text:span></text:p>
      <text:p text:style-name="P6">        <text:span text:style-name="T7">models</text:span><text:span text:style-name="T8">.</text:span><text:span text:style-name="T7">Deuda</text:span><text:span text:style-name="T8">.</text:span><text:span text:style-name="T11">pagado</text:span><text:span text:style-name="T8"> </text:span><text:span text:style-name="T9">==</text:span><text:span text:style-name="T8"> </text:span><text:span text:style-name="T13">1</text:span><text:span text:style-name="T8">,</text:span></text:p>
      <text:p text:style-name="P6">        <text:span text:style-name="T9">extract</text:span><text:span text:style-name="T8">(</text:span><text:span text:style-name="T14">'year'</text:span><text:span text:style-name="T8">, 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) </text:span><text:span text:style-name="T9">==</text:span><text:span text:style-name="T8"> </text:span><text:span text:style-name="T11">anio</text:span></text:p>
      <text:p text:style-name="P6">    <text:span text:style-name="T8">).</text:span><text:span text:style-name="T9">scalar</text:span><text:span text:style-name="T8">() </text:span><text:span text:style-name="T15">or</text:span><text:span text:style-name="T8"> </text:span><text:span text:style-name="T13">0</text:span></text:p>
      <text:p text:style-name="P2"/>
      <text:p text:style-name="P6">    <text:span text:style-name="T16"># Deudas mensuales por tipo (barras) - SIN CAMBIOS</text:span></text:p>
      <text:p text:style-name="P6">    <text:span text:style-name="T11">deudas_mensuales_pendiente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/text:p>
      <text:p text:style-name="P6">        <text:span text:style-name="T9">extract</text:span><text:span text:style-name="T8">(</text:span><text:span text:style-name="T14">'month'</text:span><text:span text:style-name="T8">, 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).</text:span><text:span text:style-name="T9">label</text:span><text:span text:style-name="T8">(</text:span><text:span text:style-name="T14">"mes"</text:span><text:span text:style-name="T8">),</text:span></text:p>
      <text:p text:style-name="P6">        <text:span text:style-name="T11">func</text:span><text:span text:style-name="T8">.</text:span><text:span text:style-name="T9">sum</text:span><text:span text:style-name="T8">(</text:span><text:span text:style-name="T7">models</text:span><text:span text:style-name="T8">.</text:span><text:span text:style-name="T7">Deuda</text:span><text:span text:style-name="T8">.</text:span><text:span text:style-name="T11">saldo_pendiente</text:span><text:span text:style-name="T8">)</text:span></text:p>
      <text:p text:style-name="P6">    <text:span text:style-name="T8">).</text:span><text:span text:style-name="T9">filter</text:span><text:span text:style-name="T8">(</text:span></text:p>
      <text:p text:style-name="P6">        <text:span text:style-name="T9">extract</text:span><text:span text:style-name="T8">(</text:span><text:span text:style-name="T14">'year'</text:span><text:span text:style-name="T8">, 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) </text:span><text:span text:style-name="T9">==</text:span><text:span text:style-name="T8"> </text:span><text:span text:style-name="T11">anio</text:span><text:span text:style-name="T8">,</text:span></text:p>
      <text:p text:style-name="P6">        <text:span text:style-name="T7">models</text:span><text:span text:style-name="T8">.</text:span><text:span text:style-name="T7">Deuda</text:span><text:span text:style-name="T8">.</text:span><text:span text:style-name="T11">pagado</text:span><text:span text:style-name="T8"> </text:span><text:span text:style-name="T9">==</text:span><text:span text:style-name="T8"> </text:span><text:span text:style-name="T13">0</text:span></text:p>
      <text:p text:style-name="P6">    <text:span text:style-name="T8">).</text:span><text:span text:style-name="T9">group_by</text:span><text:span text:style-name="T8">(</text:span><text:span text:style-name="T14">"mes"</text:span><text:span text:style-name="T8">).</text:span><text:span text:style-name="T9">order_by</text:span><text:span text:style-name="T8">(</text:span><text:span text:style-name="T14">"mes"</text:span><text:span text:style-name="T8">).</text:span><text:span text:style-name="T9">all</text:span><text:span text:style-name="T8">()</text:span></text:p>
      <text:p text:style-name="P2"/>
      <text:p text:style-name="P6">    <text:span text:style-name="T11">deudas_mensuales_pagada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/text:p>
      <text:p text:style-name="P6">        <text:span text:style-name="T9">extract</text:span><text:span text:style-name="T8">(</text:span><text:span text:style-name="T14">'month'</text:span><text:span text:style-name="T8">, 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).</text:span><text:span text:style-name="T9">label</text:span><text:span text:style-name="T8">(</text:span><text:span text:style-name="T14">"mes"</text:span><text:span text:style-name="T8">),</text:span></text:p>
      <text:p text:style-name="P6">        <text:span text:style-name="T11">func</text:span><text:span text:style-name="T8">.</text:span><text:span text:style-name="T9">sum</text:span><text:span text:style-name="T8">(</text:span><text:span text:style-name="T7">models</text:span><text:span text:style-name="T8">.</text:span><text:span text:style-name="T7">Deuda</text:span><text:span text:style-name="T8">.</text:span><text:span text:style-name="T11">monto</text:span><text:span text:style-name="T8">)</text:span></text:p>
      <text:p text:style-name="P6">    <text:span text:style-name="T8">).</text:span><text:span text:style-name="T9">filter</text:span><text:span text:style-name="T8">(</text:span></text:p>
      <text:p text:style-name="P6">        <text:span text:style-name="T9">extract</text:span><text:span text:style-name="T8">(</text:span><text:span text:style-name="T14">'year'</text:span><text:span text:style-name="T8">, 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) </text:span><text:span text:style-name="T9">==</text:span><text:span text:style-name="T8"> </text:span><text:span text:style-name="T11">anio</text:span><text:span text:style-name="T8">,</text:span></text:p>
      <text:p text:style-name="P6">        <text:span text:style-name="T7">models</text:span><text:span text:style-name="T8">.</text:span><text:span text:style-name="T7">Deuda</text:span><text:span text:style-name="T8">.</text:span><text:span text:style-name="T11">pagado</text:span><text:span text:style-name="T8"> </text:span><text:span text:style-name="T9">==</text:span><text:span text:style-name="T8"> </text:span><text:span text:style-name="T13">1</text:span></text:p>
      <text:p text:style-name="P6">    <text:span text:style-name="T8">).</text:span><text:span text:style-name="T9">group_by</text:span><text:span text:style-name="T8">(</text:span><text:span text:style-name="T14">"mes"</text:span><text:span text:style-name="T8">).</text:span><text:span text:style-name="T9">order_by</text:span><text:span text:style-name="T8">(</text:span><text:span text:style-name="T14">"mes"</text:span><text:span text:style-name="T8">).</text:span><text:span text:style-name="T9">all</text:span><text:span text:style-name="T8">()</text:span></text:p>
      <text:p text:style-name="P2"/>
      <text:p text:style-name="P6">    <text:span text:style-name="T10">return</text:span><text:span text:style-name="T8"> {</text:span></text:p>
      <text:p text:style-name="P6">        <text:span text:style-name="T14">"torta_ingresos_egresos_anual"</text:span><text:span text:style-name="T8">: {</text:span></text:p>
      <text:p text:style-name="P6">            <text:span text:style-name="T14">"ingresos"</text:span><text:span text:style-name="T8">: </text:span><text:span text:style-name="T7">float</text:span><text:span text:style-name="T8">(</text:span><text:span text:style-name="T11">ingresos_total</text:span><text:span text:style-name="T8">),</text:span></text:p>
      <text:p text:style-name="P6">            <text:span text:style-name="T14">"egresos"</text:span><text:span text:style-name="T8">: </text:span><text:span text:style-name="T7">float</text:span><text:span text:style-name="T8">(</text:span><text:span text:style-name="T11">egresos_total</text:span><text:span text:style-name="T8">)</text:span></text:p>
      <text:p text:style-name="P6">        <text:span text:style-name="T8">},</text:span></text:p>
      <text:p text:style-name="P6">        <text:span text:style-name="T14">"barras_ingresos_egresos_mensual"</text:span><text:span text:style-name="T8">: {</text:span></text:p>
      <text:p text:style-name="P6">            <text:span text:style-name="T14">"ingresos"</text:span><text:span text:style-name="T8">: [{</text:span><text:span text:style-name="T14">"mes"</text:span><text:span text:style-name="T8">: </text:span><text:span text:style-name="T7">int</text:span><text:span text:style-name="T8">(</text:span><text:span text:style-name="T11">m</text:span><text:span text:style-name="T8">), </text:span><text:span text:style-name="T14">"total"</text:span><text:span text:style-name="T8">: </text:span><text:span text:style-name="T7">float</text:span><text:span text:style-name="T8">(</text:span><text:span text:style-name="T11">t</text:span><text:span text:style-name="T8">)} </text:span><text:span text:style-name="T10">for</text:span><text:span text:style-name="T8"> </text:span><text:span text:style-name="T11">m</text:span><text:span text:style-name="T8">, </text:span><text:span text:style-name="T11">t</text:span><text:span text:style-name="T8"> </text:span><text:span text:style-name="T10">in</text:span><text:span text:style-name="T8"> </text:span><text:span text:style-name="T11">ingresos_por_mes</text:span><text:span text:style-name="T8">],</text:span></text:p>
      <text:p text:style-name="P6">            <text:span text:style-name="T14">"egresos"</text:span><text:span text:style-name="T8">: [{</text:span><text:span text:style-name="T14">"mes"</text:span><text:span text:style-name="T8">: </text:span><text:span text:style-name="T7">int</text:span><text:span text:style-name="T8">(</text:span><text:span text:style-name="T11">m</text:span><text:span text:style-name="T8">), </text:span><text:span text:style-name="T14">"total"</text:span><text:span text:style-name="T8">: </text:span><text:span text:style-name="T7">float</text:span><text:span text:style-name="T8">(</text:span><text:span text:style-name="T11">t</text:span><text:span text:style-name="T8">)} </text:span><text:span text:style-name="T10">for</text:span><text:span text:style-name="T8"> </text:span><text:span text:style-name="T11">m</text:span><text:span text:style-name="T8">, </text:span><text:span text:style-name="T11">t</text:span><text:span text:style-name="T8"> </text:span><text:span text:style-name="T10">in</text:span><text:span text:style-name="T8"> </text:span><text:span text:style-name="T11">egresos_por_mes</text:span><text:span text:style-name="T8">]</text:span></text:p>
      <text:p text:style-name="P6">        <text:span text:style-name="T8">},</text:span></text:p>
      <text:p text:style-name="P6">        <text:span text:style-name="T14">"torta_deudas_anual"</text:span><text:span text:style-name="T8">: {</text:span></text:p>
      <text:p text:style-name="P6">            <text:span text:style-name="T14">"pagadas"</text:span><text:span text:style-name="T8">: </text:span><text:span text:style-name="T7">float</text:span><text:span text:style-name="T8">(</text:span><text:span text:style-name="T11">deudas_pagadas</text:span><text:span text:style-name="T8">),</text:span></text:p>
      <text:p text:style-name="P6">            <text:span text:style-name="T14">"pendientes"</text:span><text:span text:style-name="T8">: </text:span><text:span text:style-name="T7">float</text:span><text:span text:style-name="T8">(</text:span><text:span text:style-name="T11">deudas_pendientes</text:span><text:span text:style-name="T8">)</text:span></text:p>
      <text:p text:style-name="P6">        <text:span text:style-name="T8">},</text:span></text:p>
      <text:p text:style-name="P6">        <text:span text:style-name="T14">"barras_deudas_mensual"</text:span><text:span text:style-name="T8">: {</text:span></text:p>
      <text:p text:style-name="P6">            <text:span text:style-name="T14">"pagadas"</text:span><text:span text:style-name="T8">: [{</text:span><text:span text:style-name="T14">"mes"</text:span><text:span text:style-name="T8">: </text:span><text:span text:style-name="T7">int</text:span><text:span text:style-name="T8">(</text:span><text:span text:style-name="T11">m</text:span><text:span text:style-name="T8">), </text:span><text:span text:style-name="T14">"total"</text:span><text:span text:style-name="T8">: </text:span><text:span text:style-name="T7">float</text:span><text:span text:style-name="T8">(</text:span><text:span text:style-name="T11">t</text:span><text:span text:style-name="T8">)} </text:span><text:span text:style-name="T10">for</text:span><text:span text:style-name="T8"> </text:span><text:span text:style-name="T11">m</text:span><text:span text:style-name="T8">, </text:span><text:span text:style-name="T11">t</text:span><text:span text:style-name="T8"> </text:span><text:span text:style-name="T10">in</text:span><text:span text:style-name="T8"> </text:span><text:span text:style-name="T11">deudas_mensuales_pagadas</text:span><text:span text:style-name="T8">],</text:span></text:p>
      <text:p text:style-name="P6"><text:soft-page-break/>            <text:span text:style-name="T14">"pendientes"</text:span><text:span text:style-name="T8">: [{</text:span><text:span text:style-name="T14">"mes"</text:span><text:span text:style-name="T8">: </text:span><text:span text:style-name="T7">int</text:span><text:span text:style-name="T8">(</text:span><text:span text:style-name="T11">m</text:span><text:span text:style-name="T8">), </text:span><text:span text:style-name="T14">"total"</text:span><text:span text:style-name="T8">: </text:span><text:span text:style-name="T7">float</text:span><text:span text:style-name="T8">(</text:span><text:span text:style-name="T11">t</text:span><text:span text:style-name="T8">)} </text:span><text:span text:style-name="T10">for</text:span><text:span text:style-name="T8"> </text:span><text:span text:style-name="T11">m</text:span><text:span text:style-name="T8">, </text:span><text:span text:style-name="T11">t</text:span><text:span text:style-name="T8"> </text:span><text:span text:style-name="T10">in</text:span><text:span text:style-name="T8"> </text:span><text:span text:style-name="T11">deudas_mensuales_pendientes</text:span><text:span text:style-name="T8">]</text:span></text:p>
      <text:p text:style-name="P6">        <text:span text:style-name="T8">}</text:span></text:p>
      <text:p text:style-name="P6">    <text:span text:style-name="T8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1T17:56:43.604993300</meta:creation-date>
    <dc:date>2026-01-01T17:57:49.038044200</dc:date>
    <meta:editing-duration>PT1M6S</meta:editing-duration>
    <meta:editing-cycles>2</meta:editing-cycles>
    <meta:generator>LibreOffice/25.2.7.2$Windows_X86_64 LibreOffice_project/5cbfd1ab6520636bb5f7b99185aa69bd7456825d</meta:generator>
    <meta:print-date>2026-01-01T17:57:05.800790200</meta:print-date>
    <meta:printed-by>PDF files</meta:printed-by>
    <meta:document-statistic meta:table-count="0" meta:image-count="0" meta:object-count="0" meta:page-count="36" meta:paragraph-count="1564" meta:word-count="5802" meta:character-count="61735" meta:non-whitespace-character-count="47482"/>
  </office:meta>
</office:document-meta>
</file>